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375cm"/>
    </style:style>
    <style:style style:name="co2" style:family="table-column">
      <style:table-column-properties fo:break-before="auto" style:column-width="11.51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706cm"/>
    </style:style>
    <style:style style:name="co5" style:family="table-column">
      <style:table-column-properties fo:break-before="auto" style:column-width="11.982cm"/>
    </style:style>
    <style:style style:name="co6" style:family="table-column">
      <style:table-column-properties fo:break-before="auto" style:column-width="16.693cm"/>
    </style:style>
    <style:style style:name="co7" style:family="table-column">
      <style:table-column-properties fo:break-before="auto" style:column-width="9.885cm"/>
    </style:style>
    <style:style style:name="co8" style:family="table-column">
      <style:table-column-properties fo:break-before="auto" style:column-width="11.356cm"/>
    </style:style>
    <style:style style:name="co9" style:family="table-column">
      <style:table-column-properties fo:break-before="auto" style:column-width="11.709cm"/>
    </style:style>
    <style:style style:name="co10" style:family="table-column">
      <style:table-column-properties fo:break-before="auto" style:column-width="14.242cm"/>
    </style:style>
    <style:style style:name="co11" style:family="table-column">
      <style:table-column-properties fo:break-before="auto" style:column-width="12.663cm"/>
    </style:style>
    <style:style style:name="co12" style:family="table-column">
      <style:table-column-properties fo:break-before="auto" style:column-width="9.668cm"/>
    </style:style>
    <style:style style:name="co13" style:family="table-column">
      <style:table-column-properties fo:break-before="auto" style:column-width="10.539cm"/>
    </style:style>
    <style:style style:name="co14" style:family="table-column">
      <style:table-column-properties fo:break-before="auto" style:column-width="10.62cm"/>
    </style:style>
    <style:style style:name="co15" style:family="table-column">
      <style:table-column-properties fo:break-before="auto" style:column-width="9.585cm"/>
    </style:style>
    <style:style style:name="co16" style:family="table-column">
      <style:table-column-properties fo:break-before="auto" style:column-width="10.592cm"/>
    </style:style>
    <style:style style:name="co17" style:family="table-column">
      <style:table-column-properties fo:break-before="auto" style:column-width="8.578cm"/>
    </style:style>
    <style:style style:name="co18" style:family="table-column">
      <style:table-column-properties fo:break-before="auto" style:column-width="13.534cm"/>
    </style:style>
    <style:style style:name="co19" style:family="table-column">
      <style:table-column-properties fo:break-before="auto" style:column-width="8.497cm"/>
    </style:style>
    <style:style style:name="co20" style:family="table-column">
      <style:table-column-properties fo:break-before="auto" style:column-width="11.22cm"/>
    </style:style>
    <style:style style:name="co21" style:family="table-column">
      <style:table-column-properties fo:break-before="auto" style:column-width="12.4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5.18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5.976cm" fo:break-before="auto" style:use-optimal-row-height="true"/>
    </style:style>
    <style:style style:name="ro9" style:family="table-row">
      <style:table-row-properties style:row-height="4.791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4.396cm" fo:break-before="auto" style:use-optimal-row-height="true"/>
    </style:style>
    <style:style style:name="ro12" style:family="table-row">
      <style:table-row-properties style:row-height="2.817cm" fo:break-before="auto" style:use-optimal-row-height="true"/>
    </style:style>
    <style:style style:name="ro13" style:family="table-row">
      <style:table-row-properties style:row-height="7.555cm" fo:break-before="auto" style:use-optimal-row-height="true"/>
    </style:style>
    <style:style style:name="ro14" style:family="table-row">
      <style:table-row-properties style:row-height="4.001cm" fo:break-before="auto" style:use-optimal-row-height="true"/>
    </style:style>
    <style:style style:name="ro15" style:family="table-row">
      <style:table-row-properties style:row-height="4.606cm" fo:break-before="auto" style:use-optimal-row-height="true"/>
    </style:style>
    <style:style style:name="ro16" style:family="table-row">
      <style:table-row-properties style:row-height="3.605cm" fo:break-before="auto" style:use-optimal-row-height="true"/>
    </style:style>
    <style:style style:name="ro17" style:family="table-row">
      <style:table-row-properties style:row-height="6.369cm" fo:break-before="auto" style:use-optimal-row-height="true"/>
    </style:style>
    <style:style style:name="ro18" style:family="table-row">
      <style:table-row-properties style:row-height="5.581cm" fo:break-before="auto" style:use-optimal-row-height="true"/>
    </style:style>
    <style:style style:name="ro19" style:family="table-row">
      <style:table-row-properties style:row-height="8.345cm" fo:break-before="auto" style:use-optimal-row-height="true"/>
    </style:style>
    <style:style style:name="ro20" style:family="table-row">
      <style:table-row-properties style:row-height="9.52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6.765cm" fo:break-before="auto" style:use-optimal-row-height="true"/>
    </style:style>
    <style:style style:name="ta1" style:family="table" style:master-page-name="Default">
      <style:table-properties table:display="true" style:writing-mode="lr-tb" tableooo:tab-color="#158466"/>
    </style:style>
    <style:style style:name="ta2" style:family="table" style:master-page-name="Default">
      <style:table-properties table:display="true" style:writing-mode="lr-tb" tableooo:tab-color="#55308d"/>
    </style:style>
    <style:style style:name="ta3" style:family="table" style:master-page-name="Default">
      <style:table-properties table:display="true" style:writing-mode="lr-tb" tableooo:tab-color="#5eb91e"/>
    </style:style>
    <style:style style:name="ta4" style:family="table" style:master-page-name="Default">
      <style:table-properties table:display="true" style:writing-mode="lr-tb" tableooo:tab-color="#ff860d"/>
    </style:style>
    <style:style style:name="ta5" style:family="table" style:master-page-name="Default">
      <style:table-properties table:display="true" style:writing-mode="lr-tb" tableooo:tab-color="#729fcf"/>
    </style:style>
    <style:style style:name="ta6" style:family="table" style:master-page-name="Default">
      <style:table-properties table:display="true" style:writing-mode="lr-tb" tableooo:tab-color="#3faf46"/>
    </style:style>
    <style:style style:name="ta7" style:family="table" style:master-page-name="Default">
      <style:table-properties table:display="true" style:writing-mode="lr-tb" tableooo:tab-color="#b85c00"/>
    </style:style>
    <style:style style:name="ta8" style:family="table" style:master-page-name="Default">
      <style:table-properties table:display="true" style:writing-mode="lr-tb" tableooo:tab-color="#ffffa6"/>
    </style:style>
    <style:style style:name="ta9" style:family="table" style:master-page-name="Default">
      <style:table-properties table:display="true" style:writing-mode="lr-tb" tableooo:tab-color="#be480a"/>
    </style:style>
    <style:style style:name="ta10" style:family="table" style:master-page-name="Default">
      <style:table-properties table:display="true" style:writing-mode="lr-tb" tableooo:tab-color="#ffff6d"/>
    </style:style>
    <style:style style:name="ta11" style:family="table" style:master-page-name="Default">
      <style:table-properties table:display="true" style:writing-mode="lr-tb" tableooo:tab-color="#c9211e"/>
    </style:style>
    <style:style style:name="ta12" style:family="table" style:master-page-name="Default">
      <style:table-properties table:display="true" style:writing-mode="lr-tb" tableooo:tab-color="#2a6099"/>
    </style:style>
    <style:style style:name="ta13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name-asian="JetBrains Mono" style:font-weight-asian="normal" style:font-name-complex="JetBrains Mono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normal" style:font-name-asian="JetBrains Mono" style:font-weight-asian="normal" style:font-name-complex="JetBrains Mono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3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fo:font-weight="normal" style:font-name-asian="JetBrains Mono" style:language-asian="none" style:country-asian="none" style:font-weight-asian="normal" style:font-name-complex="JetBrains Mono" style:language-complex="none" style:country-complex="none" style:font-weight-complex="normal"/>
    </style:style>
    <style:style style:name="ce2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ce67" style:family="table-cell" style:parent-style-name="Default">
      <style:table-cell-properties fo:background-color="#ff972f" style:text-align-source="fix" style:repeat-content="false" fo:wrap-option="wrap" fo:border="0.06pt solid #000000" style:vertical-align="top"/>
      <style:paragraph-properties fo:text-align="start" fo:margin-left="0cm"/>
    </style:style>
    <style:style style:name="ce71" style:family="table-cell" style:parent-style-name="Default">
      <style:table-cell-properties fo:background-color="#ffffd7" fo:wrap-option="wrap" fo:border="0.06pt solid #000000" style:vertical-align="top"/>
    </style:style>
    <style:style style:name="ce61" style:family="table-cell" style:parent-style-name="Default">
      <style:table-cell-properties fo:wrap-option="wrap" fo:border="0.06pt solid #000000" style:vertical-align="top"/>
    </style:style>
    <style:style style:name="ce62" style:family="table-cell" style:parent-style-name="Default">
      <style:table-cell-properties fo:background-color="transparent" fo:wrap-option="wrap" fo:border="0.06pt solid #000000" style:vertical-align="top"/>
    </style:style>
    <style:style style:name="ce36" style:family="table-cell" style:parent-style-name="Default">
      <style:table-cell-properties fo:background-color="#dddddd" fo:wrap-option="wrap" fo:border="0.06pt solid #000000" style:vertical-align="top"/>
    </style:style>
    <style:style style:name="ce41" style:family="table-cell" style:parent-style-name="Default">
      <style:table-cell-properties fo:background-color="#d4ea6b" fo:wrap-option="wrap" fo:border="0.06pt solid #000000" style:vertical-align="top"/>
    </style:style>
    <style:style style:name="ce51" style:family="table-cell" style:parent-style-name="Default">
      <style:table-cell-properties fo:background-color="#eeeeee" fo:wrap-option="wrap" fo:border="0.06pt solid #000000" style:vertical-align="top"/>
    </style:style>
    <style:style style:name="ce60" style:family="table-cell" style:parent-style-name="Default">
      <style:table-cell-properties fo:background-color="#bdbdbd" fo:wrap-option="wrap" fo:border="0.06pt solid #000000" style:vertical-align="top"/>
    </style:style>
    <style:style style:name="ce38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font-name="JetBrains Mono" style:font-name-asian="JetBrains Mono" style:font-name-complex="JetBrains Mono"/>
    </style:style>
    <style:style style:name="ce44" style:family="table-cell" style:parent-style-name="Default">
      <style:table-cell-properties fo:wrap-option="wrap" fo:border="0.06pt solid #000000" style:vertical-align="to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9" style:family="table-cell" style:parent-style-name="Default">
      <style:table-cell-properties fo:background-color="#eeeeee" fo:wrap-option="wrap" fo:border="0.06pt solid #000000" style:vertical-align="top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style>
    <style:style style:name="ce27" style:family="table-cell" style:parent-style-name="Default">
      <style:table-cell-properties fo:border="0.06pt solid #000000"/>
    </style:style>
    <style:style style:name="ce70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ffd7" fo:border="0.06pt solid #000000"/>
    </style:style>
    <style:style style:name="T1" style:family="text">
      <style:text-properties fo:color="#be480a"/>
    </style:style>
    <style:style style:name="T2" style:family="text">
      <style:text-properties fo:color="#b47804"/>
    </style:style>
    <style:style style:name="T3" style:family="text">
      <style:text-properties fo:color="#468a1a"/>
    </style:style>
    <style:style style:name="T4" style:family="text">
      <style:text-properties fo:color="#55308d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7" style:family="text">
      <style:text-properties fo:color="#468a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68a1a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3465a4"/>
    </style:style>
    <style:style style:name="T12" style:family="text">
      <style:text-properties fo:color="#666666"/>
    </style:style>
    <style:style style:name="T13" style:family="text">
      <style:text-properties fo:color="#6666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b85c00"/>
    </style:style>
    <style:style style:name="T15" style:family="text">
      <style:text-properties fo:color="#468a1a" fo:font-weight="bold" style:font-weight-asian="bold" style:font-weight-complex="bold"/>
    </style:style>
    <style:style style:name="T1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666666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7" style:family="text">
      <style:text-properties style:use-window-font-color="tru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999999"/>
    </style:style>
    <style:style style:name="T20" style:family="text">
      <style:text-properties fo:color="#058d98"/>
    </style:style>
    <style:style style:name="T21" style:family="text">
      <style:text-properties fo:color="#800080"/>
    </style:style>
    <style:style style:name="T22" style:family="text">
      <style:text-properties fo:color="#127622"/>
    </style:style>
    <style:style style:name="T2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4" style:family="text">
      <style:text-properties fo:font-weight="bold" style:text-underline-style="solid" style:text-underline-width="auto" style:text-underline-color="font-color" style:font-weight-asian="bold" style:font-weight-complex="bold" fo:color="#800080"/>
    </style:style>
    <style:style style:name="T25" style:family="text">
      <style:text-properties fo:color="#80808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8080"/>
    </style:style>
    <style:style style:name="T27" style:family="text">
      <style:text-properties fo:color="#3e681b"/>
    </style:style>
    <style:style style:name="T2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color="#b85c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0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use-window-font-color="true"/>
    </style:style>
    <style:style style:name="T31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32" style:family="text">
      <style:text-properties fo:color="#158466"/>
    </style:style>
    <style:style style:name="T33" style:family="text">
      <style:text-properties style:use-window-font-color="true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127622"/>
    </style:style>
    <style:style style:name="T36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7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38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40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41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85c00"/>
    </style:style>
    <style:style style:name="T42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55308d"/>
    </style:style>
    <style:style style:name="T43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44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4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47804"/>
    </style:style>
    <style:style style:name="T46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468a1a"/>
    </style:style>
    <style:style style:name="T47" style:family="text">
      <style:text-properties fo:color="#006600"/>
    </style:style>
    <style:style style:name="T48" style:family="text">
      <style:text-properties fo:color="#512da8"/>
    </style:style>
    <style:style style:name="T49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5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-asian="JetBrains Mono" style:font-name-complex="JetBrains Mono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5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54" style:family="text">
      <style:text-properties fo:font-style="normal" style:font-name-asian="JetBrains Mono" style:font-size-asian="10pt" style:font-style-asian="normal" style:font-style-complex="normal" fo:font-weight="normal" style:font-weight-complex="normal" fo:font-size="10pt" style:font-weight-asian="normal" style:font-name-complex="JetBrains Mono" style:font-size-complex="10pt" fo:color="#b85c00"/>
    </style:style>
    <style:style style:name="T55" style:family="text">
      <style:text-properties fo:font-style="normal" style:font-name-asian="JetBrains Mono" style:font-size-asian="10pt" style:font-style-asian="normal" style:font-style-complex="normal" fo:font-weight="normal" style:font-weight-complex="normal" fo:font-size="10pt" style:font-weight-asian="normal" style:font-name-complex="JetBrains Mono" style:font-size-complex="10pt"/>
    </style:style>
    <style:style style:name="T56" style:family="text">
      <style:text-properties fo:font-style="normal" style:font-name-asian="JetBrains Mono" style:font-size-asian="10pt" style:font-style-asian="normal" style:font-style-complex="normal" fo:font-weight="normal" style:font-weight-complex="normal" fo:font-size="10pt" style:font-weight-asian="normal" style:font-name-complex="JetBrains Mono" style:font-size-complex="10pt" fo:color="#468a1a"/>
    </style:style>
    <style:style style:name="T57" style:family="text">
      <style:text-properties fo:font-style="normal" style:font-name-asian="JetBrains Mono" style:font-size-asian="10pt" style:font-style-asian="normal" style:font-style-complex="normal" fo:font-weight="normal" style:font-weight-complex="normal" fo:font-size="10pt" style:font-weight-asian="normal" style:font-name-complex="JetBrains Mono" style:font-size-complex="10pt" fo:color="#b47804"/>
    </style:style>
    <style:style style:name="T58" style:family="text">
      <style:text-properties fo:color="#b85c00" fo:font-weight="bold" style:font-weight-asian="bold" style:font-weight-complex="bold"/>
    </style:style>
    <style:style style:name="T59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60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47804"/>
    </style:style>
    <style:style style:name="T61" style:family="text">
      <style:text-properties fo:font-style="normal" fo:font-size="10pt" fo:font-weight="normal" style:font-name-asian="JetBrains Mono" style:font-name-complex="JetBrains Mono" style:font-size-complex="10pt" style:font-size-asian="10pt" style:font-style-complex="normal" style:font-weight-asian="normal" style:font-weight-complex="normal" fo:color="#b85c00" style:font-style-asian="normal"/>
    </style:style>
    <style:style style:name="T62" style:family="text">
      <style:text-properties fo:font-style="normal" fo:font-size="10pt" fo:font-weight="normal" style:font-name-asian="JetBrains Mono" style:font-name-complex="JetBrains Mono" style:font-size-complex="10pt" style:font-size-asian="10pt" style:font-style-complex="normal" style:font-weight-asian="normal" style:font-weight-complex="normal" style:font-style-asian="normal"/>
    </style:style>
    <style:style style:name="T63" style:family="text">
      <style:text-properties fo:font-style="normal" fo:font-size="10pt" fo:font-weight="normal" style:font-name-asian="JetBrains Mono" style:font-name-complex="JetBrains Mono" style:font-size-complex="10pt" style:font-size-asian="10pt" style:font-style-complex="normal" style:font-weight-asian="normal" style:font-weight-complex="normal" style:font-style-asian="normal" fo:color="#b85c00"/>
    </style:style>
    <style:style style:name="T64" style:family="text">
      <style:text-properties fo:font-style="normal" fo:font-size="10pt" fo:font-weight="normal" style:font-name-asian="JetBrains Mono" style:font-name-complex="JetBrains Mono" style:font-size-complex="10pt" style:font-size-asian="10pt" style:font-style-complex="normal" style:font-weight-asian="normal" style:font-weight-complex="normal" style:font-style-asian="normal" style:use-window-font-color="true"/>
    </style:style>
    <style:style style:name="T65" style:family="text">
      <style:text-properties style:font-style-asian="normal" fo:font-style="normal" fo:font-size="10pt" fo:font-weight="normal" style:font-name-asian="JetBrains Mono" style:font-name-complex="JetBrains Mono" style:font-size-complex="10pt" style:font-size-asian="10pt" style:font-style-complex="normal" style:font-weight-asian="normal" style:font-weight-complex="normal" style:use-window-font-color="true"/>
    </style:style>
    <style:style style:name="T66" style:family="text">
      <style:text-properties style:font-style-asian="normal" fo:font-style="normal" fo:font-size="10pt" fo:font-weight="normal" style:font-name-asian="JetBrains Mono" style:font-name-complex="JetBrains Mono" style:font-size-complex="10pt" style:font-size-asian="10pt" style:font-style-complex="normal" style:font-weight-asian="normal" style:font-weight-complex="normal" style:use-window-font-color="true" style:font-name="JetBrains Mono"/>
    </style:style>
    <style:style style:name="T67" style:family="text">
      <style:text-properties style:font-style-asian="normal" fo:font-style="normal" fo:font-size="10pt" fo:font-weight="normal" style:font-name-asian="JetBrains Mono" style:font-name-complex="JetBrains Mono" style:font-size-complex="10pt" style:font-size-asian="10pt" style:font-style-complex="normal" style:font-weight-asian="normal" style:font-weight-complex="normal" style:font-name="JetBrains Mono" fo:color="#b85c00"/>
    </style:style>
    <style:style style:name="T68" style:family="text">
      <style:text-properties style:font-style-asian="normal" fo:font-style="normal" fo:font-size="10pt" fo:font-weight="normal" style:font-name-asian="JetBrains Mono" style:font-name-complex="JetBrains Mono" style:font-size-complex="10pt" style:font-size-asian="10pt" style:font-style-complex="normal" style:font-weight-asian="normal" style:font-weight-complex="normal" style:font-name="JetBrains Mono" style:use-window-font-color="true"/>
    </style:style>
    <style:style style:name="T69" style:family="text">
      <style:text-properties style:font-style-asian="normal" fo:font-style="normal" fo:font-size="10pt" fo:font-weight="normal" style:font-name-asian="JetBrains Mono" style:font-name-complex="JetBrains Mono" style:font-size-complex="10pt" style:font-size-asian="10pt" style:font-style-complex="normal" style:font-weight-asian="normal" style:font-weight-complex="normal" style:font-name="JetBrains Mono" fo:color="#b47804"/>
    </style:style>
    <style:style style:name="T70" style:family="text">
      <style:text-properties style:font-style-asian="normal" fo:font-style="normal" fo:font-size="10pt" fo:font-weight="normal" style:font-name-asian="JetBrains Mono" style:font-name-complex="JetBrains Mono" style:font-size-complex="10pt" style:font-size-asian="10pt" style:font-style-complex="normal" style:font-weight-asian="normal" style:font-weight-complex="normal"/>
    </style:style>
    <style:style style:name="T71" style:family="text">
      <style:text-properties fo:color="#be480a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2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7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85c00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7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7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e480a"/>
    </style:style>
    <style:style style:name="T76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85c00"/>
    </style:style>
    <style:style style:name="T77" style:family="text">
      <style:text-properties fo:color="#ea7500"/>
    </style:style>
    <style:style style:name="T78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79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color="#ff3838"/>
    </style:style>
    <style:style style:name="T81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8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85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86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87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88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89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90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fo:color="#55308d"/>
    </style:style>
    <style:style style:name="T91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92" style:family="text">
      <style:text-properties fo:font-weight="bold" style:font-weight-asian="bold" style:font-weight-complex="bold" fo:color="#55308d"/>
    </style:style>
    <style:style style:name="T93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55308d"/>
    </style:style>
    <style:style style:name="T94" style:family="text">
      <style:text-properties style:use-window-font-color="tru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3e681b"/>
    </style:style>
    <style:style style:name="T9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55308d"/>
    </style:style>
    <style:style style:name="T97" style:family="text">
      <style:text-properties fo:color="#c9211e"/>
    </style:style>
    <style:style style:name="T98" style:family="text">
      <style:text-properties fo:color="#999999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a1467e"/>
    </style:style>
    <style:style style:name="T100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fo:color="#be480a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01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02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0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468a1a"/>
    </style:style>
    <style:style style:name="T106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107" style:family="text">
      <style:text-properties fo:color="#1e6a39"/>
    </style:style>
    <style:style style:name="T108" style:family="text">
      <style:text-properties fo:color="#b2b2b2"/>
    </style:style>
    <style:style style:name="T109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10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111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468a1a"/>
    </style:style>
    <style:style style:name="T11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113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1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16" style:family="text">
      <style:text-properties fo:color="#999999" fo:font-weight="normal" style:font-weight-asian="normal" style:font-weight-complex="normal"/>
    </style:style>
    <style:style style:name="T117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55308d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9999"/>
    </style:style>
    <style:style style:name="T119" style:family="text">
      <style:text-properties fo:color="#6a8759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table:table-column table:style-name="co1" table:default-cell-style-name="ce52"/>
        <table:table-column table:style-name="co2" table:default-cell-style-name="ce52"/>
        <table:table-column table:style-name="co3" table:number-columns-repeated="1022" table:default-cell-style-name="ce58"/>
        <table:table-row table:style-name="ro1">
          <table:table-cell table:style-name="ce11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package</text:span> main</text:p>
            <text:p><text:span text:style-name="T1">Import</text:span> "fmt"</text:p>
            <text:p/>
            <text:p><text:span text:style-name="T1">func</text:span> <text:span text:style-name="T2">main</text:span>() {</text:p>
            <text:p>  fmt.<text:span text:style-name="T2">Println</text:span>(<text:span text:style-name="T3">"Hello world"</text:span>)</text:p>
            <text:p>}</text:p>
          </table:table-cell>
          <table:table-cell office:value-type="string" calcext:value-type="string">
            <text:p>Модуль с объявлением main блок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1">package</text:span> main</text:p>
            <text:p><text:span text:style-name="T1">import</text:span> (</text:p>
            <text:p><text:span text:style-name="T3">     "fmt"</text:span></text:p>
            <text:p><text:span text:style-name="T3">    "math"</text:span>)</text:p>
            <text:p/>
            <text:p><text:span text:style-name="T1">const</text:span> s <text:span text:style-name="T4">string</text:span> =<text:span text:style-name="T3"> "constant"</text:span></text:p>
            <text:p/>
            <text:p><text:span text:style-name="T1">func</text:span> main() { … }</text:p>
          </table:table-cell>
          <table:table-cell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pan text:style-name="T5">import</text:span><text:span text:style-name="T6"> (</text:span></text:p>
            <text:p><text:span text:style-name="T7">    "fmt"</text:span></text:p>
            <text:p><text:span text:style-name="T8">    s </text:span><text:span text:style-name="T9">"strings"</text:span></text:p>
            <text:p><text:span text:style-name="T10">)</text:span></text:p>
          </table:table-cell>
          <table:table-cell office:value-type="string" calcext:value-type="string">
            <text:p>Импорт модуля <text:span text:style-name="T18">с псевдонимом</text:span> s</text:p>
          </table:table-cell>
          <table:table-cell table:number-columns-repeated="1022"/>
        </table:table-row>
        <table:table-row table:style-name="ro1" table:number-rows-repeated="3">
          <table:table-cell table:style-name="ce76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Модули в Go</text:p>
          </table:table-cell>
          <table:table-cell table:style-name="ce11"/>
          <table:table-cell table:number-columns-repeated="1022"/>
        </table:table-row>
        <table:table-row table:style-name="ro5">
          <table:table-cell table:style-name="ce76"/>
          <table:table-cell table:style-name="ce76" office:value-type="string" calcext:value-type="string">
            <text:p><text:span text:style-name="T18">Пакет в Go — это папка,</text:span> набор исходных файлов, которые находятся в одном каталоге и компилируются вместе. При этом функции, типы, переменные и константы, определенные в одном файле пакета, доступны всем файлам из этого пакета. Таким образом, привычной области видимости «на уровне файла» не существует.</text:p>
            <text:p/>
            <text:p><text:span text:style-name="T18">Модуль в Go — это репозиторий с несколькими пакетами,</text:span> набор логически связанных пакетов, которые поставляются вместе. Наверно, более правильный по смыслу термин был бы «проект», но авторы решили назвать его «модулем». Модуль хранится в репозитории исходного кода (гитхаб, гитлаб, или что вам ближе). Как правило, один репозиторий = один модуль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kdir match</text:p>
            <text:p>cd match</text:p>
            <text:p>go <text:span text:style-name="T11">mod init </text:span>github.com/gothanks/match</text:p>
            <text:p><text:span text:style-name="T12">// go: creating new go.mod: module github.com/gothanks/match</text:span></text:p>
            <text:p>touch main.go</text:p>
          </table:table-cell>
          <table:table-cell office:value-type="string" calcext:value-type="string">
            <text:p>Модуль инициализируется командой go mod init</text:p>
            <text:p/>
            <text:p>Внутри будет</text:p>
            <text:p>github.com/gothanks/match — это глобально уникальный идентификатор модуля и одновременно URL, по которому он должен быть доступен (за минусом префикса https://)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o <text:span text:style-name="T11">build</text:span></text:p>
            <text:p>./match -p is 'go is awesome'</text:p>
            <text:p><text:span text:style-name="T12">// go is awesome</text:span></text:p>
          </table:table-cell>
          <table:table-cell office:value-type="string" calcext:value-type="string">
            <text:p>go build собирает модуль в исполняемый файл</text:p>
            <text:p>И после этого можно запускать из нашей папки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o <text:span text:style-name="T11">install</text:span></text:p>
            <text:p>~/go/bin/match -p is 'go is awesome'</text:p>
            <text:p><text:span text:style-name="T13">// go is awesome</text:span></text:p>
          </table:table-cell>
          <table:table-cell office:value-type="string" calcext:value-type="string">
            <text:p>go install устанавливает модуль в домашний каталог Go </text:p>
            <text:p>($HOME/go для Linux/macOS, </text:p>
            <text:p>%USERPROFILE%\go для Windows)</text:p>
            <text:p/>
            <text:p>и после этого модуль можно запускать напрямую (без Go) оттуда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<text:span text:style-name="T18">Go компилирует программу в единый исполняемый файл.</text:span> </text:p>
            <text:p>Если программа компилируется в исполняемый файл, у нее <text:span text:style-name="T18">должен быть go.mod и пакет с названием main</text:span>. </text:p>
            <text:p>Если бы мы делали библиотеку — назвали бы файл match.go, а пакет match.</text:p>
            <text:p/>
            <text:p>Чтобы ее запустить, не требуется устанавливать сам Go или зависимости. Копируете бинарник на целевую машину и запускаете, это все.</text:p>
            <text:p/>
            <text:p><text:span text:style-name="T18">Бинарник НЕ кросс-платформенный:</text:span> чтобы запустить Go-программу на конкретной целевой архитектуре, придется собрать специально под нее. </text:p>
            <text:p>вот статья с подробностями: <text:a xlink:href="https://www.digitalocean.com/community/tutorials/building-go-applications-for-different-operating-systems-and-architectures" xlink:type="simple">https://www.digitalocean.com/community/tutorials/building-go-applications-for-different-operating-systems-and-architectures</text:a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mport (</text:p>
            <text:p><text:span text:style-name="T3">    "fmt"</text:span></text:p>
            <text:p><text:span text:style-name="T3">    "os"</text:span></text:p>
            <text:p><text:span text:style-name="T3">    "strings"</text:span></text:p>
            <text:p/>
            <text:p><text:span text:style-name="T3">    "github.com/gothanks/match/glob"</text:span></text:p>
            <text:p>)</text:p>
          </table:table-cell>
          <table:table-cell office:value-type="string" calcext:value-type="string">
            <text:p>Если функция, тип, переменная, константа или поле структуры называется со строчной буквы (match) — она видна только в пределах родного пакета (не экспортирована в терминах Go).</text:p>
            <text:p/>
            <text:p><text:span text:style-name="T18">Если называется с прописной буквы (Match) — видна и в других пакетах (экспортирована).</text:span></text:p>
            <text:p/>
            <text:p>Так надо экспортировать пакет. Ф-я Match внутри пакета glob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<text:span text:style-name="T13">// Пакет  numbers ###################################</text:span></text:p>
            <text:p><text:span text:style-name="T14">package</text:span> numbers</text:p>
            <text:p/>
            <text:p><text:span text:style-name="T14">import</text:span> (</text:p>
            <text:p>    <text:span text:style-name="T3">"github.com/gothanks/more/</text:span><text:span text:style-name="T15">text</text:span><text:span text:style-name="T3">"</text:span></text:p>
            <text:p>)</text:p>
            <text:p><text:span text:style-name="T16">// Пакет  text </text:span><text:span text:style-name="T12">###################################</text:span></text:p>
            <text:p><text:span text:style-name="T14">package</text:span><text:span text:style-name="T17"> text</text:span></text:p>
            <text:p/>
            <text:p><text:span text:style-name="T14">import</text:span><text:span text:style-name="T17"> (</text:span></text:p>
            <text:p><text:span text:style-name="T3">    "github.com/gothanks/more/</text:span><text:span text:style-name="T15">numbers</text:span><text:span text:style-name="T3">"</text:span></text:p>
            <text:p><text:span text:style-name="T17">)</text:span></text:p>
          </table:table-cell>
          <table:table-cell office:value-type="string" calcext:value-type="string">
            <text:p>Циклические зависимости пакетов </text:p>
            <text:p>друг на друга - запрещены !!!</text:p>
            <text:p/>
            <text:p>Код не скомпилируется!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 <text:span text:style-name="T11">list -m all</text:span></text:p>
          </table:table-cell>
          <table:table-cell office:value-type="string" calcext:value-type="string">
            <text:p>Показать основной модуль и его зависим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 <text:span text:style-name="T11">list -m -versions</text:span> github.com/sahilm/fuzzy</text:p>
          </table:table-cell>
          <table:table-cell office:value-type="string" calcext:value-type="string">
            <text:p>Посмотреть все версии конкретного модуля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go <text:span text:style-name="T11">get -u=patch</text:span> github.com/sahilm/fuzzy</text:p>
          </table:table-cell>
          <table:table-cell office:value-type="string" calcext:value-type="string">
            <text:p>Обновить конкретный модуль на последнюю patch-версию в пределах действующей minor-версии (например, 1.1.0 → 1.1.5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go <text:span text:style-name="T11">get -u</text:span> github.com/sahilm/fuzzy</text:p>
          </table:table-cell>
          <table:table-cell office:value-type="string" calcext:value-type="string">
            <text:p>Обновить конкретный модуль на последнюю minor-версию в пределах действующей major-версии (1.1.0 → 1.2.1)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Go предполагает, что авторы модулей следуют правилам семантического версионирования, при котором minor- и patch-версии остаются обратно совместимыми — поэтому go <text:span text:style-name="T11">get -u</text:span> обновляет на последнюю выпущенную версию.</text:p>
            <text:p/>
            <text:p>Если меняется major-версия (например, 1.2.1 → 2.0.0), у модуля меняется идентификатор (github.com/sahilm/fuzzy → github.com/sahilm/fuzzy/v2). go <text:span text:style-name="T11">get -u</text:span> автоматически на такую версию НЕ обновит. Это сделано специально, потому что новая major-версия может быть несовместима с предыдущей.</text:p>
            <text:p/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 mod tidy</text:p>
          </table:table-cell>
          <table:table-cell office:value-type="string" calcext:value-type="string">
            <text:p>Удалить неактуальные зависимости из go.mod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55" office:value-type="string" calcext:value-type="string">
            <text:p>Сторонние пакеты</text:p>
          </table:table-cell>
          <table:table-cell table:style-name="ce55"/>
          <table:table-cell table:number-columns-repeated="1022"/>
        </table:table-row>
        <table:table-row table:style-name="ro12">
          <table:table-cell office:value-type="string" calcext:value-type="string">
            <text:p>&gt;&gt;&gt; go <text:span text:style-name="T11">get</text:span> github.com/sahilm/fuzzy</text:p>
            <text:p/>
            <text:p>go: downloading github.com/sahilm/fuzzy v0.1.0</text:p>
            <text:p>go get: added github.com/sahilm/fuzzy v0.1.0</text:p>
          </table:table-cell>
          <table:table-cell office:value-type="string" calcext:value-type="string">
            <text:p>Установка стороннего пакета fuzzy</text:p>
            <text:p/>
            <text:p>go <text:span text:style-name="T11">get</text:span> помещает скачанный модуль в домашний каталог Go (~/go). В каталог с исходниками нашего модуля он не попадает. Таким образом, все внешние зависимости хранятся в общей куче, а не в конкретных проектах (в противоположность venv в питоне и node_modules в js)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go <text:span text:style-name="T11">build</text:span> автоматически проверяет зависимости, </text:p>
            <text:p>перечисленные в import. </text:p>
            <text:p>И скачивает их, если чего-то не хватает. Так что если у вас проект с кучей зависимостей — не придется выполнять go get по каждой, достаточно одного go <text:span text:style-name="T11">build</text:span>.</text:p>
            <text:p/>
            <text:p>Для установки зависимостей надо запускать go <text:span text:style-name="T11">build</text:span> на модуле, а не пакете.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, Pointers, if-switch" table:style-name="ta2">
        <table:table-column table:style-name="co4" table:default-cell-style-name="ce58"/>
        <table:table-column table:style-name="co5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46" office:value-type="string" calcext:value-type="string">
            <text:p>ССЫЛ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/" xlink:type="simple">https://gobyexample.com/</text:a></text:p>
          </table:table-cell>
          <table:table-cell table:style-name="ce50" office:value-type="string" calcext:value-type="string">
            <text:p>Примеры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.ru/" xlink:type="simple">https://gobyexample.com.ru/</text:a></text:p>
          </table:table-cell>
          <table:table-cell table:style-name="ce50" office:value-type="string" calcext:value-type="string">
            <text:p>Те же примеры, но на русском (отстатют в наполнении)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50" office:value-type="string" calcext:value-type="string">
            <text:p>Сравнение Го и Питона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lay.golang.org/" xlink:type="simple">https://play.golang.org/</text:a></text:p>
          </table:table-cell>
          <table:table-cell table:style-name="ce50" office:value-type="string" calcext:value-type="string">
            <text:p>Сайт с интерпретатором Go</text:p>
          </table:table-cell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kg.go.dev/std" xlink:type="simple">https://pkg.go.dev/std</text:a></text:p>
          </table:table-cell>
          <table:table-cell table:style-name="ce50" office:value-type="string" calcext:value-type="string">
            <text:p>описание всех пакетов стандартной библиотеки</text:p>
          </table:table-cell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комменты</text:p>
          </table:table-cell>
          <table:table-cell table:style-name="ce46"/>
          <table:table-cell table:number-columns-repeated="1022"/>
        </table:table-row>
        <table:table-row table:style-name="ro13">
          <table:table-cell table:style-name="ce52" office:value-type="string" calcext:value-type="string">
            <text:p><text:span text:style-name="T1">package</text:span> main</text:p>
            <text:p/>
            <text:p><text:span text:style-name="T19">// обычный строчный комментарий</text:span></text:p>
            <text:p/>
            <text:p/>
            <text:p><text:span text:style-name="T19">/* тоже комментарий</text:span></text:p>
            <text:p/>
            <text:p><text:span text:style-name="T19"> только на несколько строк</text:span></text:p>
            <text:p><text:span text:style-name="T19">*/</text:span></text:p>
            <text:p/>
            <text:p><text:span text:style-name="T19">/* Многострочный комментарий для функции main().</text:span></text:p>
            <text:p><text:span text:style-name="T19">  Чтобы увидеть его, запустите в консоли команду:</text:span></text:p>
            <text:p/>
            <text:p><text:span text:style-name="T19">    godoc comments.go</text:span></text:p>
            <text:p/>
            <text:p><text:span text:style-name="T19">*/</text:span></text:p>
            <text:p/>
            <text:p><text:span text:style-name="T1">func</text:span> <text:span text:style-name="T20">main</text:span>() {</text:p>
            <text:p>}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исвоение, типы</text:p>
          </table:table-cell>
          <table:table-cell table:style-name="ce55"/>
          <table:table-cell table:number-columns-repeated="1022"/>
        </table:table-row>
        <table:table-row table:style-name="ro12">
          <table:table-cell table:style-name="ce52" office:value-type="string" calcext:value-type="string">
            <text:p>perem := 1</text:p>
          </table:table-cell>
          <table:table-cell table:style-name="ce52" office:value-type="string" calcext:value-type="string">
            <text:p>- это краткое объявление и присваивание значения переменной с автовыведением типа.</text:p>
            <text:p><text:span text:style-name="T18">ВАЖНО! </text:span> Это не ссылка на объект, на который могут быть другие ссылки, как в Питоне. </text:p>
            <text:p><text:span text:style-name="T18">Это создание нового независимого объекта с простановкой значения!</text:span>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flect.<text:span text:style-name="T4">TypeOf</text:span>(tst)</text:p>
          </table:table-cell>
          <table:table-cell table:style-name="ce52" office:value-type="string" calcext:value-type="string">
            <text:p>Узнать тип переменной, нужна либа reflec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3" office:value-type="string" calcext:value-type="string">
            <text:p>nil</text:p>
          </table:table-cell>
          <table:table-cell table:style-name="ce52" office:value-type="string" calcext:value-type="string">
            <text:p>None или Null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<text:span text:style-name="T17">myVariable !=</text:span> nil</text:p>
          </table:table-cell>
          <table:table-cell table:style-name="ce52" office:value-type="string" calcext:value-type="string">
            <text:p>Проверка, не содержит ли переменная nil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t := x.(*T)</text:p>
          </table:table-cell>
          <table:table-cell table:style-name="ce54" office:value-type="string" calcext:value-type="string">
            <text:p>Проверить, что x имеет тип, являющийся имплементом интерфейса T, а также x не является nil</text:p>
            <text:p><text:span text:style-name="T10">Возвращает t с типом T; а если x is nil, «паникует».</text:span></text:p>
            <text:p><text:span text:style-name="T28">T должен быть интерфейсом???</text:span></text:p>
          </table:table-cell>
          <table:table-cell table:number-columns-repeated="1022"/>
        </table:table-row>
        <table:table-row table:style-name="ro10">
          <table:table-cell table:style-name="ce54" office:value-type="string" calcext:value-type="string">
            <text:p>t,ok := x.(*T) </text:p>
          </table:table-cell>
          <table:table-cell table:style-name="ce54" office:value-type="string" calcext:value-type="string">
            <text:p><text:span text:style-name="T10">Если x принадлежит типу T, ok is true и  t iтипа t.</text:span></text:p>
            <text:p><text:span text:style-name="T10">если не принадлежит или nil,  ok is false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3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7" office:value-type="string" calcext:value-type="string">
            <text:p>Пустой интерфейс и Приведение типа</text:p>
          </table:table-cell>
          <table:table-cell table:style-name="ce47"/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1">var</text:span> ival <text:span text:style-name="T21">interface</text:span>{}</text:p>
          </table:table-cell>
          <table:table-cell table:style-name="ce52" office:value-type="string" calcext:value-type="string">
            <text:p>Если мы не знаем, какого типа будет значение, </text:p>
            <text:p>ему присваивается тип "<text:span text:style-name="T18">пустой интерфейс</text:span>"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1">func</text:span> Println(a ...<text:span text:style-name="T21">interface</text:span>{}) (n <text:span text:style-name="T21">int</text:span>, err error)</text:p>
          </table:table-cell>
          <table:table-cell table:style-name="ce52" office:value-type="string" calcext:value-type="string">
            <text:p>Например, таковым является атрибут ф-и fmt.Print, ведь мы не знаем, что в неё будет передано, она печатает всё что угодно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">var</text:span> ival <text:span text:style-name="T21">interface</text:span>{} = <text:span text:style-name="T22">"hello"</text:span></text:p>
            <text:p><text:span text:style-name="T23">str := ival.(</text:span><text:span text:style-name="T24">string</text:span><text:span text:style-name="T23">)</text:span></text:p>
            <text:p><text:span text:style-name="T10">fmt.Println(str)</text:span></text:p>
            <text:p><text:span text:style-name="T25">// hello</text:span></text:p>
          </table:table-cell>
          <table:table-cell table:style-name="ce52" office:value-type="string" calcext:value-type="string">
            <text:p><text:span text:style-name="T23">Приведение типа</text:span> (type assertion) извлекает конкретное значение из переменной интерфейсного типа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flo := ival.(<text:span text:style-name="T21">float64</text:span>)</text:p>
            <text:p><text:span text:style-name="T26">// ошибка</text:span></text:p>
          </table:table-cell>
          <table:table-cell table:style-name="ce52" office:value-type="string" calcext:value-type="string">
            <text:p>Если тип конкретного значения отличается от указанного, произойдет ошибка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str, ok := ival.(<text:span text:style-name="T21">string</text:span>)</text:p>
            <text:p>fmt.Println(str, ok)</text:p>
            <text:p><text:span text:style-name="T26">// hello true</text:span></text:p>
            <text:p/>
            <text:p>flo, ok = ival.(<text:span text:style-name="T21">float64</text:span>)</text:p>
            <text:p>fmt.Println(flo, ok)</text:p>
            <text:p><text:span text:style-name="T26">// 0 false</text:span></text:p>
          </table:table-cell>
          <table:table-cell table:style-name="ce52" office:value-type="string" calcext:value-type="string">
            <text:p>Чтобы проверить тип конкретного значения, используют опциональный флаг, который сигнализирует — правильный тип или нет</text:p>
            <text:p>если правильный — передаётся значение и <text:span text:style-name="T1">true</text:span></text:p>
            <text:p/>
            <text:p>если не правильный — передаётся значение по умолчанию (0 для int) и <text:span text:style-name="T1">false</text:span>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switch ival.(type) {case string:fmt.Println("It's a string")case float64:fmt.Println("It's a float")default:fmt.Println("It's a mystery")}// It's a string</text:p>
          </table:table-cell>
          <table:table-cell table:style-name="ce52" office:value-type="string" calcext:value-type="string">
            <text:p>Приведение типа можно использовать вместе со <text:span text:style-name="T1">switch</text:span>. Такая конструкция называется переключателем типа (<text:span text:style-name="T1">type switch</text:span>)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Логические операторы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fmt.<text:span text:style-name="T4">Println</text:span>(true &amp;&amp; false)</text:p>
            <text:p>// false</text:p>
            <text:p/>
            <text:p>fmt.<text:span text:style-name="T4">Println</text:span>(true || false)</text:p>
            <text:p>// true</text:p>
            <text:p/>
            <text:p>fmt.<text:span text:style-name="T4">Println</text:span>(!true)</text:p>
            <text:p>// false</text:p>
          </table:table-cell>
          <table:table-cell table:style-name="ce52" office:value-type="string" calcext:value-type="string">
            <text:p>AND</text:p>
            <text:p/>
            <text:p/>
            <text:p>OR</text:p>
            <text:p/>
            <text:p/>
            <text:p>NOT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ointers</text:p>
          </table:table-cell>
          <table:table-cell table:style-name="ce55" office:value-type="string" calcext:value-type="string">
            <text:p>Указатели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zeroval(ival <text:span text:style-name="T4">int</text:span>) {</text:p>
            <text:p>    ival = 0</text:p>
            <text:p>}</text:p>
          </table:table-cell>
          <table:table-cell table:style-name="ce52" office:value-type="string" calcext:value-type="string">
            <text:p>Принимаем аргументом int, для себя создаём его копию и с ней работаем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zeroptr(iptr *<text:span text:style-name="T4">int</text:span>) {</text:p>
            <text:p>    *iptr = 0</text:p>
            <text:p>}</text:p>
          </table:table-cell>
          <table:table-cell table:style-name="ce52" office:value-type="string" calcext:value-type="string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<text:span text:style-name="T1">var</text:span> iptr *<text:span text:style-name="T4">int</text:span></text:p>
            <text:p>fmt.Println(iptr==<text:span text:style-name="T1">nil</text:span>)</text:p>
            <text:p><text:span text:style-name="T26">// true</text:span></text:p>
          </table:table-cell>
          <table:table-cell table:style-name="ce48" office:value-type="string" calcext:value-type="string">
            <text:p>Если указатель не инициализирован, он равен <text:span text:style-name="T1">nil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">func</text:span> main() {</text:p>
            <text:p>    i := 1</text:p>
            <text:p>    fmt.<text:span text:style-name="T4">Println</text:span>(<text:span text:style-name="T27">"initial:"</text:span>, i)</text:p>
            <text:p>    zeroval(i)</text:p>
            <text:p>    fmt.<text:span text:style-name="T4">Println</text:span>(<text:span text:style-name="T27">"zeroval:"</text:span>, i)</text:p>
            <text:p/>
            <text:p>    zeroptr(&amp;i)</text:p>
            <text:p>    fmt.<text:span text:style-name="T4">Println</text:span>(<text:span text:style-name="T27">"zeroptr:"</text:span>, i)</text:p>
            <text:p>    fmt.<text:span text:style-name="T4">Println</text:span>(<text:span text:style-name="T27">"pointer:"</text:span>, &amp;i)</text:p>
            <text:p>}</text:p>
            <text:p/>
          </table:table-cell>
          <table:table-cell table:style-name="ce52" office:value-type="string" calcext:value-type="string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i := 42</text:p>
            <text:p>iptr = &amp;i</text:p>
            <text:p>fmt.<text:span text:style-name="T4">Println</text:span>(iptr)</text:p>
            <text:p><text:span text:style-name="T26">// 0xc000118000</text:span></text:p>
          </table:table-cell>
          <table:table-cell table:style-name="ce52" office:value-type="string" calcext:value-type="string">
            <text:p><text:span text:style-name="T18">Оператор &amp; возвращает указатель на значение</text:span></text:p>
            <text:p>Передать указатель на обычную переменную i — её точный адрес в памяти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0">*iptr</text:span></text:p>
            <text:p/>
            <text:p>*iptr = 0</text:p>
          </table:table-cell>
          <table:table-cell table:style-name="ce52" office:value-type="string" calcext:value-type="string">
            <text:p><text:span text:style-name="T18">Оператор * обращается к значению, на которое ссылается указатель.</text:span> Оно доступно как для чтения, так и для записи</text:p>
            <text:p/>
            <text:p>используется в 3 случаях:</text:p>
            <text:p>1) объявляем переменную-указатель</text:p>
            <text:p>2) изменить ссылку переменной на другую (переопределить указатель)</text:p>
            <text:p>3) Изменить значение оригинальной переменной через указатель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&amp; - адрес в памяти</text:p>
            <text:p>* -  значение</text:p>
          </table:table-cell>
          <table:table-cell table:style-name="ce52" office:value-type="string" calcext:value-type="string">
            <text:p><text:span text:style-name="T18">Что передавать в функцию (переменные)?</text:span></text:p>
            <text:p>Если функция только читает переменную, но не изменяет — передавайте значение.</text:p>
            <text:p>Если функция изменяет значение — передавайте указатель.</text:p>
            <text:p/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slice — это уже ссылка на какой-то массив, поэтому slice передаётся знаением.</text:p>
            <text:p/>
            <text:p>Но если мы меняем сам slice, изменяя его длину, ссылка меняется, массив пересоздаётся и в переменную slice записывается новая ссылка. Можно бы передавать ссылку на slice, но получается ссылка на ссылку, поэтмоу всё равно передаём значение slice, а если оно меняется, возвращаем новое. </text:p>
            <text:p>Глобальный слайс не перезаписываем!</text:p>
          </table:table-cell>
          <table:table-cell table:style-name="ce52" office:value-type="string" calcext:value-type="string">
            <text:p><text:span text:style-name="T18">Что передавать в функцию (срезы)?</text:span></text:p>
            <text:p>если функция не меняет срез — передавать значение;</text:p>
            <text:p>если функция меняет отдельные элементы, но не сам срез — передавать значение;</text:p>
            <text:p>если функция меняет сам срез (его длину) — передавать значение и возвращать новое значение.</text:p>
            <text:p/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f</text:p>
          </table:table-cell>
          <table:table-cell table:style-name="ce55" office:value-type="string" calcext:value-type="string">
            <text:p>Нет короткого if (тернарные строки ?:), только полные if-else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4">if </text:span>7%2 == 0 {</text:p>
            <text:p>        fmt.<text:span text:style-name="T4">Println</text:span>(<text:span text:style-name="T3">"7 is even"</text:span>)</text:p>
            <text:p>    } <text:span text:style-name="T14">else</text:span> {</text:p>
            <text:p>        fmt.<text:span text:style-name="T4">Println</text:span>(<text:span text:style-name="T3">"7 is odd"</text:span>)</text:p>
            <text:p>    }</text:p>
          </table:table-cell>
          <table:table-cell table:style-name="ce52" office:value-type="string" calcext:value-type="string">
            <text:p>Обычный if — else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4">If </text:span>8%4 == 0 {</text:p>
            <text:p>        fmt.<text:span text:style-name="T4">Println</text:span>(<text:span text:style-name="T3">"8 is divisible by 4"</text:span>)</text:p>
            <text:p>    }</text:p>
          </table:table-cell>
          <table:table-cell table:style-name="ce52" office:value-type="string" calcext:value-type="string">
            <text:p>Короткий if без else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14">if </text:span>num := 9; num &lt; 0 {</text:p>
            <text:p>        fmt.<text:span text:style-name="T4">Println</text:span>(num, <text:span text:style-name="T3">"is negative"</text:span>)</text:p>
            <text:p>    } <text:span text:style-name="T14">else</text:span> if num &lt; 10 {</text:p>
            <text:p>        fmt.<text:span text:style-name="T4">Println</text:span>(num,<text:span text:style-name="T3"> "has 1 digit"</text:span>)</text:p>
            <text:p>    } <text:span text:style-name="T14">else</text:span> {</text:p>
            <text:p>        fmt.<text:span text:style-name="T4">Println</text:span>(num, <text:span text:style-name="T3">"has multiple digits"</text:span>)</text:p>
            <text:p>    }</text:p>
            <text:p>}</text:p>
          </table:table-cell>
          <table:table-cell table:style-name="ce52" office:value-type="string" calcext:value-type="string">
            <text:p><text:span text:style-name="T14">If-else</text:span> с внутренней переменн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witch</text:p>
          </table:table-cell>
          <table:table-cell table:style-name="ce55" office:value-type="string" calcext:value-type="string">
            <text:p>Который по «Чистому коду» НЕ надо использовать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i := 2</text:p>
            <text:p>fmt.<text:span text:style-name="T4">Print</text:span>(<text:span text:style-name="T3">"Write "</text:span>, i, <text:span text:style-name="T3">" as "</text:span>)</text:p>
            <text:p><text:span text:style-name="T14">switch</text:span> i {</text:p>
            <text:p>    <text:span text:style-name="T14">case </text:span>1:</text:p>
            <text:p>        fmt.<text:span text:style-name="T4">Println</text:span>(<text:span text:style-name="T3">"one"</text:span>)</text:p>
            <text:p>   <text:span text:style-name="T14"> case</text:span> 2:</text:p>
            <text:p>        fmt.<text:span text:style-name="T4">Println</text:span>(<text:span text:style-name="T3">"two"</text:span>)</text:p>
            <text:p>    <text:span text:style-name="T14">case</text:span> 3:</text:p>
            <text:p>        fmt.<text:span text:style-name="T4">Println</text:span>(<text:span text:style-name="T3">"three"</text:span>)</text:p>
            <text:p>    }</text:p>
            <text:p/>
          </table:table-cell>
          <table:table-cell table:style-name="ce52" office:value-type="string" calcext:value-type="string">
            <text:p>Базовый switch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4">switch</text:span> time.Now().Weekday() {</text:p>
            <text:p>    <text:span text:style-name="T14">case</text:span> time.Saturday, time.Sunday:</text:p>
            <text:p>        fmt.<text:span text:style-name="T4">Println</text:span>("It's the weekend")</text:p>
            <text:p>    <text:span text:style-name="T14">default</text:span>:</text:p>
            <text:p>        fmt.<text:span text:style-name="T4">Println</text:span>("It's a weekday")</text:p>
            <text:p>    }</text:p>
          </table:table-cell>
          <table:table-cell table:style-name="ce52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whatAmI := <text:span text:style-name="T14">func</text:span>(i <text:span text:style-name="T14">interface</text:span>{}) {</text:p>
            <text:p>        <text:span text:style-name="T14">switch</text:span> t := i.(<text:span text:style-name="T14">type</text:span>) {</text:p>
            <text:p>        <text:span text:style-name="T14">case</text:span> bool:</text:p>
            <text:p>            fmt.Println("I'm a bool")</text:p>
            <text:p>        <text:span text:style-name="T14">case</text:span> int:</text:p>
            <text:p>            fmt.Println("I'm an int")</text:p>
            <text:p>        <text:span text:style-name="T14">default</text:span>:</text:p>
            <text:p>            fmt.Printf("Don't know type %T\n", t)</text:p>
            <text:p>        }</text:p>
            <text:p>    }</text:p>
          </table:table-cell>
          <table:table-cell table:style-name="ce52" office:value-type="string" calcext:value-type="string">
            <text:p>Свитч по типам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" table:style-name="ta3">
        <table:table-column table:style-name="co6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fmt.print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ln</text:span>("Some string")</text:p>
          </table:table-cell>
          <table:table-cell table:style-name="ce52" office:value-type="string" calcext:value-type="string">
            <text:p>вывод строки с переходом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</text:span>("Some string")</text:p>
          </table:table-cell>
          <table:table-cell table:style-name="ce52" office:value-type="string" calcext:value-type="string">
            <text:p>вывод строки без перехода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3">"Name: %s, Age: %d\n"</text:span>, <text:span text:style-name="T3">"Peter"</text:span>, 35)</text:p>
          </table:table-cell>
          <table:table-cell table:style-name="ce52" office:value-type="string" calcext:value-type="string">
            <text:p>форматированный вывод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0">
          <table:table-cell table:style-name="ce50" office:value-type="string" calcext:value-type="string">
            <text:p>fmt.<text:span text:style-name="T4">Println</text:span>(<text:span text:style-name="T3">"1+1 ="</text:span>, 1+1)</text:p>
            <text:p>fmt.<text:span text:style-name="T4">Println</text:span>(<text:span text:style-name="T3">"7.0/3.0 ="</text:span>, 7.0/3.0)</text:p>
          </table:table-cell>
          <table:table-cell table:style-name="ce52" office:value-type="string" calcext:value-type="string">
            <text:p>Перевод типа из int в string при написании в принте — автоматический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fmt.<text:span text:style-name="T4">Println</text:span>(<text:span text:style-name="T3">`Это</text:span></text:p>
            <text:p><text:span text:style-name="T3">    многострочная строка.</text:span></text:p>
            <text:p><text:span text:style-name="T3">  `</text:span>)</text:p>
          </table:table-cell>
          <table:table-cell table:style-name="ce52" office:value-type="string" calcext:value-type="string">
            <text:p>Многострочность обеспечивают обратные кавычки ` - на Tab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fmt.<text:span text:style-name="T4">Println</text:span>(</text:p>
            <text:p>    <text:span text:style-name="T3">"O'word "</text:span> +</text:p>
            <text:p>    <text:span text:style-name="T3">"Another \"word\" "</text:span> +</text:p>
            <text:p>    <text:span text:style-name="T3">"Last word."</text:span>)</text:p>
          </table:table-cell>
          <table:table-cell table:style-name="ce52"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2">Fprint</text:span>()</text:p>
          </table:table-cell>
          <table:table-cell table:style-name="ce52" office:value-type="string" calcext:value-type="string">
            <text:p>запись В ФАЙЛ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 := fmt.<text:span text:style-name="T2">Sprintf</text:span>("sprintf: a %s", "string")</text:p>
          </table:table-cell>
          <table:table-cell table:style-name="ce52" office:value-type="string" calcext:value-type="string">
            <text:p>форматирует строку и <text:span text:style-name="T18">возвращает её, нигде не печатая</text:span>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52"/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29">var</text:span><text:span text:style-name="T30"> s </text:span><text:span text:style-name="T31">string</text:span></text:p>
            <text:p>fmt.<text:span text:style-name="T4">Scan</text:span>(&amp;s)</text:p>
          </table:table-cell>
          <table:table-cell table:style-name="ce52" office:value-type="string" calcext:value-type="string">
            <text:p><text:span text:style-name="T18">считывает ввод</text:span> пользователя в терминале, </text:p>
            <text:p>кладёт в стринг-переменную s по ссылке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оверки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16" office:value-type="string" calcext:value-type="string">
            <text:p>unicode.<text:span text:style-name="T2">IsLetter</text:span>()</text:p>
          </table:table-cell>
          <table:table-cell table:style-name="ce16" office:value-type="string" calcext:value-type="string">
            <text:p>Проверяем, является ли символ — букво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<text:span text:style-name="T2">Contains</text:span>(<text:span text:style-name="T3">"test", "es"</text:span>)</text:p>
          </table:table-cell>
          <table:table-cell table:style-name="ce52" office:value-type="string" calcext:value-type="string">
            <text:p>Содержит ли строка подстроку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dx := strings.Index(src, substr)</text:p>
          </table:table-cell>
          <table:table-cell table:style-name="ce52" office:value-type="string" calcext:value-type="string">
            <text:p>Индекс вхождения субстроки в строку. <text:s/>Если не входит, возвращает -1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<text:span text:style-name="T2">Count</text:span>(<text:span text:style-name="T3">"test", "t"</text:span>)</text:p>
          </table:table-cell>
          <table:table-cell table:style-name="ce52" office:value-type="string" calcext:value-type="string">
            <text:p>Считаем, сколько раз подстрока встречается в строке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unicode.<text:span text:style-name="T2">IsDigit</text:span>()</text:p>
          </table:table-cell>
          <table:table-cell table:style-name="ce52" office:value-type="string" calcext:value-type="string">
            <text:p>Проверяем, является ли символ — числом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utf8.<text:span text:style-name="T2">RuneCountInString</text:span>()</text:p>
          </table:table-cell>
          <table:table-cell table:style-name="ce52" office:value-type="string" calcext:value-type="string">
            <text:p>Считает число рун в строке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33"/>
          <table:table-cell table:number-columns-repeated="1022"/>
        </table:table-row>
        <table:table-row table:style-name="ro1">
          <table:table-cell table:style-name="ce33" table:number-columns-repeated="2"/>
          <table:table-cell table:number-columns-repeated="1022"/>
        </table:table-row>
        <table:table-row table:style-name="ro1">
          <table:table-cell table:style-name="ce30"/>
          <table:table-cell table:style-name="ce52"/>
          <table:table-cell table:number-columns-repeated="1022"/>
        </table:table-row>
        <table:table-row table:style-name="ro1" table:number-rows-repeated="3">
          <table:table-cell table:style-name="ce17"/>
          <table:table-cell table:style-name="ce52"/>
          <table:table-cell table:number-columns-repeated="1022"/>
        </table:table-row>
        <table:table-row table:style-name="ro1">
          <table:table-cell table:style-name="ce55" office:value-type="string" calcext:value-type="string">
            <text:p>Разные действия со строками</text:p>
          </table:table-cell>
          <table:table-cell table:style-name="ce55"/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27">"go"</text:span> + <text:span text:style-name="T27">"lang"</text:span></text:p>
            <text:p/>
          </table:table-cell>
          <table:table-cell table:style-name="ce52" office:value-type="string" calcext:value-type="string">
            <text:p>конкатенация строк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len(<text:span text:style-name="T3">"hello"</text:span>)</text:p>
          </table:table-cell>
          <table:table-cell table:style-name="ce52" office:value-type="string" calcext:value-type="string">
            <text:p>Длина стринги</text:p>
            <text:p>Go uses UTF-8 encoded strings, so this is often useful as-is. If you’re working with potentially multi-byte characters you’ll want to use encoding-aware operations. See strings, bytes, runes and characters in Go for more information <text:a xlink:href="https://blog.golang.org/strings" xlink:type="simple">https://blog.golang.org/strings</text:a>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s := <text:span text:style-name="T22">"Hello, 世界"</text:span></text:p>
            <text:p>a := []<text:span text:style-name="T14">rune</text:span>(s)</text:p>
            <text:p>        <text:span text:style-name="T14">for</text:span> i, r := <text:span text:style-name="T14">range</text:span> a {</text:p>
            <text:p>                fmt.Printf(<text:span text:style-name="T32">"%d r %c\n"</text:span>, i, r)</text:p>
            <text:p><text:span text:style-name="T33">        }</text:span></text:p>
            <text:p/>
            <text:p/>
          </table:table-cell>
          <table:table-cell table:style-name="ce52" office:value-type="string" calcext:value-type="string">
            <text:p><text:span text:style-name="T18">Разбить стрингу на буквы</text:span></text:p>
            <text:p/>
            <text:p>0 r H</text:p>
            <text:p>1 r e</text:p>
            <text:p>2 r l</text:p>
            <text:p>3 r l</text:p>
            <text:p>4 r o</text:p>
            <text:p>5 r ,</text:p>
            <text:p>6 r  </text:p>
            <text:p>7 r 世</text:p>
            <text:p>8 r 界</text:p>
          </table:table-cell>
          <table:table-cell table:number-columns-repeated="1022"/>
        </table:table-row>
        <table:table-row table:style-name="ro10">
          <table:table-cell table:style-name="ce20" office:value-type="string" calcext:value-type="string">
            <text:p><text:span text:style-name="T34">word:=</text:span><text:span text:style-name="T35"> "hello"</text:span></text:p>
            <text:p><text:span text:style-name="T36">letters := []</text:span><text:span text:style-name="T37">rune</text:span><text:span text:style-name="T36">(word)</text:span></text:p>
          </table:table-cell>
          <table:table-cell table:style-name="ce48" office:value-type="string" calcext:value-type="string">
            <text:p>Разбить стрингу на слайс рун</text:p>
            <text:p/>
          </table:table-cell>
          <table:table-cell table:number-columns-repeated="1022"/>
        </table:table-row>
        <table:table-row table:style-name="ro10">
          <table:table-cell table:style-name="ce20" office:value-type="string" calcext:value-type="string">
            <text:p><text:span text:style-name="T38">letterH := letters</text:span>[0]</text:p>
          </table:table-cell>
          <table:table-cell table:style-name="ce48" office:value-type="string" calcext:value-type="string">
            <text:p>Получить руну по индексу в стринге!</text:p>
            <text:p/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mt.<text:span text:style-name="T4">Println</text:span>(<text:span text:style-name="T14">string</text:span>(letterH))</text:p>
          </table:table-cell>
          <table:table-cell table:style-name="ce16" office:value-type="string" calcext:value-type="string">
            <text:p><text:span text:style-name="T49">чтобы вывести на экран букву "h" из руны </text:span><text:span text:style-name="T50">letterH</text:span> — применяем <text:span text:style-name="T1">string</text:span>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<text:span text:style-name="T39">fmt.</text:span><text:span text:style-name="T40">Println</text:span><text:span text:style-name="T39">(strings.ToUpper(</text:span><text:span text:style-name="T41">string</text:span><text:span text:style-name="T39">(letterH)))</text:span></text:p>
          </table:table-cell>
          <table:table-cell table:style-name="ce48" office:value-type="string" calcext:value-type="string">
            <text:p>Делаем букву заглавной <text:span text:style-name="T51">и выводим на экран</text:span></text:p>
          </table:table-cell>
          <table:table-cell table:number-columns-repeated="1022"/>
        </table:table-row>
        <table:table-row table:style-name="ro6">
          <table:table-cell table:style-name="ce20" office:value-type="string" calcext:value-type="string">
            <text:p><text:span text:style-name="T36">fmt.</text:span><text:span text:style-name="T42">Println</text:span><text:span text:style-name="T36">(</text:span><text:span text:style-name="T37">string</text:span><text:span text:style-name="T36">(unicode.ToUpper(letterH)))</text:span></text:p>
          </table:table-cell>
          <table:table-cell table:style-name="ce16" office:value-type="string" calcext:value-type="string">
            <text:p><text:span text:style-name="T18">НО МЕТОДЫ unicode применяются непосредственно к руне</text:span>.</text:p>
            <text:p>Сначала их применяем, а потом уже — <text:span text:style-name="T14">string</text:span></text:p>
            <text:p><text:span text:style-name="T52">Делаем букву заглавной </text:span><text:span text:style-name="T53">и выводим на экран, как и в прошлом примере.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import (</text:p>
            <text:p><text:span text:style-name="T3">    "fmt"</text:span></text:p>
            <text:p>    s <text:span text:style-name="T3">"strings"</text:span></text:p>
            <text:p>)</text:p>
            <text:p/>
          </table:table-cell>
          <table:table-cell table:style-name="ce52" office:value-type="string" calcext:value-type="string">
            <text:p>импортируем "strings" под псевдонимом s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3">"-42"</text:span>)</text:p>
          </table:table-cell>
          <table:table-cell table:style-name="ce48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48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a := int('0')fmt.Println(a)// 48</text:p>
          </table:table-cell>
          <table:table-cell table:style-name="ce16" office:value-type="string" calcext:value-type="string">
            <text:p>Перевод <text:span text:style-name="T14">int</text:span>(<text:span text:style-name="T3">'0'</text:span>) выдаёт номер руны, например на <text:span text:style-name="T3">'0'</text:span> выдаёт 48</text:p>
          </table:table-cell>
          <table:table-cell table:number-columns-repeated="1022"/>
        </table:table-row>
        <table:table-row table:style-name="ro1" table:number-rows-repeated="2">
          <table:table-cell table:style-name="ce52"/>
          <table:table-cell table:style-name="ce48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Prefix(<text:span text:style-name="T3">"test", "t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Suffix(<text:span text:style-name="T3">"test", "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Index(<text:span text:style-name="T3">"test", "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Join([]<text:span text:style-name="T4">string</text:span>{<text:span text:style-name="T3">"a", "b"</text:span>}, "-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Repeat(<text:span text:style-name="T3">"a"</text:span>, 5)</text:p>
          </table:table-cell>
          <table:table-cell table:style-name="ce52"/>
          <table:table-cell table:number-columns-repeated="1022"/>
        </table:table-row>
        <table:table-row table:style-name="ro6">
          <table:table-cell table:style-name="ce52" office:value-type="string" calcext:value-type="string">
            <text:p>s.Replace(<text:span text:style-name="T3">"foo", "o", "0"</text:span>, -1)</text:p>
          </table:table-cell>
          <table:table-cell table:style-name="ce52" office:value-type="string" calcext:value-type="string">
            <text:p>Заменям символы.  </text:p>
            <text:p>Число показывает, в скольки элементах начиная с начала заменить вхождение. </text:p>
            <text:p>-1  - заменить во всех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Replace(<text:span text:style-name="T3">"foo", "o", "0"</text:span>, 1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Split(<text:span text:style-name="T3">"a-b-c-d-e"</text:span>, <text:span text:style-name="T3">"-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Lower(<text:span text:style-name="T3">"TE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Upper(<text:span text:style-name="T3">"test"</text:span>)</text:p>
          </table:table-cell>
          <table:table-cell table:style-name="ce52" office:value-type="string" calcext:value-type="string">
            <text:p>Поменять кейс на верхний по индексу символа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trings.Title()</text:p>
          </table:table-cell>
          <table:table-cell table:style-name="ce52" office:value-type="string" calcext:value-type="string">
            <text:p>сделать первую букву заглавной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trings.<text:span text:style-name="T18">Fields</text:span>()</text:p>
          </table:table-cell>
          <table:table-cell table:style-name="ce48" office:value-type="string" calcext:value-type="string">
            <text:p>Разбивает фразу на слова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">type</text:span> point struct {</text:p>
            <text:p>    x, y int</text:p>
            <text:p>}</text:p>
            <text:p/>
            <text:p><text:span text:style-name="T1">func</text:span> main() {</text:p>
            <text:p>    p := point{1, 2}</text:p>
            <text:p>    fmt.<text:span text:style-name="T4">Printf</text:span>(<text:span text:style-name="T3">"struct1: %v\n"</text:span>, p)</text:p>
          </table:table-cell>
          <table:table-cell table:style-name="ce52" office:value-type="string" calcext:value-type="string">
            <text:p/>
            <text:p/>
            <text:p/>
            <text:p/>
            <text:p/>
            <text:p/>
            <text:p>Печатает содержение (значения) всей структуры:       struct1: {1 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3">"struct2: %+v\n"</text:span>, p)</text:p>
          </table:table-cell>
          <table:table-cell table:style-name="ce52" office:value-type="string" calcext:value-type="string">
            <text:p>Печатает структуру именами и значениями атрибутов: <text:s text:c="4"/>struct2: {x:1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3">"struct3: %#v\n"</text:span>, p)</text:p>
          </table:table-cell>
          <table:table-cell table:style-name="ce52" office:value-type="string" calcext:value-type="string">
            <text:p><text:span text:style-name="T10">Печатает:     </text:span>struct3: main.point{x:1,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3">"type: %T\n"</text:span>, p)</text:p>
          </table:table-cell>
          <table:table-cell table:style-name="ce52" office:value-type="string" calcext:value-type="string">
            <text:p><text:span text:style-name="T10">Печатает:     </text:span>type: main.po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3">"bool: %t\n"</text:span>, true)</text:p>
          </table:table-cell>
          <table:table-cell table:style-name="ce52" office:value-type="string" calcext:value-type="string">
            <text:p>Обработка булевных значени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3">"int: %d\n"</text:span>, 123)</text:p>
          </table:table-cell>
          <table:table-cell table:style-name="ce52" office:value-type="string" calcext:value-type="string">
            <text:p>Обработка интеджеров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3">"bin: %b\n"</text:span>, 14)</text:p>
          </table:table-cell>
          <table:table-cell table:style-name="ce52" office:value-type="string" calcext:value-type="string">
            <text:p>Показывает бинарное отображение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3">"char: %c\n"</text:span>, 33)</text:p>
          </table:table-cell>
          <table:table-cell table:style-name="ce52" office:value-type="string" calcext:value-type="string">
            <text:p>Печатает символ, соответствующий интеджер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3">"hex: %x\n"</text:span>, 456)</text:p>
          </table:table-cell>
          <table:table-cell table:style-name="ce52" office:value-type="string" calcext:value-type="string">
            <text:p>Кодировка HEX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3">"float1: %f\n"</text:span>, 78.9)</text:p>
          </table:table-cell>
          <table:table-cell table:style-name="ce52"/>
          <table:table-cell table:number-columns-repeated="1022"/>
        </table:table-row>
        <table:table-row table:style-name="ro10">
          <table:table-cell table:style-name="ce52" office:value-type="string" calcext:value-type="string">
            <text:p>fmt.Printf(<text:span text:style-name="T3">"float2: %e\n"</text:span>, 123400000.0)</text:p>
            <text:p>fmt.Printf(<text:span text:style-name="T3">"float3: %E\n"</text:span>, 123400000.0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1: %s\n", "\"string\"")</text:p>
          </table:table-cell>
          <table:table-cell table:style-name="ce52" office:value-type="string" calcext:value-type="string">
            <text:p>Двойные кавычки экранируются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3: %x\n", "hex this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Указатель: <text:s text:c="4"/>pointer: 0xc0000200f0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fmt.Printf(<text:span text:style-name="T3">"width1: |%6d|%6d|\n"</text:span>, 12, 345)</text:p>
          </table:table-cell>
          <table:table-cell table:style-name="ce52" office:value-type="string" calcext:value-type="string">
            <text:p>Контролируем точность и ширину числа</text:p>
            <text:p>width1: |    12|   345|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fmt.Printf(<text:span text:style-name="T3">"width2: |%6.2f|%6.2f|\n"</text:span>, 1.2, 3.45)</text:p>
          </table:table-cell>
          <table:table-cell table:style-name="ce52" office:value-type="string" calcext:value-type="string">
            <text:p>То же с флоатами</text:p>
            <text:p><text:span text:style-name="T10">width2: |  1.20|  3.45|</text:span>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fmt.Printf(<text:span text:style-name="T3">"width3: |%-6.2f|%-6.2f|\n"</text:span>, 1.2, 3.45)</text:p>
          </table:table-cell>
          <table:table-cell table:style-name="ce52" office:value-type="string" calcext:value-type="string">
            <text:p>- flag</text:p>
            <text:p>width3: |1.20  |3.45  |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fmt.Printf(<text:span text:style-name="T3">"width4: |%6s|%6s|\n", "foo", "b"</text:span>)</text:p>
          </table:table-cell>
          <table:table-cell table:style-name="ce52" office:value-type="string" calcext:value-type="string">
            <text:p>Управляем шириной строк, выравниваем вправо</text:p>
            <text:p>width4: |   foo|     b|</text:p>
          </table:table-cell>
          <table:table-cell table:number-columns-repeated="1022"/>
        </table:table-row>
        <table:table-row table:style-name="ro10">
          <table:table-cell table:style-name="ce16" office:value-type="string" calcext:value-type="string">
            <text:p><text:span text:style-name="T43">fmt.Printf(</text:span><text:span text:style-name="T44">"width5: |%-6s|%-6s|\n"</text:span><text:span text:style-name="T43">,</text:span><text:span text:style-name="T44"> "foo", "b"</text:span><text:span text:style-name="T43">)</text:span></text:p>
          </table:table-cell>
          <table:table-cell table:style-name="ce16" office:value-type="string" calcext:value-type="string">
            <text:p>Выравниваем влево, используя флаг -</text:p>
            <text:p>width5: |foo   |b     |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7" office:value-type="string" calcext:value-type="string">
            <text:p>flag</text:p>
          </table:table-cell>
          <table:table-cell table:style-name="ce37" office:value-type="string" calcext:value-type="string">
            <text:p>Парсинг входящих аргументов в скрипт (аналог argparse в Python)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14">import</text:span> <text:span text:style-name="T3">"flag"</text:span></text:p>
            <text:p><text:span text:style-name="T14">var</text:span> nFlag = flag.<text:span text:style-name="T2">Int</text:span>(<text:span text:style-name="T3">"n"</text:span>, 1234, <text:span text:style-name="T3">"help message for flag n"</text:span>)</text:p>
          </table:table-cell>
          <table:table-cell table:style-name="ce52" office:value-type="string" calcext:value-type="string">
            <text:p>Объявляем integer flag, -n, хранящийся в указателе nFlag с типом *int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flag.<text:span text:style-name="T2">Parse</text:span>()</text:p>
          </table:table-cell>
          <table:table-cell table:style-name="ce16" office:value-type="string" calcext:value-type="string">
            <text:p>ПОСЛЕ объявления ожидаемых аргументов вызываем считывание строки</text:p>
          </table:table-cell>
          <table:table-cell table:number-columns-repeated="1022"/>
        </table:table-row>
        <table:table-row table:style-name="ro10">
          <table:table-cell table:style-name="ce39" office:value-type="string" calcext:value-type="string">
            <text:p><text:span text:style-name="T36">src = strings.</text:span><text:span text:style-name="T45">Join</text:span><text:span text:style-name="T36">(flag.Args(), </text:span><text:span text:style-name="T46">""</text:span><text:span text:style-name="T36">)</text:span></text:p>
          </table:table-cell>
          <table:table-cell table:style-name="ce16" office:value-type="string" calcext:value-type="string">
            <text:p>Объединяем все переданные аргументы, независимо от имени. </text:p>
            <text:p>Вызывается после парсинга </text:p>
          </table:table-cell>
          <table:table-cell table:number-columns-repeated="1022"/>
        </table:table-row>
        <table:table-row table:style-name="ro1" table:number-rows-repeated="3">
          <table:table-cell table:style-name="ce16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gExp</text:p>
          </table:table-cell>
          <table:table-cell table:style-name="ce55"/>
          <table:table-cell table:number-columns-repeated="1022"/>
        </table:table-row>
        <table:table-row table:style-name="ro4">
          <table:table-cell table:style-name="ce14" office:value-type="string" calcext:value-type="string">
            <text:p>match, _ := regexp.MatchString(<text:span text:style-name="T47">"p([a-z]+)ch"</text:span>, <text:span text:style-name="T47">"peach"</text:span>)</text:p>
            <text:p>fmt.<text:span text:style-name="T48">Println</text:span>(match)</text:p>
            <text:p>r, _ := regexp.Compile(<text:span text:style-name="T47">"p([a-z]+)ch"</text:span>)</text:p>
            <text:p/>
          </table:table-cell>
          <table:table-cell table:style-name="ce52"/>
          <table:table-cell table:number-columns-repeated="1022"/>
        </table:table-row>
        <table:table-row table:style-name="ro10">
          <table:table-cell table:style-name="ce52" office:value-type="string" calcext:value-type="string">
            <text:p>r = regexp.MustCompile(<text:span text:style-name="T47">"p([a-z]+)ch"</text:span>)</text:p>
            <text:p>fmt.<text:span text:style-name="T48">Println</text:span>("regexp:", r)</text:p>
          </table:table-cell>
          <table:table-cell table:style-name="ce52" office:value-type="string" calcext:value-type="string">
            <text:p>Альтернатива Compile, которая паникует вместо того, чтоб возвращать ошибк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r.MatchString<text:span text:style-name="T47">("peach"</text:span>)</text:p>
          </table:table-cell>
          <table:table-cell table:style-name="ce52"/>
          <table:table-cell table:number-columns-repeated="1022"/>
        </table:table-row>
        <table:table-row table:style-name="ro10">
          <table:table-cell table:style-name="ce52" office:value-type="string" calcext:value-type="string">
            <text:p>r.FindString("peach punch")</text:p>
            <text:p/>
          </table:table-cell>
          <table:table-cell table:style-name="ce52" office:value-type="string" calcext:value-type="string">
            <text:p>находит первое соответствие. Выдает — сам текст строки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StringIndex(<text:span text:style-name="T47">"peach punch"</text:span>))</text:p>
          </table:table-cell>
          <table:table-cell table:style-name="ce52" office:value-type="string" calcext:value-type="string">
            <text:p>Выдаёт индексы всех вхождений: <text:s text:c="3"/>[0 5]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r.FindStringSubmatch("peach punch")</text:p>
            <text:p/>
          </table:table-cell>
          <table:table-cell table:style-name="ce52" office:value-type="string" calcext:value-type="string">
            <text:p>Находит вхождения и полные, и частичные (групп regex, обозначаемых квадратными скобками)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r.FindStringSubmatchIndex(<text:span text:style-name="T47">"peach punch"</text:span>)</text:p>
            <text:p/>
          </table:table-cell>
          <table:table-cell table:style-name="ce52" office:value-type="string" calcext:value-type="string">
            <text:p>Индексы полных и частичных вхождений <text:s/>[0 5 1 3]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AllString(<text:span text:style-name="T47">"peach punch pinch"</text:span>, -1)</text:p>
          </table:table-cell>
          <table:table-cell table:style-name="ce52" office:value-type="string" calcext:value-type="string">
            <text:p>Выдать все совпадения в строке. N — количество возвращаемых совпадений. -1 — все слова. <text:s/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r.FindAllStringSubmatchIndex(<text:span text:style-name="T47">"peach punch pinch"</text:span>, -1)</text:p>
          </table:table-cell>
          <table:table-cell table:style-name="ce52" office:value-type="string" calcext:value-type="string">
            <text:p>Выдать индексы всех совпадени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0">
          <table:table-cell table:style-name="ce52" office:value-type="string" calcext:value-type="string">
            <text:p>fmt.Println(r.Match([]byte(<text:span text:style-name="T47">"peach"</text:span>)))</text:p>
            <text:p/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r.ReplaceAllString(<text:span text:style-name="T47">"a peach"</text:span>, <text:span text:style-name="T47">"&lt;fruit&gt;"</text:span>)</text:p>
          </table:table-cell>
          <table:table-cell table:style-name="ce52" office:value-type="string" calcext:value-type="string">
            <text:p>Заменяет в строке наш шаблон на другую строку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in := []byte(<text:span text:style-name="T47">"a peach"</text:span>)</text:p>
            <text:p>out := r.ReplaceAllFunc(in, bytes.ToUpper)</text:p>
            <text:p>fmt.Println(string(out))</text:p>
          </table:table-cell>
          <table:table-cell table:style-name="ce52" office:value-type="string" calcext:value-type="string">
            <text:p>Применение функции к шаблону. В данно случае — функции верхнего регистра</text:p>
          </table:table-cell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4">
        <table:table-column table:style-name="co7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4">func</text:span> <text:span text:style-name="T2">IntMin</text:span>(a, b <text:span text:style-name="T14">int</text:span>) <text:span text:style-name="T14">int</text:span> {</text:p>
            <text:p>    <text:span text:style-name="T14">if</text:span> a &lt; b {</text:p>
            <text:p>        <text:span text:style-name="T14">return</text:span> a</text:p>
            <text:p>    }</text:p>
            <text:p>    <text:span text:style-name="T14">return</text:span> b</text:p>
            <text:p>}</text:p>
          </table:table-cell>
          <table:table-cell table:style-name="ce52" office:value-type="string" calcext:value-type="string">
            <text:p>Простая функция, возвращающая меньшее число</text:p>
          </table:table-cell>
          <table:table-cell table:number-columns-repeated="1022"/>
        </table:table-row>
        <table:table-row table:style-name="ro5">
          <table:table-cell table:style-name="ce30" office:value-type="string" office:string-value="import &quot;testing&quot;func TestIntMin(t *testing.T) {got := IntMin(2, -2)want := -2if got != want {t.Errorf(&quot;got %d; want %d&quot;, got, want)}}" calcext:value-type="string">
            <text:p><text:span text:style-name="T54">import</text:span><text:span text:style-name="T55"> </text:span><text:span text:style-name="T56">"testing"</text:span><text:span text:style-name="T55"/><text:span text:style-name="T55"/><text:span text:style-name="T54">func</text:span><text:span text:style-name="T55"> </text:span><text:span text:style-name="T57">TestIntMin</text:span><text:span text:style-name="T55">(t *</text:span><text:span text:style-name="T57">testing</text:span><text:span text:style-name="T55">.T) {</text:span><text:span text:style-name="T55"/><text:span text:style-name="T55"/><text:span text:style-name="T55">got := </text:span><text:span text:style-name="T57">IntMin</text:span><text:span text:style-name="T55">(2, -2)</text:span><text:span text:style-name="T55"/><text:span text:style-name="T55"/><text:span text:style-name="T55">want := -2</text:span><text:span text:style-name="T55"/><text:span text:style-name="T55"/><text:span text:style-name="T54">if</text:span><text:span text:style-name="T55"> got != want {</text:span><text:span text:style-name="T55"/><text:span text:style-name="T55"/><text:span text:style-name="T55"/><text:span text:style-name="T55">t.</text:span><text:span text:style-name="T57">Errorf</text:span><text:span text:style-name="T55">(</text:span><text:span text:style-name="T56">"got %d; want %d"</text:span><text:span text:style-name="T55">, got, want)</text:span><text:span text:style-name="T55"/><text:span text:style-name="T55"/><text:span text:style-name="T55">}</text:span><text:span text:style-name="T55"/><text:span text:style-name="T55">}</text:span></text:p>
          </table:table-cell>
          <table:table-cell table:style-name="ce52" office:value-type="string" calcext:value-type="string">
            <text:p>Простой тест.</text:p>
            <text:p/>
            <text:p>Тесты принято писать в отдельном файле с суффиксом _test. </text:p>
            <text:p>Например, если IntMin() определена в файле ints.go, то тесты будут в том же пакете, но в отдельном файле ints_test.go.</text:p>
            <text:p/>
            <text:p>Тест — это функция с префиксом Test</text:p>
            <text:p/>
            <text:p>Тест всегда принимает указатель на <text:span text:style-name="T2">testing</text:span>.T — это такой сборник полезных функций. Например, t.Errorf() выводит сообщение об ошибке, не прекращая выполнение теста.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go <text:span text:style-name="T2">test</text:span> -v</text:p>
            <text:p>=== RUN   TestIntMin</text:p>
            <text:p>--- PASS: TestIntMin (0.00s)</text:p>
            <text:p>PASS</text:p>
            <text:p>ok      ints  0.004s</text:p>
          </table:table-cell>
          <table:table-cell table:style-name="ce52" office:value-type="string" calcext:value-type="string">
            <text:p>Выполним тест с подробными результатами (опция -v)</text:p>
          </table:table-cell>
          <table:table-cell table:number-columns-repeated="1022"/>
        </table:table-row>
        <table:table-row table:style-name="ro1" table:number-rows-repeated="37">
          <table:table-cell table:style-name="ce52" table:number-columns-repeated="2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s, SLices, Maps" table:style-name="ta5">
        <table:table-column table:style-name="co8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Массивы с ФИКСИРОВАННОЙ ДЛИНОЙ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pan text:style-name="T14">var</text:span> a [5]<text:span text:style-name="T4">int</text:span></text:p>
          </table:table-cell>
          <table:table-cell table:style-name="ce48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[4] = 100</text:p>
          </table:table-cell>
          <table:table-cell table:style-name="ce52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4">len</text:span>(a)</text:p>
          </table:table-cell>
          <table:table-cell table:style-name="ce52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 := [5]<text:span text:style-name="T4">int</text:span>{1, 2, 3, 4, 5}</text:p>
          </table:table-cell>
          <table:table-cell table:style-name="ce52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lices</text:p>
          </table:table-cell>
          <table:table-cell table:style-name="ce55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pan text:style-name="T14">var</text:span> scores []<text:span text:style-name="T4">float64</text:span></text:p>
          </table:table-cell>
          <table:table-cell table:style-name="ce48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scores = <text:span text:style-name="T58">append</text:span>(scores, 1.1)</text:p>
          </table:table-cell>
          <table:table-cell table:style-name="ce52" office:value-type="string" calcext:value-type="string">
            <text:p><text:span text:style-name="T58">Добавляем к нему элемент </text:span>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0">
          <table:table-cell table:style-name="ce52" office:value-type="string" calcext:value-type="string">
            <text:p>s := <text:span text:style-name="T2">make</text:span>([]<text:span text:style-name="T4">string</text:span>, 3)</text:p>
          </table:table-cell>
          <table:table-cell table:style-name="ce52" office:value-type="string" calcext:value-type="string">
            <text:p>Создаём срез НЕнулевой длины (в данном случае длны 3) через оператор <text:span text:style-name="T14">make</text:span>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59">finish := </text:span><text:span text:style-name="T60">make</text:span><text:span text:style-name="T59">([]string, len(start</text:span>))</text:p>
            <text:p><text:span text:style-name="T5">copy</text:span><text:span text:style-name="T6">(finish, start</text:span>)</text:p>
          </table:table-cell>
          <table:table-cell table:style-name="ce52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0">
          <table:table-cell table:style-name="ce52" office:value-type="string" calcext:value-type="string">
            <text:p>t := []<text:span text:style-name="T4">string</text:span>{<text:span text:style-name="T3">"g", "h", "i"</text:span>}</text:p>
          </table:table-cell>
          <table:table-cell table:style-name="ce52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6">
          <table:table-cell table:style-name="ce52" office:value-type="string" calcext:value-type="string">
            <text:p>twoD := <text:span text:style-name="T2">make</text:span>( [ ][ ]<text:span text:style-name="T4">int</text:span>, 3)</text:p>
            <text:p>    <text:span text:style-name="T1">for</text:span> i := 0; i &lt; 3; i++ {</text:p>
            <text:p>        innerLen := i + 1</text:p>
            <text:p>        twoD[i] = <text:span text:style-name="T2">make</text:span>([ ]<text:span text:style-name="T4">int</text:span>, innerLen)</text:p>
            <text:p>        <text:span text:style-name="T1">for</text:span> j := 0; j &lt; innerLen; j++ {</text:p>
            <text:p>            twoD[i][j] = i + j</text:p>
            <text:p>        }</text:p>
            <text:p>    }</text:p>
            <text:p>    fmt.<text:span text:style-name="T4">Println</text:span>("2d: ", twoD)</text:p>
          </table:table-cell>
          <table:table-cell table:style-name="ce52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5">
          <table:table-cell table:style-name="ce30" office:value-type="string" office:string-value="func Sum(nums ...int) int {total := 0for _, num := range nums {total += num}return total}&#10;&#10;arr := []int{1, 2, 3, 4, 5}&#10;result := Sum(arr…)&#10;&#10;&#10;" calcext:value-type="string">
            <text:p><text:span text:style-name="T61">func</text:span><text:span text:style-name="T62"> Sum(nums ...</text:span><text:span text:style-name="T63">int</text:span><text:span text:style-name="T62">) </text:span><text:span text:style-name="T63">int</text:span><text:span text:style-name="T62"> {</text:span><text:span text:style-name="T62"/><text:span text:style-name="T62"/><text:span text:style-name="T62">total := 0</text:span><text:span text:style-name="T62"/><text:span text:style-name="T62"/><text:span text:style-name="T63">for</text:span><text:span text:style-name="T62"> _, num := range nums {</text:span><text:span text:style-name="T62"/><text:span text:style-name="T62"/><text:span text:style-name="T62"/><text:span text:style-name="T62">total += num</text:span><text:span text:style-name="T62"/><text:span text:style-name="T62"/><text:span text:style-name="T62">}</text:span><text:span text:style-name="T62"/><text:span text:style-name="T64"/><text:span text:style-name="T63">return</text:span><text:span text:style-name="T64"> total</text:span><text:span text:style-name="T64"/><text:span text:style-name="T64">}</text:span></text:p>
            <text:p><text:span text:style-name="T65"/></text:p>
            <text:p><text:span text:style-name="T65">arr := </text:span><text:span text:style-name="T66">[]</text:span><text:span text:style-name="T67">int</text:span><text:span text:style-name="T68">{1, 2, 3, 4, 5}</text:span></text:p>
            <text:p><text:span text:style-name="T66">result := </text:span><text:span text:style-name="T69">Sum</text:span><text:span text:style-name="T68">(arr…)</text:span></text:p>
            <text:p><text:span text:style-name="T66"/></text:p>
            <text:p><text:span text:style-name="T66"/></text:p>
            <text:p><text:span text:style-name="T70"/></text:p>
          </table:table-cell>
          <table:table-cell table:style-name="ce52" office:value-type="string" calcext:value-type="string">
            <text:p><text:span text:style-name="T18">Распаковка массива в аргументы функции - через троеточие</text:span></text:p>
            <text:p><text:span text:style-name="T18">…</text:span></text:p>
            <text:p><text:span text:style-name="T51"/></text:p>
            <text:p><text:span text:style-name="T51">Аналог *args в Питоне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aps</text:p>
          </table:table-cell>
          <table:table-cell table:style-name="ce55" office:value-type="string" calcext:value-type="string">
            <text:p>Карты, Отображения или по питонячьи — Словари</text:p>
          </table:table-cell>
          <table:table-cell table:number-columns-repeated="1022"/>
        </table:table-row>
        <table:table-row table:style-name="ro6">
          <table:table-cell table:style-name="ce48" office:value-type="string" calcext:value-type="string">
            <text:p>m := <text:span text:style-name="T2">make</text:span>(map[<text:span text:style-name="T4">string</text:span>]<text:span text:style-name="T4">int</text:span>)</text:p>
            <text:p/>
          </table:table-cell>
          <table:table-cell table:style-name="ce48" office:value-type="string" calcext:value-type="string">
            <text:p>Объявление мапы (словаря) </text:p>
            <text:p>с ключами типа строки</text:p>
            <text:p>и значениями типа integer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m[<text:span text:style-name="T3">"k1"</text:span>] = 7</text:p>
            <text:p>m[<text:span text:style-name="T3">"k2"</text:span>] = 13</text:p>
          </table:table-cell>
          <table:table-cell table:style-name="ce52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1 := m[<text:span text:style-name="T3">"k1"</text:span>]</text:p>
          </table:table-cell>
          <table:table-cell table:style-name="ce52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len</text:span>(m)</text:p>
          </table:table-cell>
          <table:table-cell table:style-name="ce52" office:value-type="string" calcext:value-type="string">
            <text:p>Количество пар ключ-значени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delete</text:span>(m, <text:span text:style-name="T3">"k2"</text:span>)</text:p>
          </table:table-cell>
          <table:table-cell table:style-name="ce52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prs := m[<text:span text:style-name="T3">"k2"</text:span>]</text:p>
          </table:table-cell>
          <table:table-cell table:style-name="ce52" office:value-type="string" calcext:value-type="string">
            <text:p>Возвращает значение по ключу, и True/False на вопрос «существует ли ключ»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map[<text:span text:style-name="T4">string</text:span>]<text:span text:style-name="T4">int</text:span>{<text:span text:style-name="T3">"foo"</text:span>: 1, <text:span text:style-name="T3">"bar"</text:span>: 2}</text:p>
          </table:table-cell>
          <table:table-cell table:style-name="ce52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26" office:value-type="string" calcext:value-type="string">
            <text:p>range</text:p>
          </table:table-cell>
          <table:table-cell table:style-name="ce11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<text:span text:style-name="T36">n := map[</text:span><text:span text:style-name="T42">string</text:span><text:span text:style-name="T36">]</text:span><text:span text:style-name="T42">int</text:span><text:span text:style-name="T36">{</text:span><text:span text:style-name="T46">"foo"</text:span><text:span text:style-name="T36">: 1,</text:span><text:span text:style-name="T46"> "bar"</text:span><text:span text:style-name="T36">: 2}</text:span></text:p>
            <text:p/>
            <text:p><text:span text:style-name="T71">for</text:span><text:span text:style-name="T36"> key, value := </text:span><text:span text:style-name="T72">range</text:span><text:span text:style-name="T36"> n {</text:span></text:p>
            <text:p><text:span text:style-name="T36">    fmt.</text:span><text:span text:style-name="T42">Println</text:span><text:span text:style-name="T36">(</text:span><text:span text:style-name="T46">"key: "</text:span><text:span text:style-name="T36">, key, </text:span><text:span text:style-name="T46">", value: "</text:span><text:span text:style-name="T36">, value)</text:span></text:p>
          </table:table-cell>
          <table:table-cell table:style-name="ce13" office:value-type="string" calcext:value-type="string">
            <text:p><text:span text:style-name="T39">key, value := </text:span><text:span text:style-name="T78">range</text:span></text:p>
            <text:p><text:span text:style-name="T79">Выдает пары индекс-значение или ключ-значение</text:span>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4">for</text:span> key := range m {</text:p>
            <text:p>    fmt.<text:span text:style-name="T4">Println</text:span>(<text:span text:style-name="T22">"key:"</text:span>, key)</text:p>
            <text:p>}</text:p>
          </table:table-cell>
          <table:table-cell table:style-name="ce52" office:value-type="string" calcext:value-type="string">
            <text:p>Если указываем только 1 слот для результата, итерируемся только по ключам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4">for</text:span> idx, char := <text:span text:style-name="T14">range</text:span> <text:span text:style-name="T22">"ого" </text:span>{</text:p>
            <text:p>    fmt.<text:span text:style-name="T4">Println</text:span>(idx, char, <text:span text:style-name="T14">string</text:span>(char))</text:p>
            <text:p>}</text:p>
            <text:p><text:span text:style-name="T26">// 0 1086 о</text:span></text:p>
            <text:p><text:span text:style-name="T26">// 2 1075 г</text:span></text:p>
            <text:p><text:span text:style-name="T26">// 4 1086 о</text:span></text:p>
          </table:table-cell>
          <table:table-cell table:style-name="ce52" office:value-type="string" calcext:value-type="string">
            <text:p>Если пустить range по строке — получим перечисление байт,</text:p>
            <text:p>обозначающих unicode символы.</text:p>
            <text:p>Эти байты называются <text:span text:style-name="T18">рунами</text:span>.</text:p>
            <text:p>Первое значение — порядковый номер байта, с которого начинается руна (руна может занимать несколько байт)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for idx, val := <text:span text:style-name="T14">range</text:span> slice { ... }</text:p>
            <text:p>for key, val := <text:span text:style-name="T14">range</text:span> mp { ... }</text:p>
            <text:p>for idx, char := <text:span text:style-name="T14">range</text:span> str { ... }</text:p>
          </table:table-cell>
          <table:table-cell table:style-name="ce52" office:value-type="string" calcext:value-type="string">
            <text:p>Для обхода массивов, срезов и карт используют цикл for range. Аналогично обходят строку по рунам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ort</text:p>
          </table:table-cell>
          <table:table-cell table:style-name="ce55" office:value-type="string" calcext:value-type="string">
            <text:p>Идёт в пакете "sort"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strs := []string{<text:span text:style-name="T3">"c", "a", "b"</text:span>}</text:p>
            <text:p>sort.Strings(strs)</text:p>
          </table:table-cell>
          <table:table-cell table:style-name="ce52" office:value-type="string" calcext:value-type="string">
            <text:p>Сортирует массив по типу переменных. </text:p>
            <text:p>Строковые — по алфавиту. </text:p>
            <text:p>Работает inplace, ничего не возвращает.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ints := []int{7, 2, 4}</text:p>
            <text:p>sort.<text:span text:style-name="T2">Ints</text:span>(ints)</text:p>
          </table:table-cell>
          <table:table-cell table:style-name="ce52" office:value-type="string" calcext:value-type="string">
            <text:p>Сортировать целые числа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s := sort.IntsAreSorted(ints)</text:p>
            <text:p>fmt.<text:span text:style-name="T4">Println</text:span>(<text:span text:style-name="T3">"Sorted: "</text:span>, s)</text:p>
          </table:table-cell>
          <table:table-cell table:style-name="ce52" office:value-type="string" calcext:value-type="string">
            <text:p>Проверить, является ли массив отсортированным</text:p>
          </table:table-cell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1">type</text:span> byLength []<text:span text:style-name="T4">string</text:span></text:p>
            <text:p><text:span text:style-name="T1">func</text:span> (s byLength) Len() <text:span text:style-name="T4">int</text:span> {</text:p>
            <text:p>    <text:span text:style-name="T1">return</text:span> len(s)</text:p>
            <text:p>}</text:p>
            <text:p><text:span text:style-name="T1">func</text:span> (s byLength) Swap(i, j <text:span text:style-name="T4">int</text:span>) {</text:p>
            <text:p>    s[i], s[j] = s[j], s[i]</text:p>
            <text:p>}</text:p>
            <text:p><text:span text:style-name="T1">func</text:span> (s byLength) Less(i, j <text:span text:style-name="T4">int</text:span>) <text:span text:style-name="T4">bool</text:span> {</text:p>
            <text:p>    <text:span text:style-name="T1">return</text:span> len(s[i]) &lt; len(s[j])</text:p>
            <text:p>}</text:p>
            <text:p/>
            <text:p><text:span text:style-name="T1">func</text:span> main() {</text:p>
            <text:p>    fruits := []string{<text:span text:style-name="T3">"peach", "banana", "kiwi"</text:span>}</text:p>
            <text:p>    sort.Sort(byLength(fruits))</text:p>
            <text:p>    fmt.<text:span text:style-name="T4">Println</text:span>(fruits)</text:p>
            <text:p>}</text:p>
          </table:table-cell>
          <table:table-cell table:style-name="ce52" office:value-type="string" calcext:value-type="string">
            <text:p>sort — интерфейс, который требует наличия операций</text:p>
            <text:p>Len(), Swap() и Less</text:p>
            <text:p/>
            <text:p>Определяем свои собственные операции на структуре </text:p>
            <text:p>— и имеем свой собственный sor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Custom array and slices methods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4">func</text:span> Index(vs []<text:span text:style-name="T4">string</text:span>, t <text:span text:style-name="T4">string</text:span>) <text:span text:style-name="T4">int</text:span> {</text:p>
            <text:p>    <text:span text:style-name="T14">for</text:span> i, v := <text:span text:style-name="T1">range</text:span> vs {</text:p>
            <text:p>        <text:span text:style-name="T14">if</text:span> v == t {</text:p>
            <text:p>            <text:span text:style-name="T14">return</text:span> i</text:p>
            <text:p>        }</text:p>
            <text:p>    }</text:p>
            <text:p>    <text:span text:style-name="T14">return</text:span> -1</text:p>
            <text:p>}</text:p>
            <text:p/>
            <text:p><text:span text:style-name="T73">func</text:span><text:span text:style-name="T74"> Include(vs []string, t string) </text:span><text:span text:style-name="T75">bool</text:span><text:span text:style-name="T74"> {</text:span></text:p>
            <text:p><text:span text:style-name="T59">    </text:span><text:span text:style-name="T76">return</text:span><text:span text:style-name="T59"> Index(vs, t) &gt;= 0</text:span></text:p>
            <text:p><text:span text:style-name="T10">}</text:span></text:p>
          </table:table-cell>
          <table:table-cell table:style-name="ce52" office:value-type="string" calcext:value-type="string">
            <text:p>выдаёт первый индекс искомой стринги в массиве стринг или -1, если нет вхождений</text:p>
            <text:p/>
            <text:p/>
            <text:p/>
            <text:p/>
            <text:p/>
            <text:p/>
            <text:p/>
            <text:p><text:span text:style-name="T28">Проверяет, входит ли элемент в массив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<text:span text:style-name="T77">stringInSlice</text:span>(a <text:span text:style-name="T4">string</text:span>, list []<text:span text:style-name="T4">string</text:span>) <text:span text:style-name="T4">bool</text:span> {</text:p>
            <text:p>    <text:span text:style-name="T1">for</text:span> _, b := <text:span text:style-name="T1">range</text:span> list {</text:p>
            <text:p>        <text:span text:style-name="T1">if</text:span> b == a {</text:p>
            <text:p>            <text:span text:style-name="T1">return</text:span> true</text:p>
            <text:p>        }</text:p>
            <text:p>    }</text:p>
            <text:p>    <text:span text:style-name="T1">return</text:span> false</text:p>
            <text:p>}</text:p>
          </table:table-cell>
          <table:table-cell table:style-name="ce48" office:value-type="string" calcext:value-type="string">
            <text:p>Проверяет, входит ли элемент в массив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4">func</text:span> Any(vs []string, f func(string) bool) bool {</text:p>
            <text:p>    <text:span text:style-name="T14">for</text:span> _, v := range vs {</text:p>
            <text:p>        <text:span text:style-name="T14">if</text:span> f(v) {</text:p>
            <text:p>            <text:span text:style-name="T14">return true</text:span></text:p>
            <text:p>        }</text:p>
            <text:p>    }</text:p>
            <text:p>    <text:span text:style-name="T14">return</text:span> false</text:p>
            <text:p>}</text:p>
          </table:table-cell>
          <table:table-cell table:style-name="ce52" office:value-type="string" calcext:value-type="string">
            <text:p><text:span text:style-name="T10">any</text:span></text:p>
            <text:p><text:span text:style-name="T10">Проверяет, отвечает ли хоть один элемент фунции, переданной во 2 атрибуте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4">func</text:span> All(vs []string, f func(string) bool) bool {</text:p>
            <text:p>    <text:span text:style-name="T14">for</text:span> _, v := range vs {</text:p>
            <text:p>        <text:span text:style-name="T14">if </text:span>!f(v) {</text:p>
            <text:p>           <text:span text:style-name="T14"> return false</text:span></text:p>
            <text:p>        }</text:p>
            <text:p>    }</text:p>
            <text:p><text:span text:style-name="T14">    return true</text:span></text:p>
            <text:p>}</text:p>
          </table:table-cell>
          <table:table-cell table:style-name="ce52" office:value-type="string" calcext:value-type="string">
            <text:p>all</text:p>
            <text:p>Проверяет, отвечают ли все элементы условию.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<text:span text:style-name="T14">func</text:span> Filter(vs []string, f func(string) bool) []string {</text:p>
            <text:p>    vsf := make([]string, 0)</text:p>
            <text:p>    <text:span text:style-name="T14">for</text:span> _, v := range vs {</text:p>
            <text:p>       <text:span text:style-name="T14"> if</text:span> f(v) {</text:p>
            <text:p>            vsf = append(vsf, v)</text:p>
            <text:p>        }</text:p>
            <text:p>    }</text:p>
            <text:p>    <text:span text:style-name="T14">return</text:span> vsf</text:p>
            <text:p>}</text:p>
          </table:table-cell>
          <table:table-cell table:style-name="ce52" office:value-type="string" calcext:value-type="string">
            <text:p><text:span text:style-name="T10">Возвращает новый срез,</text:span></text:p>
            <text:p><text:span text:style-name="T10">содержащий все элементы массива, удовлетворяющие условию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4">func</text:span> Map(vs []string, f func(string) string) []string {</text:p>
            <text:p>    vsm := make([]string, len(vs))</text:p>
            <text:p>    <text:span text:style-name="T14">for</text:span> i, v := range vs {</text:p>
            <text:p>        vsm[i] = f(v)</text:p>
            <text:p>    }</text:p>
            <text:p>    <text:span text:style-name="T14">return</text:span> vsm</text:p>
            <text:p>}</text:p>
            <text:p/>
          </table:table-cell>
          <table:table-cell table:style-name="ce52" office:value-type="string" calcext:value-type="string">
            <text:p>Возвращает новый срез,</text:p>
            <text:p>содержащий результаты применения функции-атрибута ко всем элементам</text:p>
          </table:table-cell>
          <table:table-cell table:number-columns-repeated="1022"/>
        </table:table-row>
        <table:table-row table:style-name="ro1" table:number-rows-repeated="16">
          <table:table-cell table:style-name="ce52" table:number-columns-repeated="2"/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son" table:style-name="ta6">
        <table:table-column table:style-name="co9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JSON</text:p>
          </table:table-cell>
          <table:table-cell table:style-name="ce55"/>
          <table:table-cell table:number-columns-repeated="1022"/>
        </table:table-row>
        <table:table-row table:style-name="ro10">
          <table:table-cell table:style-name="ce52" office:value-type="string" calcext:value-type="string">
            <text:p>bolB, _ := json.Marshal(true)</text:p>
            <text:p>    </text:p>
          </table:table-cell>
          <table:table-cell table:style-name="ce52" office:value-type="string" calcext:value-type="string">
            <text:p>форматируем в JSO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0">
          <table:table-cell table:style-name="ce52" office:value-type="string" calcext:value-type="string">
            <text:p>slcD := []string{"apple", "peach", "pear"}</text:p>
            <text:p>slcB, _ := json.Marshal(slcD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1">type</text:span> response1 <text:span text:style-name="T1">struct</text:span> {</text:p>
            <text:p>    Page   <text:span text:style-name="T4">int</text:span></text:p>
            <text:p>    Fruits []<text:span text:style-name="T4">string</text:span></text:p>
            <text:p>}</text:p>
            <text:p/>
            <text:p>res1D := &amp;response1{</text:p>
            <text:p>        Page:   1,</text:p>
            <text:p>        Fruits: []<text:span text:style-name="T4">string</text:span>{<text:span text:style-name="T3">"apple", "peach", "pear"</text:span>}}</text:p>
            <text:p>res1B, _ := json.Marshal(res1D)</text:p>
            <text:p>fmt.<text:span text:style-name="T4">Println</text:span>(string(res1B))</text:p>
          </table:table-cell>
          <table:table-cell table:style-name="ce52" office:value-type="string" calcext:value-type="string">
            <text:p>JSON пакует и кастомные типы данных</text:p>
            <text:p/>
            <text:p/>
            <text:p/>
            <text:p/>
            <text:p/>
            <text:p/>
            <text:p/>
            <text:p/>
            <text:p><text:span text:style-name="T26">// {"Page":1,"Fruits":["apple","peach","pear"]}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4" office:value-type="string" calcext:value-type="string">
            <text:p>byt := []byte(`{"num":6.13,"strs":["a","b"]}`)var dat map[string]interface{}if err := json.Unmarshal(byt, &amp;dat); err != nil {panic(err)}fmt.Println(dat)</text:p>
          </table:table-cell>
          <table:table-cell table:style-name="ce52" office:value-type="string" calcext:value-type="string">
            <text:p>Расшифровка байт-строки через Unmarshal</text:p>
            <text:p/>
            <text:p/>
            <text:p>С выводом всех ошибок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tr := `<text:span text:style-name="T3">{"page": 1, "fruits": ["apple", "peach"]}</text:span>`</text:p>
            <text:p>res := response2{}</text:p>
            <text:p>json.Unmarshal([]<text:span text:style-name="T1">byte</text:span>(<text:span text:style-name="T4">str</text:span>), &amp;res)</text:p>
            <text:p/>
          </table:table-cell>
          <table:table-cell table:style-name="ce52" office:value-type="string" calcext:value-type="string">
            <text:p>Распаковка строки через байты — в кастомный тип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enc := json.NewEncoder(os.Stdout)</text:p>
            <text:p>d := <text:span text:style-name="T1">map</text:span>[<text:span text:style-name="T4">string</text:span>]<text:span text:style-name="T4">int</text:span>{<text:span text:style-name="T3">"apple"</text:span>: 5, <text:span text:style-name="T3">"lettuce"</text:span>: 7}</text:p>
            <text:p>enc.Encode(d)</text:p>
          </table:table-cell>
          <table:table-cell table:style-name="ce52" office:value-type="string" calcext:value-type="string">
            <text:p>Прямая трансляция go типа map в json без перевода в стринги или байты — сразу в os.Stdout.  </text:p>
            <text:p>Так  же можно в HTTP response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XML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import</text:span> <text:span text:style-name="T3">"encoding/xml"</text:span></text:p>
          </table:table-cell>
          <table:table-cell table:style-name="ce52"/>
          <table:table-cell table:number-columns-repeated="1022"/>
        </table:table-row>
        <table:table-row table:style-name="ro10">
          <table:table-cell table:style-name="ce20" office:value-type="string" calcext:value-type="string">
            <text:p>type Plant struct {XMLName xml.Name `xml:"plant"`Id <text:s text:c="5"/>int <text:s text:c="5"/>`xml:"id,attr"`Name <text:s text:c="3"/>string <text:s text:c="2"/>`xml:"name"`Origin <text:s/>[]string `xml:"origin"`}</text:p>
          </table:table-cell>
          <table:table-cell table:style-name="ce52" office:value-type="string" calcext:value-type="string">
            <text:p>Структура для форматирования в xml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coffee := &amp;Plant{Id: 27, Name: "Coffee"}coffee.Origin = []string{"Ethiopia", "Brazil"}out, _ := xml.MarshalIndent(coffee, " ", " <text:s/>")fmt.Println(string(out))fmt.Println(xml.Header + string(out))</text:p>
          </table:table-cell>
          <table:table-cell table:style-name="ce52" office:value-type="string" calcext:value-type="string">
            <text:p>Создаём объект структуры (ссылаемся на структуру)</text:p>
            <text:p/>
            <text:p/>
            <text:p>Сооздаём xml с нормлаьными отступами для чтения</text:p>
            <text:p/>
            <text:p>Добавляем xml-хедер с инфой о кодировке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52"/>
          <table:table-cell table:number-columns-repeated="1022"/>
        </table:table-row>
        <table:table-row table:style-name="ro6">
          <table:table-cell table:style-name="ce20" office:value-type="string" calcext:value-type="string">
            <text:p>var p Plantif err := xml.Unmarshal(out, &amp;p); err != nil {panic(err)}fmt.Println(p)</text:p>
          </table:table-cell>
          <table:table-cell table:style-name="ce52" office:value-type="string" calcext:value-type="string">
            <text:p>Распаковываем байты в структуру, заранее подготовив переменную. </text:p>
            <text:p/>
            <text:p>Её можно вывести красивее, если прописать ей метод String(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20" office:value-type="string" calcext:value-type="string">
            <text:p>type Nesting struct {XMLName xml.Name `xml:"nesting"`Plants <text:s/>[]*Plant `xml:"parent&gt;child&gt;plant"`}nesting := &amp;Nesting{}nesting.Plants = []*Plant{coffee, tomato}out, _ = xml.MarshalIndent(nesting, " ", " <text:s/>")</text:p>
          </table:table-cell>
          <table:table-cell table:style-name="ce52" office:value-type="string" calcext:value-type="string">
            <text:p>Создаём структуру</text:p>
            <text:p/>
            <text:p><text:span text:style-name="T18">с описанием вложенности уровней </text:span></text:p>
            <text:p/>
            <text:p/>
            <text:p><text:span text:style-name="T51">упаковываем туда два экземпляра типа «plant»</text:span></text:p>
          </table:table-cell>
          <table:table-cell table:number-columns-repeated="1022"/>
        </table:table-row>
        <table:table-row table:style-name="ro1" table:number-rows-repeated="20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, var, FUNC" table:style-name="ta7">
        <table:table-column table:style-name="co10" table:default-cell-style-name="ce58"/>
        <table:table-column table:style-name="co11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constant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4">const</text:span> s <text:span text:style-name="T80">string</text:span> = <text:span text:style-name="T3">"constant"</text:span></text:p>
          </table:table-cell>
          <table:table-cell table:style-name="ce52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14" office:value-type="string" calcext:value-type="string">
            <text:p>const (z = iotaxy)const (a = iotab = iotac = iota)</text:p>
          </table:table-cell>
          <table:table-cell table:style-name="ce52" office:value-type="string" calcext:value-type="string">
            <text:p>iota — инкрементор,начинающий с нуля и действующий в пределах одного объявления const = (…).  Значения переменных z, x, y:</text:p>
            <text:p>0</text:p>
            <text:p>1</text:p>
            <text:p>2</text:p>
            <text:p/>
            <text:p>Записи с iota толкьо в первой переменной или во всех — равносильны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(a = iotab//commentc)const (z = iotaxy)</text:p>
          </table:table-cell>
          <table:table-cell table:style-name="ce52" office:value-type="string" calcext:value-type="string">
            <text:p>При начале нового объявления const iota сбрасывается</text:p>
            <text:p/>
            <text:p>0</text:p>
            <text:p>1</text:p>
            <text:p>2</text:p>
            <text:p>0</text:p>
            <text:p>1</text:p>
            <text:p>2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const (a = iota_bc)</text:p>
          </table:table-cell>
          <table:table-cell table:style-name="ce52" office:value-type="string" calcext:value-type="string">
            <text:p>нижнее подчёркивание скушает один цикл инкрементора.</text:p>
            <text:p>Значения a, b, c:</text:p>
            <text:p>0</text:p>
            <text:p>2</text:p>
            <text:p>3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onst (a = iotab = iota + 4c = iota * 4)</text:p>
          </table:table-cell>
          <table:table-cell table:style-name="ce52" office:value-type="string" calcext:value-type="string">
            <text:p>С iota можно строить выражения</text:p>
            <text:p>0</text:p>
            <text:p>5</text:p>
            <text:p>8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onst (a = iota + 10bc)</text:p>
          </table:table-cell>
          <table:table-cell table:style-name="ce52" office:value-type="string" calcext:value-type="string">
            <text:p>Но выражение в первой строке задаст начало инкрементации</text:p>
            <text:p>10</text:p>
            <text:p>11</text:p>
            <text:p>12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type Size uint8const (small Size = iotamediumlargeextraLarge)</text:p>
          </table:table-cell>
          <table:table-cell table:style-name="ce52" office:value-type="string" calcext:value-type="string">
            <text:p>если в первой строке указать тип, то дальше он тоже применится.</text:p>
            <text:p/>
            <text:p>Тут все прееменные стали типа Size:</text:p>
            <text:p>0</text:p>
            <text:p>1</text:p>
            <text:p>2</text:p>
            <text:p>3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variable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span text:style-name="T1">var</text:span> nowhere *int</text:p>
          </table:table-cell>
          <table:table-cell table:style-name="ce50" office:value-type="string" calcext:value-type="string">
            <text:p>Объявляем переменную-указатель на nil, пустот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81">var</text:span><text:span text:style-name="T82"> a </text:span><text:span text:style-name="T83">int = 100</text:span></text:p>
          </table:table-cell>
          <table:table-cell table:style-name="ce52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a:= 100</text:p>
            <text:p/>
            <text:p/>
            <text:p/>
            <text:p/>
            <text:p/>
            <text:p><text:span text:style-name="T10">a:= 100</text:span></text:p>
            <text:p><text:span text:style-name="T8">a:= 100   </text:span><text:span text:style-name="T84">// error</text:span></text:p>
          </table:table-cell>
          <table:table-cell table:style-name="ce52" office:value-type="string" calcext:value-type="string">
            <text:p>То же самое, что в начале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19">// &lt;-- jazz is new</text:span></text:p>
            <text:p>baz, foo  := someFunc()  <text:span text:style-name="T19">// &lt;-- baz is new</text:span></text:p>
            <text:p/>
            <text:p><text:span text:style-name="T1">var</text:span><text:span text:style-name="T17"> foo </text:span><text:span text:style-name="T4">int</text:span><text:span text:style-name="T17"> = 34</text:span></text:p>
            <text:p><text:span text:style-name="T1">func</text:span><text:span text:style-name="T17"> some() {</text:span></text:p>
            <text:p><text:span text:style-name="T17">  </text:span><text:span text:style-name="T19">// because foo here is scoped to some func</text:span></text:p>
            <text:p><text:span text:style-name="T17">  foo := 42  </text:span><text:span text:style-name="T19">// &lt;-- legal</text:span></text:p>
            <text:p><text:span text:style-name="T17">  foo = 314  </text:span><text:span text:style-name="T19">// &lt;-- legal</text:span></text:p>
            <text:p><text:span text:style-name="T17">}</text:span></text:p>
          </table:table-cell>
          <table:table-cell table:style-name="ce52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85">var </text:span><text:span text:style-name="T86">a = </text:span><text:span text:style-name="T87">3</text:span></text:p>
          </table:table-cell>
          <table:table-cell table:style-name="ce52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67" office:value-type="string" calcext:value-type="string">
            <text:p>Functions</text:p>
          </table:table-cell>
          <table:table-cell table:style-name="ce67"/>
          <table:table-cell table:number-columns-repeated="1022"/>
        </table:table-row>
        <table:table-row table:style-name="ro12">
          <table:table-cell table:style-name="ce50" office:value-type="string" calcext:value-type="string">
            <text:p><text:span text:style-name="T88">func</text:span><text:span text:style-name="T89"> (c circleStruct) nameOfFunc(argument </text:span><text:span text:style-name="T90">int</text:span><text:span text:style-name="T89">) (</text:span><text:span text:style-name="T90">float64, error)</text:span><text:span text:style-name="T89"> {</text:span></text:p>
            <text:p><text:span text:style-name="T59">    </text:span><text:span text:style-name="T91">return</text:span><text:span text:style-name="T59"> 1</text:span></text:p>
            <text:p><text:span text:style-name="T10">}</text:span></text:p>
          </table:table-cell>
          <table:table-cell table:style-name="ce50" office:value-type="string" calcext:value-type="string">
            <text:p><text:span text:style-name="T94">как пишется функция:</text:span></text:p>
            <text:p><text:span text:style-name="T5">func</text:span><text:span text:style-name="T6"> </text:span></text:p>
            <text:p><text:span text:style-name="T10">(СТРУКТУРА, к которой привязан метод, если привязан)</text:span></text:p>
            <text:p><text:span text:style-name="T10">ИМЯ ФУНКЦИИ</text:span></text:p>
            <text:p><text:span text:style-name="T10">(АРГУМЕНТЫ С ТИПАМИ) </text:span></text:p>
            <text:p><text:span text:style-name="T10">ТИП ВОЗВРАЩАЕМОГО РЕЗУЛЬТАТА, если несколько — то в скобках через запятую</text:span></text:p>
          </table:table-cell>
          <table:table-cell table:number-columns-repeated="1022"/>
        </table:table-row>
        <table:table-row table:style-name="ro6">
          <table:table-cell table:style-name="ce20" office:value-type="string" calcext:value-type="string">
            <text:p><text:span text:style-name="T1">func</text:span> plus(a <text:span text:style-name="T4">int</text:span>, b <text:span text:style-name="T4">int</text:span>) <text:span text:style-name="T4">int</text:span> {    </text:p>
            <text:p>    <text:span text:style-name="T1">return</text:span> a + b</text:p>
            <text:p>}</text:p>
          </table:table-cell>
          <table:table-cell table:style-name="ce52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plusPlus(a, b, c <text:span text:style-name="T4">int</text:span>) <text:span text:style-name="T4">int</text:span> {</text:p>
            <text:p>    <text:span text:style-name="T1">return</text:span> a + b + c</text:p>
            <text:p>}</text:p>
          </table:table-cell>
          <table:table-cell table:style-name="ce52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vals() (<text:span text:style-name="T4">int, int</text:span>) {</text:p>
            <text:p>    <text:span text:style-name="T1">return</text:span> 3, 7</text:p>
            <text:p>}</text:p>
          </table:table-cell>
          <table:table-cell table:style-name="ce52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i, err := strconv.Atoi(s)</text:p>
            <text:p><text:span text:style-name="T1">if</text:span> err != nil {</text:p>
            <text:p>    panic(<text:span text:style-name="T3">"Not a number"</text:span>)</text:p>
            <text:p>}</text:p>
          </table:table-cell>
          <table:table-cell table:style-name="ce52" office:value-type="string" calcext:value-type="string">
            <text:p><text:span text:style-name="T18">Функция может возвращать значение и ошибку</text:span>, если та появилась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sum(<text:span text:style-name="T51">nums</text:span><text:span text:style-name="T18"> ...</text:span><text:span text:style-name="T92">int</text:span>) {</text:p>
            <text:p>    fmt.<text:span text:style-name="T4">Print</text:span>(nums, <text:span text:style-name="T3">" "</text:span>)</text:p>
            <text:p>    total := 0</text:p>
            <text:p>    <text:span text:style-name="T1">for</text:span> _, num := <text:span text:style-name="T1">range</text:span> nums {</text:p>
            <text:p>        total += num</text:p>
            <text:p>    }</text:p>
            <text:p>    fmt.<text:span text:style-name="T4">Println</text:span>(total)</text:p>
            <text:p>}</text:p>
          </table:table-cell>
          <table:table-cell table:style-name="ce52" office:value-type="string" calcext:value-type="string">
            <text:p><text:span text:style-name="T18">Троеточие.  (как *args в питоне или ...args в js)</text:span></text:p>
            <text:p>Функция, <text:span text:style-name="T18">принимающая любое кол-во переменных одного типа, </text:span>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6">
          <table:table-cell table:style-name="ce14" office:value-type="string" calcext:value-type="string">
            <text:p><text:span text:style-name="T1">func</text:span>(msg <text:span text:style-name="T4">string</text:span>) {</text:p>
            <text:p>    fmt.<text:span text:style-name="T4">Println</text:span>(msg)</text:p>
            <text:p>}(<text:span text:style-name="T27">"going"</text:span>)</text:p>
          </table:table-cell>
          <table:table-cell table:style-name="ce52" office:value-type="string" calcext:value-type="string">
            <text:p><text:span text:style-name="T18">Анонимная функция (лямбда) </text:span>с мгновенным её вызовом — скобки с аргументом сразу после описани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array := []int{1, 2, 4, 8, 16, 32, 64, 128}</text:p>
            <text:p>x := 53</text:p>
            <text:p/>
            <text:p/>
            <text:p><text:span text:style-name="T59">closest := sort.Search(</text:span><text:span text:style-name="T76">len</text:span><text:span text:style-name="T59">(array), </text:span><text:span text:style-name="T76">func</text:span><text:span text:style-name="T59">(i int) </text:span><text:span text:style-name="T76">bool</text:span><text:span text:style-name="T59"> { </text:span><text:span text:style-name="T76">return</text:span><text:span text:style-name="T59"> array</text:span>[i] &gt;= x })</text:p>
            <text:p><text:span text:style-name="T59">fmt.</text:span><text:span text:style-name="T93">Println</text:span><text:span text:style-name="T59">(array</text:span>[closest], <text:span text:style-name="T22">"is the closest to"</text:span>, x)</text:p>
          </table:table-cell>
          <table:table-cell table:style-name="ce52" office:value-type="string" calcext:value-type="string">
            <text:p>sort.Search() находит наименьший индекс i из диапазона [0, n), для которого функция-предикат f(i) вернет true. В качестве предиката удобно использовать анонимную функцию</text:p>
            <text:p/>
            <text:p><text:span text:style-name="T10">// ближайший сверху к `x` элемент среза `a`</text:span></text:p>
            <text:p><text:span text:style-name="T10">// 64 is the closest to 53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0">
          <table:table-cell table:style-name="ce11" office:value-type="string" calcext:value-type="string">
            <text:p><text:span text:style-name="T10">Closure — Замыкание. П</text:span>еременная, содержащая функцию</text:p>
          </table:table-cell>
          <table:table-cell table:style-name="ce11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<text:span text:style-name="T1">func</text:span> intSeq() <text:span text:style-name="T1">func</text:span>() <text:span text:style-name="T4">int</text:span> {</text:p>
            <text:p>    i := 0</text:p>
            <text:p>    <text:span text:style-name="T1">return</text:span> <text:span text:style-name="T1">func</text:span>() <text:span text:style-name="T4">int</text:span> {</text:p>
            <text:p>        i++</text:p>
            <text:p>        <text:span text:style-name="T1">return</text:span> i</text:p>
            <text:p>    }</text:p>
            <text:p>}</text:p>
          </table:table-cell>
          <table:table-cell table:style-name="ce52" office:value-type="string" calcext:value-type="string">
            <text:p>Возвращает ф-ю, инкременирующую внутреннюю переменную i</text:p>
            <text:p/>
            <text:p>Эта функция ссылается на i, не даёт ей исчезнуть в сборщике мусора, поэтому как бы хранит состояние i, </text:p>
            <text:p>поэтому это по сути генератор.</text:p>
            <text:p/>
            <text:p>Каждый новый экземпляр генератора (анонимной ф-и), созданный верхней функцией,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    fmt.<text:span text:style-name="T4">Println</text:span>(nextInt())</text:p>
            <text:p>    fmt.<text:span text:style-name="T4">Println</text:span>(nextInt())</text:p>
            <text:p>    fmt.<text:span text:style-name="T4">Println</text:span>(nextInt())</text:p>
            <text:p/>
            <text:p>    newInts := intSeq()</text:p>
            <text:p>    fmt.<text:span text:style-name="T4">Println</text:span>(newInts()</text:p>
          </table:table-cell>
          <table:table-cell table:style-name="ce52" office:value-type="string" calcext:value-type="string">
            <text:p>При каж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Рекурсия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fact(n int) int {</text:p>
            <text:p>    <text:span text:style-name="T1">if</text:span> n == 0 {</text:p>
            <text:p>        <text:span text:style-name="T1">return</text:span> 1</text:p>
            <text:p>    }</text:p>
            <text:p>    <text:span text:style-name="T1">return</text:span> n * fact(n-1)</text:p>
            <text:p>}</text:p>
            <text:p/>
            <text:p>fmt.<text:span text:style-name="T4">Println</text:span>(fact(7))</text:p>
          </table:table-cell>
          <table:table-cell table:style-name="ce52" office:value-type="string" calcext:value-type="string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 text:c="4"/>var fib func(n int) int <text:s text:c="3"/>fib = func(n int) int { <text:s text:c="7"/>if n &lt; 2 { <text:s text:c="11"/>return n <text:s text:c="7"/>} <text:s text:c="7"/>return fib(n-1) + fib(n-2) <text:s text:c="3"/>} <text:s text:c="3"/>fmt.Println(fib(7))</text:p>
          </table:table-cell>
          <table:table-cell table:style-name="ce52" office:value-type="string" calcext:value-type="string">
            <text:p>closure тоже может в рекурсию, но её надо сначала объявить как <text:span text:style-name="T1">var</text:span></text:p>
            <text:p/>
            <text:p/>
            <text:p/>
            <text:p/>
            <text:p/>
            <text:p/>
            <text:p/>
            <text:p/>
            <text:p><text:span text:style-name="T17">Фиббоначи от 7 выдаст 13</text:span></text:p>
          </table:table-cell>
          <table:table-cell table:number-columns-repeated="1022"/>
        </table:table-row>
        <table:table-row table:style-name="ro1" table:number-rows-repeated="8">
          <table:table-cell table:style-name="ce52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, Interfaces" table:style-name="ta8">
        <table:table-column table:style-name="co12" table:number-columns-repeated="2" table:default-cell-style-name="ce61"/>
        <table:table-row table:style-name="ro1">
          <table:table-cell table:style-name="ce71" office:value-type="string" calcext:value-type="string">
            <text:p>Structs</text:p>
          </table:table-cell>
          <table:table-cell table:style-name="ce71" office:value-type="string" calcext:value-type="string">
            <text:p>Структуры</text:p>
          </table:table-cell>
        </table:table-row>
        <table:table-row table:style-name="ro2">
          <table:table-cell office:value-type="string" calcext:value-type="string">
            <text:p><text:span text:style-name="T1">type</text:span> person <text:span text:style-name="T4">struct</text:span> {</text:p>
            <text:p>    name <text:span text:style-name="T4">string</text:span></text:p>
            <text:p>    age  <text:span text:style-name="T4">int</text:span></text:p>
            <text:p>}</text:p>
            <text:p/>
          </table:table-cell>
          <table:table-cell office:value-type="string" calcext:value-type="string">
            <text:p>Структура — самодельный тип данных в Go.</text:p>
            <text:p/>
            <text:p>половина обычного класса,</text:p>
            <text:p>содержащая только <text:span text:style-name="T18">атрибуты</text:span>, переменные.</text:p>
            <text:p/>
            <text:p>Это может быть и просто массив</text:p>
          </table:table-cell>
        </table:table-row>
        <table:table-row table:style-name="ro2">
          <table:table-cell office:value-type="string" calcext:value-type="string">
            <text:p><text:span text:style-name="T1">func</text:span> newPerson(name <text:span text:style-name="T4">string</text:span>) *<text:span text:style-name="T4">person</text:span> {</text:p>
            <text:p>    p := person{name: name}</text:p>
            <text:p>    p.age = 42</text:p>
            <text:p>    <text:span text:style-name="T1">return</text:span> &amp;p</text:p>
            <text:p>}</text:p>
            <text:p/>
          </table:table-cell>
          <table:table-cell office:value-type="string" calcext:value-type="string">
            <text:p>Ф-я, создающая экземпляр с ссылкой на структуру в качестве типа (ну прям как на класс в Питоне).  </text:p>
            <text:p/>
            <text:p>Возвращает указатель на внутреннюю локальную переменную и переменная переживёт область действия функции.</text:p>
          </table:table-cell>
        </table:table-row>
        <table:table-row table:style-name="ro7">
          <table:table-cell office:value-type="string" calcext:value-type="string">
            <text:p><text:span text:style-name="T1">func</text:span> makePerson(name <text:span text:style-name="T4">string</text:span>) <text:span text:style-name="T4">person</text:span> {</text:p>
            <text:p>    p := person{name: name}</text:p>
            <text:p>    p.age = 42</text:p>
            <text:p>    <text:span text:style-name="T1">return</text:span> p</text:p>
            <text:p>}</text:p>
          </table:table-cell>
          <table:table-cell office:value-type="string" calcext:value-type="string">
            <text:p>Если функция-конструктор возвращает саму структуру, а не указатель — принято использовать префикс <text:span text:style-name="T17">make</text:span> вместо <text:span text:style-name="T17">new</text:span></text:p>
          </table:table-cell>
        </table:table-row>
        <table:table-row table:style-name="ro1">
          <table:table-cell office:value-type="string" calcext:value-type="string">
            <text:p><text:span text:style-name="T8">k := &amp;person{</text:span><text:span text:style-name="T95">"John"</text:span>, 53}</text:p>
          </table:table-cell>
          <table:table-cell office:value-type="string" calcext:value-type="string">
            <text:p>Создаём экземпляр структуры ссылаясь на структуру</text:p>
          </table:table-cell>
        </table:table-row>
        <table:table-row table:style-name="ro1">
          <table:table-cell table:number-columns-repeated="2"/>
        </table:table-row>
        <table:table-row table:style-name="ro9">
          <table:table-cell table:style-name="ce62" office:value-type="string" calcext:value-type="string">
            <text:p><text:span text:style-name="T1">type</text:span> rect <text:span text:style-name="T4">struct</text:span> {</text:p>
            <text:p>    width, height <text:span text:style-name="T4">int</text:span></text:p>
            <text:p>}</text:p>
            <text:p/>
            <text:p><text:span text:style-name="T1">func</text:span> (r *rect) area() <text:span text:style-name="T4">int</text:span> {</text:p>
            <text:p>    <text:span text:style-name="T1">return</text:span> r.width * r.height</text:p>
            <text:p>}</text:p>
            <text:p/>
            <text:p><text:span text:style-name="T1">func</text:span> (r rect) perim() <text:span text:style-name="T4">int</text:span> {</text:p>
            <text:p>    <text:span text:style-name="T1">return</text:span> 2*r.width + 2*r.height</text:p>
            <text:p>}</text:p>
            <text:p/>
          </table:table-cell>
          <table:table-cell office:value-type="string" calcext:value-type="string">
            <text:p><text:span text:style-name="T18">Методы</text:span> структур — стоят вне структур!</text:p>
            <text:p/>
            <text:p><text:span text:style-name="T18">Ссылка</text:span> на структуру — в скобках перед именем</text:p>
          </table:table-cell>
        </table:table-row>
        <table:table-row table:style-name="ro10">
          <table:table-cell office:value-type="string" calcext:value-type="string">
            <text:p>sean := person{name: <text:span text:style-name="T3">"Sean"</text:span>, age: 50}</text:p>
            <text:p>fmt.<text:span text:style-name="T4">Println</text:span>(sean.name)</text:p>
          </table:table-cell>
          <table:table-cell office:value-type="string" calcext:value-type="string">
            <text:p>Доступ к полям структуры — через точку:</text:p>
            <text:p><text:span text:style-name="T10">// Sean</text:span></text:p>
          </table:table-cell>
        </table:table-row>
        <table:table-row table:style-name="ro4">
          <table:table-cell office:value-type="string" calcext:value-type="string">
            <text:p>sven := &amp;person{name: <text:span text:style-name="T3">"Sven"</text:span>, age: 50}</text:p>
            <text:p>fmt.<text:span text:style-name="T4">Println</text:span>((*sven).age)</text:p>
            <text:p>fmt.<text:span text:style-name="T4">Println</text:span>(sven.age)</text:p>
            <text:p>// 50</text:p>
          </table:table-cell>
          <table:table-cell office:value-type="string" calcext:value-type="string">
            <text:p>Чтобы получить доступ к полям структуры через указатель, не обязательно разыменовывать его через *. Эти два варианта эквивалентны</text:p>
          </table:table-cell>
        </table:table-row>
        <table:table-row table:style-name="ro12">
          <table:table-cell office:value-type="string" calcext:value-type="string">
            <text:p><text:span text:style-name="T1">type</text:span> book <text:span text:style-name="T4">struct</text:span> {</text:p>
            <text:p>    title  <text:span text:style-name="T4">string</text:span></text:p>
            <text:p><text:span text:style-name="T59">    author </text:span><text:span text:style-name="T93">struct</text:span><text:span text:style-name="T59"> {</text:span></text:p>
            <text:p><text:span text:style-name="T8">        firstName </text:span><text:span text:style-name="T96">string</text:span></text:p>
            <text:p><text:span text:style-name="T8">        lastName  </text:span><text:span text:style-name="T96">string</text:span></text:p>
            <text:p><text:span text:style-name="T10">    }</text:span></text:p>
            <text:p>}</text:p>
          </table:table-cell>
          <table:table-cell table:style-name="ce38" office:value-type="string" calcext:value-type="string">
            <text:p>Структуры могут включать другие структуры</text:p>
          </table:table-cell>
        </table:table-row>
        <table:table-row table:style-name="ro4">
          <table:table-cell office:value-type="string" calcext:value-type="string">
            <text:p>type comment <text:span text:style-name="T4">struct</text:span> {</text:p>
            <text:p><text:span text:style-name="T8">    text   </text:span><text:span text:style-name="T96">string</text:span></text:p>
            <text:p>    author *user</text:p>
            <text:p>}</text:p>
          </table:table-cell>
          <table:table-cell table:style-name="ce38" office:value-type="string" calcext:value-type="string">
            <text:p>Поле структуры может ссылаться на другую структуру</text:p>
          </table:table-cell>
        </table:table-row>
        <table:table-row table:style-name="ro3">
          <table:table-cell office:value-type="string" calcext:value-type="string">
            <text:p>chris := user{</text:p>
            <text:p>    name: <text:span text:style-name="T3">"Chris"</text:span>,</text:p>
            <text:p>}</text:p>
            <text:p>c := comment{</text:p>
            <text:p>    text:   <text:span text:style-name="T3">"Gophers are awesome!"</text:span>,</text:p>
            <text:p>    author: &amp;chris,</text:p>
            <text:p>}</text:p>
            <text:p>fmt.<text:span text:style-name="T4">Printf</text:span>(<text:span text:style-name="T3">"%+v\n"</text:span>, c)</text:p>
          </table:table-cell>
          <table:table-cell office:value-type="string" calcext:value-type="string">
            <text:p>Пример ссылки из структуры "комментарий"</text:p>
            <text:p>на структуру "пользователь" через поле "автор коммента"</text:p>
            <text:p/>
            <text:p/>
            <text:p/>
            <text:p/>
            <text:p><text:span text:style-name="T25">// {text:Gophers are awesome! author:0xc0000981e0}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Структуры из базовых типов</text:p>
          </table:table-cell>
          <table:table-cell table:style-name="ce36"/>
        </table:table-row>
        <table:table-row table:style-name="ro1">
          <table:table-cell office:value-type="string" calcext:value-type="string">
            <text:p><text:span text:style-name="T1">type</text:span> inn <text:span text:style-name="T4">string</text:span></text:p>
          </table:table-cell>
          <table:table-cell office:value-type="string" calcext:value-type="string">
            <text:p>Создаём тип "ИНН" из стринги</text:p>
          </table:table-cell>
        </table:table-row>
        <table:table-row table:style-name="ro11">
          <table:table-cell office:value-type="string" calcext:value-type="string">
            <text:p><text:span text:style-name="T1">func</text:span> (id inn) isValid() <text:span text:style-name="T4">bool</text:span> {</text:p>
            <text:p>    <text:span text:style-name="T1">if </text:span><text:span text:style-name="T77">len</text:span>(id) != 12 {</text:p>
            <text:p>        <text:span text:style-name="T1">return</text:span> false</text:p>
            <text:p>    }</text:p>
            <text:p>    <text:span text:style-name="T1">for</text:span> _, char := <text:span text:style-name="T1">range</text:span> id {</text:p>
            <text:p>       <text:span text:style-name="T1"> if</text:span> !unicode.IsDigit(char) {</text:p>
            <text:p>            <text:span text:style-name="T1">return</text:span> false</text:p>
            <text:p>        }</text:p>
            <text:p>    }</text:p>
            <text:p>    <text:span text:style-name="T1">return</text:span> true</text:p>
            <text:p>}</text:p>
          </table:table-cell>
          <table:table-cell office:value-type="string" calcext:value-type="string">
            <text:p>Добавляем новое поведение структуре "ИНН".</text:p>
            <text:p/>
            <text:p>Теперь можно проверить, является ли ИНН валидным.</text:p>
            <text:p/>
            <text:p/>
            <text:p>Если создать <text:span text:style-name="T18">новый</text:span> определяемый <text:span text:style-name="T18">тип на основе inn</text:span> — <text:span text:style-name="T18">он унаследует структуру и свойства inn, </text:span></text:p>
            <text:p><text:span text:style-name="T18">но не методы</text:span></text:p>
          </table:table-cell>
        </table:table-row>
        <table:table-row table:style-name="ro1">
          <table:table-cell table:style-name="ce41" office:value-type="string" calcext:value-type="string">
            <text:p>Возвращение nil в случае отсутствия структуры</text:p>
          </table:table-cell>
          <table:table-cell table:style-name="ce41"/>
        </table:table-row>
        <table:table-row table:style-name="ro14">
          <table:table-cell office:value-type="string" calcext:value-type="string">
            <text:p><text:span text:style-name="T26">// return *Item instead of Item</text:span></text:p>
            <text:p><text:span text:style-name="T1">func</text:span> Handler(request <text:span text:style-name="T4">Request</text:span>) (*Item, <text:span text:style-name="T4">error</text:span>) {</text:p>
            <text:p><text:span text:style-name="T26">   // your code here, eg:</text:span></text:p>
            <text:p>   item := Item{}</text:p>
            <text:p>   <text:span text:style-name="T1">if</text:span> err := dynamodbattribute.UnmarshalMap(result.Item, &amp;item); err != <text:span text:style-name="T1">nil</text:span> {</text:p>
            <text:p>        <text:span text:style-name="T1">return</text:span> <text:span text:style-name="T1">nil</text:span>, err</text:p>
            <text:p>    }</text:p>
            <text:p>    <text:span text:style-name="T1">return</text:span> &amp;item, <text:span text:style-name="T1">nil</text:span></text:p>
            <text:p>}</text:p>
          </table:table-cell>
          <table:table-cell office:value-type="string" calcext:value-type="string">
            <text:p><text:span text:style-name="T18">Нельзя в переменную типа struct положить nil.</text:span></text:p>
            <text:p><text:span text:style-name="T18">Чтоб решить это, делаем две переменных.</text:span></text:p>
            <text:p>В первую — кладём структуру.</text:p>
            <text:p/>
            <text:p/>
            <text:p/>
            <text:p/>
            <text:p>Вторая — указатель на первую, вторую и возвращаем. Указатель может быть nil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Методы структур</text:p>
          </table:table-cell>
          <table:table-cell table:style-name="ce71"/>
        </table:table-row>
        <table:table-row table:style-name="ro12">
          <table:table-cell office:value-type="string" calcext:value-type="string">
            <text:p><text:span text:style-name="T1">type</text:span> rect <text:span text:style-name="T4">struct</text:span> {</text:p>
            <text:p>    width, height int</text:p>
            <text:p>}</text:p>
            <text:p/>
            <text:p><text:span text:style-name="T1">func</text:span> (r rect) area() <text:span text:style-name="T4">int</text:span> {</text:p>
            <text:p>    <text:span text:style-name="T1">return</text:span> r.width * r.height</text:p>
            <text:p>}</text:p>
          </table:table-cell>
          <table:table-cell office:value-type="string" calcext:value-type="string">
            <text:p>Метод отличается от обычной функции специальным параметром — получателем. </text:p>
            <text:p/>
            <text:p/>
            <text:p>В определении метода получатель указывается сразу после ключевого слова <text:span text:style-name="T1">funс</text:span></text:p>
          </table:table-cell>
        </table:table-row>
        <table:table-row table:style-name="ro6">
          <table:table-cell office:value-type="string" calcext:value-type="string">
            <text:p><text:span text:style-name="T1">func</text:span> (c *circle) area() <text:span text:style-name="T4">float64</text:span> {</text:p>
            <text:p>    <text:span text:style-name="T1">return</text:span> math.Pi * math.Pow(<text:span text:style-name="T1">float64</text:span>(c.radius), 2)</text:p>
            <text:p>}</text:p>
          </table:table-cell>
          <table:table-cell table:style-name="ce38" office:value-type="string" calcext:value-type="string">
            <text:p>Получателем может быть не значение заданного типа, а указатель на это значение</text:p>
          </table:table-cell>
        </table:table-row>
        <table:table-row table:style-name="ro17">
          <table:table-cell office:value-type="string" calcext:value-type="string">
            <text:p>rptr := &amp;r</text:p>
            <text:p>r.area()</text:p>
            <text:p>rptr.area()</text:p>
            <text:p/>
            <text:p>c := *cptr</text:p>
            <text:p>c.area()</text:p>
            <text:p>cptr.area()</text:p>
          </table:table-cell>
          <table:table-cell office:value-type="string" calcext:value-type="string">
            <text:p>При вызове метода Go автоматически преобразует значение получателя в указатель или указатель в значение, как того требует определение метода. </text:p>
            <text:p/>
            <text:p>Любой из перечисленных вариантов будет работать</text:p>
            <text:p/>
            <text:p>Считается хорошим тоном во всех методах использовать или только значение, или только указатель, но не смешивать одно с другим. </text:p>
            <text:p/>
            <text:p><text:span text:style-name="T10">НО если указывать значение, метод НЕ БУДЕТ изменять изначальную структуру.</text:span></text:p>
            <text:p/>
            <text:p><text:span text:style-name="T18">Обычно используют указатель на структуру</text:span>: так Go не приходится копировать всю структуру, а метод может ее изменить</text:p>
          </table:table-cell>
        </table:table-row>
        <table:table-row table:style-name="ro1">
          <table:table-cell table:style-name="ce51" office:value-type="string" calcext:value-type="string">
            <text:p>embedding — Встраивание</text:p>
          </table:table-cell>
          <table:table-cell table:style-name="ce51"/>
        </table:table-row>
        <table:table-row table:style-name="ro4">
          <table:table-cell table:style-name="ce62" office:value-type="string" calcext:value-type="string">
            <text:p>type counter struct {</text:p>
            <text:p>    value uint}</text:p>
            <text:p>func (c *counter) increment() {</text:p>
            <text:p>    c.value++}</text:p>
          </table:table-cell>
          <table:table-cell table:style-name="ce62" office:value-type="string" calcext:value-type="string">
            <text:p>Структура "каунтер" с методом "инкремент"</text:p>
          </table:table-cell>
        </table:table-row>
        <table:table-row table:style-name="ro7">
          <table:table-cell table:style-name="ce62" office:value-type="string" calcext:value-type="string">
            <text:p>type usage struct {</text:p>
            <text:p>    service <text:span text:style-name="T21">string</text:span></text:p>
            <text:p>    counter <text:span text:style-name="T21">counter</text:span>}</text:p>
            <text:p>func makeUsage(service string) usage {</text:p>
            <text:p>    return usage{service, counter{}}}</text:p>
          </table:table-cell>
          <table:table-cell table:style-name="ce62" office:value-type="string" calcext:value-type="string">
            <text:p>Внешняя структура, содержащая экземпляр каунтера, и метод инициации объекта через make</text:p>
          </table:table-cell>
        </table:table-row>
        <table:table-row table:style-name="ro6">
          <table:table-cell table:style-name="ce62" office:value-type="string" calcext:value-type="string">
            <text:p>usage := makeUsage(<text:span text:style-name="T22">"find"</text:span>)</text:p>
            <text:p>usage.<text:span text:style-name="T97">counter</text:span>.<text:span text:style-name="T11">increment</text:span>()</text:p>
          </table:table-cell>
          <table:table-cell table:style-name="ce62" office:value-type="string" calcext:value-type="string">
            <text:p><text:span text:style-name="T18">Обычное использование </text:span>— создание объекта.</text:p>
            <text:p>И затем обращение к атрибуту "каунтер" и его методу increment</text:p>
          </table:table-cell>
        </table:table-row>
        <table:table-row table:style-name="ro4">
          <table:table-cell table:style-name="ce62" office:value-type="string" calcext:value-type="string">
            <text:p>type usage struct {</text:p>
            <text:p>    service <text:span text:style-name="T21">string</text:span></text:p>
            <text:p>    <text:span text:style-name="T21">counter</text:span></text:p>
            <text:p>}</text:p>
          </table:table-cell>
          <table:table-cell table:style-name="ce45" office:value-type="string" calcext:value-type="string">
            <text:p>А теперь мы не экземпляр типа "каунтер" встраиваем, а САМ ТИП "каунтер".</text:p>
          </table:table-cell>
        </table:table-row>
        <table:table-row table:style-name="ro10">
          <table:table-cell office:value-type="string" calcext:value-type="string">
            <text:p>usage := makeUsage(<text:span text:style-name="T22">"find"</text:span>)</text:p>
            <text:p>usage.<text:span text:style-name="T11">increment</text:span>()</text:p>
          </table:table-cell>
          <table:table-cell office:value-type="string" calcext:value-type="string">
            <text:p>И тогда можем <text:span text:style-name="T18">напрямую использовать его методы</text:span></text:p>
            <text:p><text:span text:style-name="T18">из внешней структуры</text:span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1" office:value-type="string" calcext:value-type="string">
            <text:p>Interfaces</text:p>
          </table:table-cell>
          <table:table-cell table:style-name="ce71"/>
        </table:table-row>
        <table:table-row table:style-name="ro4">
          <table:table-cell office:value-type="string" calcext:value-type="string">
            <text:p><text:span text:style-name="T1">type</text:span> geometry <text:span text:style-name="T1">interface</text:span> {</text:p>
            <text:p>    area() <text:span text:style-name="T4">float64</text:span></text:p>
            <text:p>    perim() <text:span text:style-name="T4">float64</text:span></text:p>
            <text:p>}</text:p>
          </table:table-cell>
          <table:table-cell office:value-type="string" calcext:value-type="string">
            <text:p>Интерфейс — структура БЕЗ атрибутов, но с перечислением методов</text:p>
          </table:table-cell>
        </table:table-row>
        <table:table-row table:style-name="ro2">
          <table:table-cell office:value-type="string" calcext:value-type="string">
            <text:p><text:span text:style-name="T1">type</text:span> rect <text:span text:style-name="T1">struct</text:span> {</text:p>
            <text:p>    width, height <text:span text:style-name="T4">float64</text:span></text:p>
            <text:p>}</text:p>
            <text:p><text:span text:style-name="T1">type</text:span> circle <text:span text:style-name="T1">struct</text:span> {</text:p>
            <text:p>    radius <text:span text:style-name="T4">float64</text:span></text:p>
            <text:p>}</text:p>
          </table:table-cell>
          <table:table-cell office:value-type="string" calcext:value-type="string">
            <text:p>Чтобы имплементировать интерфейс, мы должны создать структуру, </text:p>
            <text:p/>
            <text:p>например, прямоугольники и круги</text:p>
          </table:table-cell>
        </table:table-row>
        <table:table-row table:style-name="ro17">
          <table:table-cell office:value-type="string" calcext:value-type="string">
            <text:p><text:span text:style-name="T98">//The implementation for rects.</text:span></text:p>
            <text:p><text:span text:style-name="T1">func</text:span> (r rect) area() <text:span text:style-name="T4">float64</text:span> {</text:p>
            <text:p>    <text:span text:style-name="T1">return</text:span> r.width * r.height</text:p>
            <text:p>}</text:p>
            <text:p><text:span text:style-name="T1">func</text:span> (r rect) perim() <text:span text:style-name="T4">float64</text:span> {</text:p>
            <text:p>    <text:span text:style-name="T1">return</text:span> 2*r.width + 2*r.height</text:p>
            <text:p>}</text:p>
            <text:p/>
            <text:p><text:span text:style-name="T19">//The implementation for circles.</text:span></text:p>
            <text:p><text:span text:style-name="T1">func</text:span> (c circle) area() <text:span text:style-name="T4">float64</text:span> {</text:p>
            <text:p>    <text:span text:style-name="T1">return</text:span> math.Pi * c.radius * c.radius</text:p>
            <text:p>}</text:p>
            <text:p><text:span text:style-name="T1">func</text:span> (c circle) perim() <text:span text:style-name="T4">float64</text:span> {</text:p>
            <text:p>    <text:span text:style-name="T1">return</text:span> 2 * math.Pi * c.radius</text:p>
            <text:p>}</text:p>
            <text:p/>
          </table:table-cell>
          <table:table-cell office:value-type="string" calcext:value-type="string">
            <text:p>а к ней — методы, перечисленные в интерфейсе</text:p>
          </table:table-cell>
        </table:table-row>
        <table:table-row table:style-name="ro18">
          <table:table-cell office:value-type="string" calcext:value-type="string">
            <text:p><text:span text:style-name="T1">func</text:span> measure(g geometry) {</text:p>
            <text:p>    fmt.<text:span text:style-name="T4">Println</text:span>(g)</text:p>
            <text:p>    fmt.<text:span text:style-name="T4">Println</text:span>(g.area())</text:p>
            <text:p>    fmt.<text:span text:style-name="T4">Println</text:span>(g.perim())</text:p>
            <text:p>}</text:p>
            <text:p/>
            <text:p><text:span text:style-name="T1">func</text:span> <text:span text:style-name="T4">main</text:span>() {</text:p>
            <text:p>    r := rect{width: 3, height: 4}</text:p>
            <text:p>    c := circle{radius: 5}</text:p>
            <text:p/>
            <text:p>    measure(r)</text:p>
            <text:p>    measure(c)</text:p>
            <text:p>}</text:p>
            <text:p/>
          </table:table-cell>
          <table:table-cell office:value-type="string" calcext:value-type="string">
            <text:p>Если в функции используется переменная типа интерфейса,</text:p>
            <text:p>то туда можно подставить аргумент любой из его реализаций,</text:p>
            <text:p/>
            <text:p/>
            <text:p/>
            <text:p/>
            <text:p/>
            <text:p/>
            <text:p>хоть прямоугольник, хоть круг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Встраивание интерфейса (приватные атрибуты)</text:p>
          </table:table-cell>
          <table:table-cell table:style-name="ce71"/>
        </table:table-row>
        <table:table-row table:style-name="ro10">
          <table:table-cell office:value-type="string" calcext:value-type="string">
            <text:p><text:span text:style-name="T1">type</text:span> counter <text:span text:style-name="T21">struct</text:span> {</text:p>
            <text:p>    val <text:span text:style-name="T21">uint</text:span>}</text:p>
          </table:table-cell>
          <table:table-cell office:value-type="string" calcext:value-type="string">
            <text:p>Структура conter. <text:s/>к ней прописаны методы increment() и value()</text:p>
          </table:table-cell>
        </table:table-row>
        <table:table-row table:style-name="ro6">
          <table:table-cell office:value-type="string" calcext:value-type="string">
            <text:p><text:span text:style-name="T1">type</text:span> Counter <text:span text:style-name="T21">interface</text:span> {</text:p>
            <text:p>    increment()</text:p>
            <text:p>    value() <text:span text:style-name="T21">uint</text:span>}</text:p>
          </table:table-cell>
          <table:table-cell office:value-type="string" calcext:value-type="string">
            <text:p>определяем интерфейс, который будет инкрементить,</text:p>
            <text:p>а значение можно будет получить только через метод, НЕ напрямую.</text:p>
          </table:table-cell>
        </table:table-row>
        <table:table-row table:style-name="ro6">
          <table:table-cell office:value-type="string" calcext:value-type="string">
            <text:p><text:span text:style-name="T1">type</text:span> usage <text:span text:style-name="T21">struct</text:span> {</text:p>
            <text:p>    service <text:span text:style-name="T21">string</text:span></text:p>
            <text:p>    Counter}</text:p>
          </table:table-cell>
          <table:table-cell office:value-type="string" calcext:value-type="string">
            <text:p>Во внешнюю структуру <text:span text:style-name="T18">встраиваем не каунтер, а интерфейс Каунтер</text:span></text:p>
          </table:table-cell>
        </table:table-row>
        <table:table-row table:style-name="ro4">
          <table:table-cell office:value-type="string" calcext:value-type="string">
            <text:p><text:span text:style-name="T1">func</text:span> newUsage(service <text:span text:style-name="T21">string</text:span>) *<text:span text:style-name="T21">usage</text:span> {</text:p>
            <text:p>    <text:span text:style-name="T1">return</text:span> &amp;usage{service, &amp;counter{} }</text:p>
            <text:p>}</text:p>
          </table:table-cell>
          <table:table-cell office:value-type="string" calcext:value-type="string">
            <text:p>При создании счётчика использования сервиса </text:p>
            <text:p>передаём строку имени сервиса и экземпляр структуры "каунтер", но пользователь не узнает, что там есть атрибут "value"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ops" table:style-name="ta9">
        <table:table-column table:style-name="co12" table:number-columns-repeated="2" table:default-cell-style-name="ce61"/>
        <table:table-row table:style-name="ro1">
          <table:table-cell table:style-name="ce60" office:value-type="string" calcext:value-type="string">
            <text:p>For</text:p>
          </table:table-cell>
          <table:table-cell table:style-name="ce60"/>
        </table:table-row>
        <table:table-row table:style-name="ro7">
          <table:table-cell office:value-type="string" calcext:value-type="string">
            <text:p> i := 1</text:p>
            <text:p><text:span text:style-name="T14">for</text:span> i &lt;= 3 {</text:p>
            <text:p>    fmt.<text:span text:style-name="T99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14">while</text:span> из Питона</text:p>
          </table:table-cell>
        </table:table-row>
        <table:table-row table:style-name="ro4">
          <table:table-cell office:value-type="string" calcext:value-type="string">
            <text:p><text:span text:style-name="T14">for</text:span> j := 7; j &lt;= 9; j++ {</text:p>
            <text:p>        fmt.<text:span text:style-name="T99">Println</text:span>(j)</text:p>
            <text:p>    }</text:p>
          </table:table-cell>
          <table:table-cell office:value-type="string" calcext:value-type="string">
            <text:p>Классический <text:span text:style-name="T14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7">
          <table:table-cell office:value-type="string" calcext:value-type="string">
            <text:p><text:span text:style-name="T14">for</text:span> {</text:p>
            <text:p>    fmt.<text:span text:style-name="T99">Println</text:span>(<text:span text:style-name="T3">"loop"</text:span>)</text:p>
            <text:p>    <text:span text:style-name="T14">break</text:span></text:p>
            <text:p>}</text:p>
            <text:p/>
          </table:table-cell>
          <table:table-cell office:value-type="string" calcext:value-type="string">
            <text:p>for без условия</text:p>
            <text:p>Вечный цикл. Он же <text:span text:style-name="T14">while True</text:span> в питоне.</text:p>
            <text:p>Оканчивается только через <text:span text:style-name="T14">break</text:span></text:p>
          </table:table-cell>
        </table:table-row>
        <table:table-row table:style-name="ro12">
          <table:table-cell office:value-type="string" calcext:value-type="string">
            <text:p><text:span text:style-name="T14">for</text:span> n := 0; n &lt;= 5; n++ {</text:p>
            <text:p>        <text:span text:style-name="T14">if</text:span> n%2 == 0 {</text:p>
            <text:p>            <text:span text:style-name="T14">continue</text:span></text:p>
            <text:p>        }</text:p>
            <text:p>        fmt.<text:span text:style-name="T99">Println</text:span>(n)</text:p>
            <text:p>    }</text:p>
            <text:p>}</text:p>
          </table:table-cell>
          <table:table-cell office:value-type="string" calcext:value-type="string">
            <text:p>Пример <text:span text:style-name="T14">continue</text:span></text:p>
          </table:table-cell>
        </table:table-row>
        <table:table-row table:style-name="ro10">
          <table:table-cell table:style-name="ce64" office:value-type="string" calcext:value-type="string">
            <text:p><text:span text:style-name="T100">for</text:span><text:span text:style-name="T101"> key, value := </text:span><text:span text:style-name="T102">range</text:span><text:span text:style-name="T101"> n {</text:span></text:p>
            <text:p><text:span text:style-name="T103">    fmt.</text:span><text:span text:style-name="T104">Println</text:span><text:span text:style-name="T103">(</text:span><text:span text:style-name="T105">"key: "</text:span><text:span text:style-name="T103">, key, </text:span><text:span text:style-name="T105">", value: "</text:span><text:span text:style-name="T103">, value)</text:span></text:p>
          </table:table-cell>
          <table:table-cell office:value-type="string" calcext:value-type="string">
            <text:p>цикл по ключам и значениям словаря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 routines" table:style-name="ta10">
        <table:table-column table:style-name="co13" table:default-cell-style-name="ce52"/>
        <table:table-column table:style-name="co14" table:default-cell-style-name="ce52"/>
        <table:table-column table:style-name="co3" table:number-columns-repeated="1022" table:default-cell-style-name="ce58"/>
        <table:table-row table:style-name="ro1">
          <table:table-cell table:style-name="ce71" office:value-type="string" calcext:value-type="string">
            <text:p>Go routines</text:p>
          </table:table-cell>
          <table:table-cell table:style-name="ce71"/>
          <table:table-cell table:style-name="Default" table:number-columns-repeated="1022"/>
        </table:table-row>
        <table:table-row table:style-name="ro7">
          <table:table-cell table:style-name="ce44" office:value-type="string" calcext:value-type="string">
            <text:p><text:span text:style-name="T14">func</text:span> f(from <text:span text:style-name="T4">string</text:span>) {    </text:p>
            <text:p>    <text:span text:style-name="T14">for</text:span> i := 0; i &lt; 9; i++ {        </text:p>
            <text:p>        fmt.<text:span text:style-name="T4">Println</text:span>(from, ":", i)</text:p>
            <text:p>        time.Sleep(time.Second/4)    </text:p>
            <text:p>}}</text:p>
          </table:table-cell>
          <table:table-cell table:style-name="ce61" office:value-type="string" calcext:value-type="string">
            <text:p>просто ф-я, считающая до 8</text:p>
          </table:table-cell>
          <table:table-cell table:style-name="Default" table:number-columns-repeated="1022"/>
        </table:table-row>
        <table:table-row table:style-name="ro9">
          <table:table-cell table:style-name="ce44" office:value-type="string" calcext:value-type="string">
            <text:p><text:span text:style-name="T14">func</text:span> main() {</text:p>
            <text:p>     f(<text:span text:style-name="T3">"direct"</text:span>)    </text:p>
            <text:p>     <text:span text:style-name="T14">go</text:span> f(<text:span text:style-name="T3">"goroutine"</text:span>)</text:p>
            <text:p>     time.Sleep(time.Second*2)    </text:p>
            <text:p>     <text:span text:style-name="T14">func</text:span>(msg string) {        </text:p>
            <text:p>          fmt.<text:span text:style-name="T4">Println</text:span>(msg)    }(<text:span text:style-name="T3">"going"</text:span>)</text:p>
            <text:p>     time.Sleep(time.Second*3)   </text:p>
            <text:p>     fmt.<text:span text:style-name="T4">Println</text:span>(<text:span text:style-name="T3">"done"</text:span>)}</text:p>
          </table:table-cell>
          <table:table-cell table:style-name="ce61" office:value-type="string" calcext:value-type="string">
            <text:p/>
            <text:p>Сначала запускаем ф-ю обынчм синхронным способом. Отсчитывает от 0 до 8.</text:p>
            <text:p/>
            <text:p>Затем в горутине — получаем автоматическое распараллеливание потоков.</text:p>
            <text:p/>
            <text:p>И безымянная функция выводит going НЕ после, а где-то между счётом горутины.  Так как горутина работает параллельно основному потоку.</text:p>
            <text:p/>
            <text:p>Основной поток может закончится раньше, чем горутина!</text:p>
          </table:table-cell>
          <table:table-cell table:style-name="Default" table:number-columns-repeated="1022"/>
        </table:table-row>
        <table:table-row table:style-name="ro10">
          <table:table-cell table:style-name="ce49" office:value-type="string" calcext:value-type="string">
            <text:p>ПРОБЛЕМА ПЕРЕДАЧИ ПЕРЕМЕННОЙ </text:p>
            <text:p>и ГЛОБАЛЬНОЙ ПЕРЕМЕННОЙ</text:p>
          </table:table-cell>
          <table:table-cell table:style-name="ce51"/>
          <table:table-cell table:style-name="Default" table:number-columns-repeated="1022"/>
        </table:table-row>
        <table:table-row table:style-name="ro8">
          <table:table-cell table:style-name="ce44" office:value-type="string" calcext:value-type="string">
            <text:p><text:span text:style-name="T1">func</text:span> main() {</text:p>
            <text:p>    done := <text:span text:style-name="T1">make</text:span>(<text:span text:style-name="T1">chan</text:span> bool)</text:p>
            <text:p/>
            <text:p>    values := []string{<text:span text:style-name="T3">"a", "b", "c"</text:span>}</text:p>
            <text:p>    <text:span text:style-name="T1">for</text:span> _, v := <text:span text:style-name="T1">range</text:span> values {</text:p>
            <text:p>        <text:span text:style-name="T1">go func</text:span>() {</text:p>
            <text:p>            fmt.<text:span text:style-name="T4">Println</text:span>(v)</text:p>
            <text:p>            done &lt;- <text:span text:style-name="T1">true</text:span></text:p>
            <text:p>        }()</text:p>
            <text:p>    }</text:p>
            <text:p/>
            <text:p><text:span text:style-name="T19">    // wait for all goroutines to complete before exiting</text:span></text:p>
            <text:p>    <text:span text:style-name="T1">for</text:span> _ = <text:span text:style-name="T1">range</text:span> values {</text:p>
            <text:p>        &lt;-done</text:p>
            <text:p>}}</text:p>
          </table:table-cell>
          <table:table-cell table:style-name="ce61" office:value-type="string" calcext:value-type="string">
            <text:p/>
            <text:p/>
            <text:p>Этот код выдаст c c c, а не ожидаемый a b c!</text:p>
            <text:p>так как мы не передаём пременную, а все горутины печатают глобальную переменную v.</text:p>
            <text:p>Пока горутины запускаются, цикл быстро пробегает и в переменной v остаётся лежать значение «c».</text:p>
            <text:p/>
            <text:p/>
          </table:table-cell>
          <table:table-cell table:style-name="Default" table:number-columns-repeated="1022"/>
        </table:table-row>
        <table:table-row table:style-name="ro2">
          <table:table-cell table:style-name="ce44" office:value-type="string" calcext:value-type="string">
            <text:p><text:span text:style-name="T1">for</text:span> _, v := <text:span text:style-name="T1">range</text:span> values {</text:p>
            <text:p>        <text:span text:style-name="T1">go func</text:span>(u <text:span text:style-name="T4">string</text:span>) {</text:p>
            <text:p>            fmt.<text:span text:style-name="T4">Println</text:span>(u)</text:p>
            <text:p>            done &lt;- <text:span text:style-name="T1">true</text:span></text:p>
            <text:p>        }(v)</text:p>
            <text:p>    }</text:p>
          </table:table-cell>
          <table:table-cell table:style-name="ce61" office:value-type="string" calcext:value-type="string">
            <text:p>А тут всё ок, ответ a b c</text:p>
            <text:p>В каждую горутину <text:span text:style-name="T18">переменную надо передать аргументом,</text:span> чтоб она скопировалась с текущего занчения.</text:p>
          </table:table-cell>
          <table:table-cell table:style-name="Default" table:number-columns-repeated="1022"/>
        </table:table-row>
        <table:table-row table:style-name="ro12">
          <table:table-cell table:style-name="ce61" office:value-type="string" calcext:value-type="string">
            <text:p><text:span text:style-name="T1">for</text:span> _, v := <text:span text:style-name="T1">range</text:span> values {</text:p>
            <text:p>        v := v     <text:span text:style-name="T19">// create a new 'v'.</text:span></text:p>
            <text:p>        <text:span text:style-name="T1">go func</text:span>() {</text:p>
            <text:p>            fmt.<text:span text:style-name="T4">Println</text:span>(v)</text:p>
            <text:p>            done &lt;- <text:span text:style-name="T1">true</text:span></text:p>
            <text:p>        }()</text:p>
            <text:p>    }</text:p>
          </table:table-cell>
          <table:table-cell table:style-name="ce61" office:value-type="string" calcext:value-type="string">
            <text:p>Либо можно <text:span text:style-name="T18">в каждом цикле сделать свою локальную переменную v.</text:span></text:p>
            <text:p>Тогда при запуске не может вовсе озникнуть путаницы. У каждого цикла v своя.</text:p>
          </table:table-cell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Channels</text:p>
          </table:table-cell>
          <table:table-cell table:style-name="ce71"/>
          <table:table-cell table:style-name="Default" table:number-columns-repeated="1022"/>
        </table:table-row>
        <table:table-row table:style-name="ro1">
          <table:table-cell table:style-name="ce61" office:value-type="string" calcext:value-type="string">
            <text:p>messages := <text:span text:style-name="T1">make</text:span>(<text:span text:style-name="T1">chan</text:span> <text:span text:style-name="T4">string</text:span>)</text:p>
          </table:table-cell>
          <table:table-cell table:style-name="ce61" office:value-type="string" calcext:value-type="string">
            <text:p>Создаём канал перед описанием горутины</text:p>
          </table:table-cell>
          <table:table-cell table:style-name="Default" table:number-columns-repeated="1022"/>
        </table:table-row>
        <table:table-row table:style-name="ro10">
          <table:table-cell table:style-name="ce61" office:value-type="string" calcext:value-type="string">
            <text:p><text:span text:style-name="T1">go</text:span> <text:span text:style-name="T1">func</text:span>() { messages &lt;- <text:span text:style-name="T27">"ping" </text:span></text:p>
            <text:p>}()</text:p>
          </table:table-cell>
          <table:table-cell table:style-name="ce61" office:value-type="string" calcext:value-type="string">
            <text:p>В описании горутины указываем момент отправки сообщения</text:p>
          </table:table-cell>
          <table:table-cell table:style-name="Default" table:number-columns-repeated="1022"/>
        </table:table-row>
        <table:table-row table:style-name="ro10">
          <table:table-cell table:style-name="ce61" office:value-type="string" calcext:value-type="string">
            <text:p>msg := &lt;-messages</text:p>
            <text:p>fmt.<text:span text:style-name="T4">Println</text:span>(msg)</text:p>
          </table:table-cell>
          <table:table-cell table:style-name="ce61" office:value-type="string" calcext:value-type="string">
            <text:p>В другом потоке (основном, например) <text:s/>принимаем сообщение</text:p>
          </table:table-cell>
          <table:table-cell table:style-name="Default" table:number-columns-repeated="1022"/>
        </table:table-row>
        <table:table-row table:style-name="ro10">
          <table:table-cell table:style-name="ce44" office:value-type="string" calcext:value-type="string">
            <text:p>c:= make(chan string)</text:p>
            <text:p>c ←"a"  <text:span text:style-name="T19">// error</text:span></text:p>
          </table:table-cell>
          <table:table-cell table:style-name="ce61" office:value-type="string" calcext:value-type="string">
            <text:p><text:span text:style-name="T18">ОТПРАВКА В КАНАЛ, который не читают</text:span> и <text:span text:style-name="T18">БЕЗ буферизации</text:span></text:p>
            <text:p><text:span text:style-name="T18">ПРИВОДИТ К ОШИБКЕ</text:span> выполнения программы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messages := <text:span text:style-name="T14">make</text:span>(<text:span text:style-name="T14">chan</text:span> string, 2)</text:p>
            <text:p>    </text:p>
            <text:p>messages &lt;- <text:span text:style-name="T3">"buffered"</text:span></text:p>
            <text:p>messages &lt;- <text:span text:style-name="T3">"channel"</text:span></text:p>
            <text:p>fmt.<text:span text:style-name="T4">Println</text:span>(&lt;-messages)</text:p>
            <text:p>fmt.<text:span text:style-name="T4">Println</text:span>(←messages)</text:p>
          </table:table-cell>
          <table:table-cell table:style-name="ce61" office:value-type="string" calcext:value-type="string">
            <text:p>Вторым аргументом при создании канала пишем, </text:p>
            <text:p><text:span text:style-name="T18">сколько сообщений он буферизует</text:span> (сохраняет в ожидании их приёма)</text:p>
            <text:p/>
            <text:p>По умолчанию не сохраняет ничего. Если сообщения принимаются — они пересылаются, иначе — пропадают.</text:p>
          </table:table-cell>
          <table:table-cell table:style-name="Default" table:number-columns-repeated="1022"/>
        </table:table-row>
        <table:table-row table:style-name="ro19">
          <table:table-cell table:style-name="ce50" office:value-type="string" calcext:value-type="string">
            <text:p><text:span text:style-name="T14">package</text:span> main</text:p>
            <text:p/>
            <text:p><text:span text:style-name="T14">import</text:span> (</text:p>
            <text:p><text:span text:style-name="T3">    "fmt"</text:span></text:p>
            <text:p><text:span text:style-name="T3">    "time"</text:span></text:p>
            <text:p>)</text:p>
            <text:p/>
            <text:p><text:span text:style-name="T14">func</text:span> worker(done <text:span text:style-name="T14">chan</text:span> <text:span text:style-name="T4">bool</text:span>) {</text:p>
            <text:p>    fmt.Print(<text:span text:style-name="T3">"working..."</text:span>)</text:p>
            <text:p>    time.Sleep(time.Second)</text:p>
            <text:p>    fmt.Println(<text:span text:style-name="T3">"done"</text:span>)</text:p>
            <text:p>    done &lt;- true</text:p>
            <text:p>}</text:p>
            <text:p/>
            <text:p><text:span text:style-name="T14">func</text:span> main() {</text:p>
            <text:p>    done := <text:span text:style-name="T14">make</text:span>(<text:span text:style-name="T14">chan</text:span> <text:span text:style-name="T4">bool</text:span>, 1)</text:p>
            <text:p>    go worker(done)</text:p>
            <text:p/>
            <text:p>    ←done  <text:span text:style-name="T19"> // без этого мейн не дожидается горутину </text:span></text:p>
            <text:p><text:span text:style-name="T98">     // и отключается мгоновенно. С этой строкой ждёт</text:span></text:p>
            <text:p>}</text:p>
          </table:table-cell>
          <table:table-cell office:value-type="string" calcext:value-type="string">
            <text:p><text:span text:style-name="T18">Горутину можно дожидаться</text:span></text:p>
            <text:p/>
            <text:p/>
            <text:p/>
            <text:p/>
            <text:p/>
            <text:p/>
            <text:p>Ф-я горутины.</text:p>
            <text:p/>
            <text:p/>
            <text:p/>
            <text:p>Она посылаем в канал сообщение о том, что закончила</text:p>
            <text:p/>
            <text:p/>
            <text:p/>
            <text:p>В мейне объявляем канал</text:p>
            <text:p>запускаем горутину</text:p>
            <text:p/>
            <text:p>ждём, когда горутина вернёт true</text:p>
          </table:table-cell>
          <table:table-cell table:number-columns-repeated="1022"/>
        </table:table-row>
        <table:table-row table:style-name="ro16">
          <table:table-cell table:style-name="ce50" office:value-type="string" calcext:value-type="string">
            <text:p><text:span text:style-name="T14">func</text:span> ping(pings <text:span text:style-name="T14">chan</text:span>&lt;- <text:span text:style-name="T4">string</text:span>, msg <text:span text:style-name="T4">string</text:span>) {</text:p>
            <text:p>    pings &lt;- msg</text:p>
            <text:p>}</text:p>
            <text:p/>
            <text:p><text:span text:style-name="T14">func</text:span> pong(pings &lt;-<text:span text:style-name="T14">chan</text:span> <text:span text:style-name="T4">string</text:span>, pongs <text:span text:style-name="T14">chan</text:span>&lt;- <text:span text:style-name="T4">string</text:span>) {</text:p>
            <text:p>    msg := ←pings</text:p>
            <text:p>    pongs &lt;- msg</text:p>
            <text:p>}</text:p>
            <text:p/>
          </table:table-cell>
          <table:table-cell office:value-type="string" calcext:value-type="string">
            <text:p><text:span text:style-name="T18">Направление канала </text:span>— только отправка</text:p>
            <text:p/>
            <text:p/>
            <text:p/>
            <text:p>Направление — получение из pings, </text:p>
            <text:p>отправка в pongs</text:p>
            <text:p/>
            <text:p><text:a xlink:href="https://gobyexample.com/channel-directions" xlink:type="simple">https://gobyexample.com/channel-directions</text:a></text:p>
            <text:p/>
          </table:table-cell>
          <table:table-cell table:number-columns-repeated="1022"/>
        </table:table-row>
        <table:table-row table:style-name="ro9">
          <table:table-cell table:style-name="ce50" office:value-type="string" calcext:value-type="string">
            <text:p>    jobs := <text:span text:style-name="T1">make</text:span>(<text:span text:style-name="T1">chan</text:span> int, 5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j, more := &lt;-jobs</text:p>
            <text:p>            <text:span text:style-name="T1">if</text:span> more {fmt.Println(<text:span text:style-name="T3">"received job"</text:span>, j)} </text:p>
            <text:p><text:span text:style-name="T1">            else</text:span> {fmt.Println(<text:span text:style-name="T3">"received all jobs"</text:span>)</text:p>
            <text:p>                done &lt;- true</text:p>
            <text:p>                <text:span text:style-name="T1">return</text:span></text:p>
            <text:p>            } }    }()</text:p>
            <text:p/>
          </table:table-cell>
          <table:table-cell office:value-type="string" calcext:value-type="string">
            <text:p>Закрытие канала — 1.</text:p>
            <text:p>Получатель узнаёт об этом через вторую переменную (more в данном случае). И может реагировать</text:p>
            <text:p/>
            <text:p/>
            <text:p>горутина получает задачи</text:p>
            <text:p/>
            <text:p>если канал открыт (more == true), продолжает работать</text:p>
            <text:p/>
            <text:p>если канал закрыт, шлёт сигнал, что закончил работать</text:p>
            <text:p/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59">    </text:span><text:span text:style-name="T91">for</text:span><text:span text:style-name="T59"> j := 1; j &lt;= 3; j++ {</text:span></text:p>
            <text:p><text:span text:style-name="T10">        jobs &lt;- j</text:span></text:p>
            <text:p><text:span text:style-name="T10">        fmt.Println("sent job", j)</text:span></text:p>
            <text:p><text:span text:style-name="T10">    }</text:span></text:p>
            <text:p><text:span text:style-name="T59">    </text:span><text:span text:style-name="T91">close</text:span><text:span text:style-name="T59">(jobs)</text:span></text:p>
            <text:p><text:span text:style-name="T10">    fmt.Println("sent all jobs")</text:span></text:p>
            <text:p><text:span text:style-name="T10">    ←done</text:span></text:p>
          </table:table-cell>
          <table:table-cell office:value-type="string" calcext:value-type="string">
            <text:p><text:span text:style-name="T18">Закрытие канала</text:span> — 2.</text:p>
            <text:p>Тут мы шлём задачи</text:p>
            <text:p/>
            <text:p/>
            <text:p>А потом заявляем о закрытии канала jobs.</text:p>
            <text:p/>
            <text:p>Ждём обратного сигнала от горутины, что она закончила работу и приняла информацию о закрытии канала.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    queue := make(chan string, 2)</text:p>
            <text:p>    queue &lt;- <text:span text:style-name="T3">"one"</text:span></text:p>
            <text:p>    queue &lt;- <text:span text:style-name="T3">"two"</text:span></text:p>
            <text:p>    <text:span text:style-name="T1">close</text:span>(queue)</text:p>
            <text:p/>
            <text:p>    <text:span text:style-name="T1">for</text:span> elem := <text:span text:style-name="T1">range</text:span> queue {</text:p>
            <text:p>        fmt.<text:span text:style-name="T4">Println</text:span>(elem)</text:p>
            <text:p>    }</text:p>
          </table:table-cell>
          <table:table-cell office:value-type="string" calcext:value-type="string">
            <text:p>Если в канале есть буферизация, по нему можно итерироваться.</text:p>
            <text:p/>
            <text:p/>
            <text:p/>
            <text:p><text:span text:style-name="T10">ИТЕРАЦИЯ по каналу.</text:span></text:p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1">for</text:span> _ = <text:span text:style-name="T1">range</text:span> jobs {</text:p>
            <text:p>    &lt;- done</text:p>
            <text:p>}</text:p>
          </table:table-cell>
          <table:table-cell office:value-type="string" calcext:value-type="string">
            <text:p>Дождаться окончания всех запущенных задан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elect</text:p>
          </table:table-cell>
          <table:table-cell table:style-name="ce47"/>
          <table:table-cell table:number-columns-repeated="1022"/>
        </table:table-row>
        <table:table-row table:style-name="ro20">
          <table:table-cell office:value-type="string" calcext:value-type="string">
            <text:p><text:span text:style-name="T1">func</text:span> main() {</text:p>
            <text:p>    c1 := make(chan string)</text:p>
            <text:p>    c2 := make(chan string)</text:p>
            <text:p/>
            <text:p>    <text:span text:style-name="T1">go</text:span> <text:span text:style-name="T1">func</text:span>() {</text:p>
            <text:p>        time.Sleep(1 * time.Second)</text:p>
            <text:p>        c1 &lt;<text:span text:style-name="T3">- "one"</text:span></text:p>
            <text:p>    }()</text:p>
            <text:p>    <text:span text:style-name="T1">go func</text:span>() {</text:p>
            <text:p>        time.Sleep(2 * time.Second)</text:p>
            <text:p>        c2 &lt;- <text:span text:style-name="T3">"two"</text:span></text:p>
            <text:p>    }()</text:p>
            <text:p/>
            <text:p>    <text:span text:style-name="T1">for</text:span> i := 0; i &lt; 2; i++ {</text:p>
            <text:p>        <text:span text:style-name="T1">select</text:span> {</text:p>
            <text:p>        <text:span text:style-name="T1">case</text:span> msg1 := &lt;-c1:</text:p>
            <text:p>            fmt.Println(<text:span text:style-name="T3">"received "</text:span>, msg1)</text:p>
            <text:p>        <text:span text:style-name="T1">case</text:span> msg2 := &lt;-c2:</text:p>
            <text:p>            fmt.Println(<text:span text:style-name="T3">"received "</text:span>, msg2)</text:p>
            <text:p>        }</text:p>
            <text:p>    }</text:p>
            <text:p>}</text:p>
          </table:table-cell>
          <table:table-cell table:style-name="ce50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В цикле, чтоб дождался всех, каждый цикл заканчивается, как только приходит любое сообщение.</text:p>
            <text:p/>
            <text:p>Select ожидает сообщения от горутин.</text:p>
            <text:p>Может ждать несольких одновременно</text:p>
            <text:p>Блокирует продвижение по коду, пока не получит что-то из вариантов.</text:p>
            <text:p/>
            <text:p/>
            <text:p><text:span text:style-name="T26">// timeout 1</text:span></text:p>
            <text:p><text:span text:style-name="T26">// result 2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<text:s text:c="4"/>select { <text:s text:c="3"/>case res := &lt;-c2: <text:s text:c="7"/>fmt.Println(res) <text:s text:c="3"/>case &lt;-time.After(3 * time.Second): <text:s text:c="7"/>fmt.Println("timeout 2") <text:s text:c="3"/>}</text:p>
          </table:table-cell>
          <table:table-cell office:value-type="string" calcext:value-type="string">
            <text:p><text:span text:style-name="T18">Селект с Таймаутом.</text:span></text:p>
            <text:p/>
            <text:p/>
            <text:p>Если за 3 секунды сообщение не пришло, селект закрываетс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5">select</text:span><text:span text:style-name="T6"> {</text:span></text:p>
            <text:p><text:span text:style-name="T59">    </text:span><text:span text:style-name="T91">case</text:span><text:span text:style-name="T59"> msg := &lt;-messages:</text:span></text:p>
            <text:p><text:span text:style-name="T59">        fmt.Println(</text:span><text:span text:style-name="T106">"received message"</text:span><text:span text:style-name="T59">, msg)</text:span></text:p>
            <text:p><text:span text:style-name="T59">    </text:span><text:span text:style-name="T91">case</text:span><text:span text:style-name="T59"> sig := &lt;-signals:</text:span></text:p>
            <text:p><text:span text:style-name="T59">        fmt.Println(</text:span><text:span text:style-name="T106">"received signal"</text:span><text:span text:style-name="T59">, sig)</text:span></text:p>
            <text:p><text:span text:style-name="T59">    </text:span><text:span text:style-name="T91">default</text:span><text:span text:style-name="T59">:</text:span></text:p>
            <text:p><text:span text:style-name="T59">        fmt.Println(</text:span><text:span text:style-name="T106">"no activity"</text:span><text:span text:style-name="T59">)</text:span></text:p>
            <text:p><text:span text:style-name="T10">    }</text:span></text:p>
          </table:table-cell>
          <table:table-cell office:value-type="string" calcext:value-type="string">
            <text:p><text:span text:style-name="T18">НЕБЛОКИРУЮЩИЙ Селект на приём</text:span>.</text:p>
            <text:p/>
            <text:p/>
            <text:p/>
            <text:p/>
            <text:p><text:span text:style-name="T1">default</text:span> отвечает за случай отсутствия сообщени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  msg := <text:span text:style-name="T3">"hi"</text:span></text:p>
            <text:p>    <text:span text:style-name="T1">select</text:span> {</text:p>
            <text:p>    <text:span text:style-name="T1">case</text:span> messages &lt;- msg:</text:p>
            <text:p>        fmt.Println(<text:span text:style-name="T3">"sent message"</text:span>, msg)</text:p>
            <text:p>    <text:span text:style-name="T1">default</text:span>:</text:p>
            <text:p>        fmt.Println(<text:span text:style-name="T3">"no message sent"</text:span>)</text:p>
            <text:p>    }</text:p>
            <text:p/>
          </table:table-cell>
          <table:table-cell office:value-type="string" calcext:value-type="string">
            <text:p><text:span text:style-name="T18">НЕБЛОКИРУЮЩИЙ СЕЛЕКТ на отправку.</text:span></text:p>
            <text:p/>
            <text:p>Если бы не было <text:span text:style-name="T1">default</text:span>, мы бы не могли отправить сообщение, так как у канала нет буфера и нет приёмника. </text:p>
            <text:p>Так бы и ждали приёмника вечно, </text:p>
            <text:p>но есть <text:span text:style-name="T1">default</text:span> — и мы проходим дальше по этой ветк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<text:span text:style-name="T10">WaitGroup — </text:span>ожидание множества горутин</text:p>
          </table:table-cell>
          <table:table-cell table:style-name="ce55"/>
          <table:table-cell table:number-columns-repeated="1022"/>
        </table:table-row>
        <table:table-row table:style-name="ro1">
          <table:table-cell office:value-type="string" calcext:value-type="string">
            <text:p>sync.WaitGroup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<text:span text:style-name="T1">package</text:span> main</text:p>
            <text:p/>
            <text:p><text:span text:style-name="T14">import</text:span> <text:span text:style-name="T107">"fmt"</text:span></text:p>
            <text:p><text:span text:style-name="T14">import</text:span> <text:span text:style-name="T107">"sync"</text:span></text:p>
            <text:p/>
            <text:p><text:span text:style-name="T14">var</text:span> wg sync.WaitGroup <text:span text:style-name="T108">// 1</text:span></text:p>
            <text:p/>
            <text:p><text:span text:style-name="T14">func</text:span> routine() {</text:p>
            <text:p>    <text:span text:style-name="T4">defer</text:span> wg.Done() <text:span text:style-name="T108">// 3</text:span></text:p>
            <text:p>    fmt.<text:span text:style-name="T4">Println</text:span>(<text:span text:style-name="T107">"routine finished"</text:span>)</text:p>
            <text:p>}</text:p>
            <text:p/>
            <text:p><text:span text:style-name="T14">func</text:span> main() {</text:p>
            <text:p>    wg.Add(1) <text:span text:style-name="T108">// 2</text:span></text:p>
            <text:p>    go routine() <text:span text:style-name="T108">// *</text:span></text:p>
            <text:p>    wg.Wait() <text:span text:style-name="T108">// 4</text:span></text:p>
            <text:p>    fmt.Println(<text:span text:style-name="T107">"main finished"</text:span>)</text:p>
            <text:p>}</text:p>
          </table:table-cell>
          <table:table-cell office:value-type="string" calcext:value-type="string">
            <text:p/>
            <text:p/>
            <text:p/>
            <text:p/>
            <text:p/>
            <text:p>Создаём экземпляр группы ожидания</text:p>
            <text:p/>
            <text:p>в функции горутины пишем отложенныи действием сообщение об окончании</text:p>
            <text:p> </text:p>
            <text:p/>
            <text:p/>
            <text:p/>
            <text:p>объявляем, скольких сигналов будем ждать?</text:p>
            <text:p>запускаем горутину или много</text:p>
            <text:p>ждём всех</text:p>
            <text:p/>
          </table:table-cell>
          <table:table-cell table:number-columns-repeated="1022"/>
        </table:table-row>
        <table:table-row table:style-name="ro8">
          <table:table-cell office:value-type="string" calcext:value-type="string">
            <text:p>    <text:span text:style-name="T1">var</text:span> wg sync.WaitGroup</text:p>
            <text:p/>
            <text:p>    <text:span text:style-name="T1">for</text:span> i := 1; i &lt;= 5; i++ {</text:p>
            <text:p>        wg.Add(1)</text:p>
            <text:p/>
            <text:p>        i := i</text:p>
            <text:p/>
            <text:p>        <text:span text:style-name="T1">go func</text:span>() {</text:p>
            <text:p>            <text:span text:style-name="T4">defer</text:span> wg.Done()</text:p>
            <text:p>            worker(i)</text:p>
            <text:p>        }()</text:p>
            <text:p>    }</text:p>
            <text:p/>
            <text:p>    wg.Wait()</text:p>
            <text:p/>
          </table:table-cell>
          <table:table-cell office:value-type="string" calcext:value-type="string">
            <text:p>Объявляем группу</text:p>
            <text:p/>
            <text:p>Нужное число раз по кол-ву воркеров:</text:p>
            <text:p>а) добавляем воркера в список ожидания</text:p>
            <text:p/>
            <text:p>переопределяем переменную i</text:p>
            <text:p/>
            <text:p>оборачиваем запуск воркера в «замыкание», в котором по-любому через defer запустим сигнал о завершении работы в конце.</text:p>
            <text:p/>
            <text:p/>
            <text:p/>
            <text:p>ждём всех воркеров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Timers </text:p>
          </table:table-cell>
          <table:table-cell table:style-name="ce55"/>
          <table:table-cell table:number-columns-repeated="1022"/>
        </table:table-row>
        <table:table-row table:style-name="ro7">
          <table:table-cell office:value-type="string" calcext:value-type="string">
            <text:p>    timer1 := time.NewTimer(2 * time.Second)</text:p>
            <text:p/>
            <text:p>    &lt;-timer1.C</text:p>
            <text:p>    fmt.<text:span text:style-name="T4">Println</text:span>("<text:span text:style-name="T3">Timer 1 fired"</text:span>)</text:p>
            <text:p/>
          </table:table-cell>
          <table:table-cell table:style-name="ce48" office:value-type="string" calcext:value-type="string">
            <text:p>Таймер — канал, по которому пройдёт отсроченное сообщение</text:p>
            <text:p/>
            <text:p><text:span text:style-name="T116">// Timer 1 fired</text:span></text:p>
            <text:p/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<text:span text:style-name="T10">    timer2 := time.NewTimer(time.Second)</text:span></text:p>
            <text:p><text:span text:style-name="T59">    </text:span><text:span text:style-name="T91">go func</text:span><text:span text:style-name="T59">() {</text:span></text:p>
            <text:p><text:span text:style-name="T10">        &lt;-timer2.C</text:span></text:p>
            <text:p><text:span text:style-name="T109">        fmt.</text:span><text:span text:style-name="T110">Println</text:span><text:span text:style-name="T109">(</text:span><text:span text:style-name="T111">"Timer 2 fired"</text:span><text:span text:style-name="T109">)</text:span></text:p>
            <text:p><text:span text:style-name="T10">    }()</text:span></text:p>
            <text:p><text:span text:style-name="T10">    stop2 := timer2.Stop()</text:span></text:p>
            <text:p><text:span text:style-name="T59">    </text:span><text:span text:style-name="T91">if</text:span><text:span text:style-name="T59"> stop2 {</text:span></text:p>
            <text:p><text:span text:style-name="T109">        fmt.</text:span><text:span text:style-name="T110">Println</text:span><text:span text:style-name="T109">(</text:span><text:span text:style-name="T111">"Timer 2 stopped"</text:span><text:span text:style-name="T109">)</text:span></text:p>
            <text:p><text:span text:style-name="T10">    }</text:span></text:p>
          </table:table-cell>
          <table:table-cell office:value-type="string" calcext:value-type="string">
            <text:p>Таймер можно установить</text:p>
            <text:p/>
            <text:p/>
            <text:p/>
            <text:p/>
            <text:p>А пока он не отсчитал свой срок — <text:span text:style-name="T18">остановить таймер</text:span></text:p>
            <text:p/>
            <text:p><text:span text:style-name="T98">//Timer 2 stopped</text:span>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Tickers</text:p>
          </table:table-cell>
          <table:table-cell table:style-name="ce47"/>
          <table:table-cell table:number-columns-repeated="1022"/>
        </table:table-row>
        <table:table-row table:style-name="ro18">
          <table:table-cell office:value-type="string" calcext:value-type="string">
            <text:p>    ticker := time.NewTicker(500 * time.Millisecond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select {</text:p>
            <text:p>            case &lt;-done:</text:p>
            <text:p>                <text:span text:style-name="T1">return</text:span></text:p>
            <text:p>            case t := &lt;-ticker.C:</text:p>
            <text:p>                fmt.<text:span text:style-name="T4">Println</text:span>(<text:span text:style-name="T3">"Tick at"</text:span>, t)</text:p>
            <text:p>     }  }  }()</text:p>
            <text:p/>
          </table:table-cell>
          <table:table-cell office:value-type="string" calcext:value-type="string">
            <text:p>Тикер — это канал, по которому с указанной периодичностью проходит сигнал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pan text:style-name="T10">    time.Sleep(1600 * time.Millisecond)</text:span></text:p>
            <text:p><text:span text:style-name="T10">    ticker.Stop()</text:span></text:p>
            <text:p><text:span text:style-name="T8">    done &lt;- </text:span><text:span text:style-name="T112">true</text:span></text:p>
            <text:p><text:span text:style-name="T109">    fmt.</text:span><text:span text:style-name="T110">Println</text:span><text:span text:style-name="T109">(</text:span><text:span text:style-name="T111">"Ticker stopped"</text:span><text:span text:style-name="T109">)</text:span></text:p>
          </table:table-cell>
          <table:table-cell office:value-type="string" calcext:value-type="string">
            <text:p/>
            <text:p>Тикер можно остановить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    limiter := time.Tick(200 * time.Millisecond)</text:p>
            <text:p>    <text:span text:style-name="T1">for</text:span> req := <text:span text:style-name="T1">range</text:span> requests {</text:p>
            <text:p>        &lt;-limiter</text:p>
            <text:p>        fmt.<text:span text:style-name="T4">Println</text:span>("request", req, time.Now())</text:p>
            <text:p>    }</text:p>
          </table:table-cell>
          <table:table-cell office:value-type="string" calcext:value-type="string">
            <text:p>Лимитер — это тикер, который каждые 200 милисекунд будет выдавать сигнал</text:p>
            <text:p>С его помощью мы ограничивем получение запросов раз в 200 милисек.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<text:span text:style-name="T109">    burstyLimiter := </text:span><text:span text:style-name="T113">make</text:span><text:span text:style-name="T109">(</text:span><text:span text:style-name="T113">chan</text:span><text:span text:style-name="T109"> time.Time, 3)</text:span></text:p>
            <text:p><text:span text:style-name="T59">    </text:span><text:span text:style-name="T91">for</text:span><text:span text:style-name="T59"> i := 0; i &lt; 3; i++ {</text:span></text:p>
            <text:p><text:span text:style-name="T10">        burstyLimiter &lt;- time.Now()</text:span></text:p>
            <text:p><text:span text:style-name="T10">    }</text:span></text:p>
            <text:p/>
            <text:p><text:span text:style-name="T59">    </text:span><text:span text:style-name="T91">go func</text:span><text:span text:style-name="T59">() {</text:span></text:p>
            <text:p><text:span text:style-name="T59">        </text:span><text:span text:style-name="T91">for</text:span><text:span text:style-name="T59"> t := range time.Tick(200 * time.Millisecond) {</text:span></text:p>
            <text:p><text:span text:style-name="T10">            burstyLimiter &lt;- t</text:span></text:p>
            <text:p><text:span text:style-name="T10">    } }()</text:span></text:p>
            <text:p/>
            <text:p><text:span text:style-name="T10">    burstyRequests := </text:span><text:span text:style-name="T114">make</text:span><text:span text:style-name="T10">(</text:span><text:span text:style-name="T114">chan</text:span><text:span text:style-name="T10"> </text:span><text:span text:style-name="T115">int</text:span><text:span text:style-name="T10">, 5)</text:span></text:p>
            <text:p><text:span text:style-name="T59">    </text:span><text:span text:style-name="T91">for</text:span><text:span text:style-name="T59"> i := 1; i &lt;= 5; i++ {</text:span></text:p>
            <text:p><text:span text:style-name="T10">        burstyRequests &lt;- i</text:span></text:p>
            <text:p><text:span text:style-name="T10">    }</text:span></text:p>
            <text:p><text:span text:style-name="T59">    </text:span><text:span text:style-name="T91">close</text:span><text:span text:style-name="T59">(burstyRequests)</text:span></text:p>
            <text:p><text:span text:style-name="T109">    </text:span><text:span text:style-name="T113">for</text:span><text:span text:style-name="T109"> req := </text:span><text:span text:style-name="T113">range</text:span><text:span text:style-name="T109"> burstyRequests {</text:span></text:p>
            <text:p><text:span text:style-name="T10">        &lt;-burstyLimiter</text:span></text:p>
            <text:p><text:span text:style-name="T59">        fmt.</text:span><text:span text:style-name="T93">Println</text:span><text:span text:style-name="T59">("request", req, time.Now())</text:span></text:p>
            <text:p><text:span text:style-name="T10">    }</text:span></text:p>
          </table:table-cell>
          <table:table-cell office:value-type="string" calcext:value-type="string">
            <text:p>Заполняем канал на три временные точки</text:p>
            <text:p/>
            <text:p/>
            <text:p/>
            <text:p/>
            <text:p>устанавливаем пополнение временного канала каждые 200 милисек.</text:p>
            <text:p/>
            <text:p/>
            <text:p/>
            <text:p>канал с запросами</text:p>
            <text:p/>
            <text:p/>
            <text:p/>
            <text:p/>
            <text:p>получаем сначала три запроса разом (по кол-ву точек в заполненном временном канале) и дальше каждые 200 милисек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Worker pool</text:p>
          </table:table-cell>
          <table:table-cell table:style-name="ce47" office:value-type="string" calcext:value-type="string">
            <text:p>Банальный for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    <text:span text:style-name="T1">for</text:span> w := 1; w &lt;= 3; w++ {</text:p>
            <text:p>        <text:span text:style-name="T1">go</text:span> worker(w, jobs, results)</text:p>
            <text:p>    }</text:p>
            <text:p/>
            <text:p>    <text:span text:style-name="T1">for</text:span> j := 1; j &lt;= numJobs; j++ {</text:p>
            <text:p>        jobs &lt;- j</text:p>
            <text:p>    }</text:p>
            <text:p>    <text:span text:style-name="T1">close</text:span>(jobs)</text:p>
            <text:p/>
            <text:p>    <text:span text:style-name="T1">for</text:span> a := 1; a &lt;= numJobs; a++ {</text:p>
            <text:p>        &lt;-results</text:p>
            <text:p>    }</text:p>
          </table:table-cell>
          <table:table-cell office:value-type="string" calcext:value-type="string">
            <text:p>Запускаем 3 горутины (пул воркеров)</text:p>
            <text:p/>
            <text:p/>
            <text:p/>
            <text:p>запускаем какое-то кол-во задач в канал jobs</text:p>
            <text:p/>
            <text:p/>
            <text:p/>
            <text:p/>
            <text:p>принимаем результаты из канала 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7" table:number-columns-repeated="2"/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5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</table:table>
      <table:table table:name="errors" table:style-name="ta11">
        <table:table-column table:style-name="co15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Error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/>
          <table:table-cell table:style-name="ce50" office:value-type="string" calcext:value-type="string">
            <text:p>Быстро создаём новую ошибку существующего типа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<text:span text:style-name="T1">import</text:span> (</text:p>
            <text:p>  <text:span text:style-name="T27">  "errors"</text:span></text:p>
            <text:p><text:span text:style-name="T27">    "fmt"</text:span></text:p>
            <text:p>)</text:p>
            <text:p/>
            <text:p><text:span text:style-name="T1">func</text:span> f1(arg <text:span text:style-name="T4">int</text:span>) (<text:span text:style-name="T4">int</text:span>, <text:span text:style-name="T4">error</text:span>) {</text:p>
            <text:p>    <text:span text:style-name="T1">if</text:span> arg == 42 {</text:p>
            <text:p>        <text:span text:style-name="T1">return</text:span> -1, errors.New(<text:span text:style-name="T27">"can't work with 42"</text:span>)</text:p>
            <text:p>    }</text:p>
            <text:p/>
            <text:p>    <text:span text:style-name="T1">return</text:span> arg + 3, <text:span text:style-name="T1">nil</text:span></text:p>
            <text:p>}</text:p>
            <text:p/>
          </table:table-cell>
          <table:table-cell table:style-name="ce52" office:value-type="string" calcext:value-type="string">
            <text:p>Ошибка возвращается последней среди возвращаемых объектов</text:p>
            <text:p/>
            <text:p/>
            <text:p/>
            <text:p><text:span text:style-name="T10">Создаём ошибку с помощью </text:span></text:p>
            <text:p><text:span text:style-name="T8">errors.New(</text:span><text:span text:style-name="T95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">type</text:span> argError <text:span text:style-name="T1">struct</text:span> {</text:p>
            <text:p>     arg <text:span text:style-name="T21"> int </text:span>   </text:p>
            <text:p>     prob <text:span text:style-name="T21">string</text:span>}</text:p>
            <text:p/>
            <text:p><text:span text:style-name="T1">func</text:span> (e *argError) Error() <text:span text:style-name="T21">string</text:span> {</text:p>
            <text:p>    <text:span text:style-name="T1">return</text:span> fmt.Sprintf(<text:span text:style-name="T22">"%d - %s"</text:span>, e.arg, e.prob)}</text:p>
            <text:p/>
            <text:p><text:span text:style-name="T1">func</text:span> f2(arg <text:span text:style-name="T21">int</text:span>) (<text:span text:style-name="T21">int</text:span>, error) {</text:p>
            <text:p>    <text:span text:style-name="T1">if</text:span> arg == 42 {</text:p>
            <text:p>        <text:span text:style-name="T1">return</text:span> -1, &amp;argError{arg, <text:span text:style-name="T22">"can't work with it"</text:span>}    </text:p>
            <text:p>    }    </text:p>
            <text:p>    <text:span text:style-name="T1">return</text:span> arg + 3, <text:span text:style-name="T1">nil</text:span>}</text:p>
          </table:table-cell>
          <table:table-cell table:style-name="ce52" office:value-type="string" calcext:value-type="string">
            <text:p>Создание <text:span text:style-name="T18">своего типа ошибки.</text:span></text:p>
            <text:p>Сначала структура</text:p>
            <text:p/>
            <text:p/>
            <text:p/>
            <text:p>Потом привязанный к структуре <text:span text:style-name="T18">метод Error()</text:span></text:p>
            <text:p/>
            <text:p/>
            <text:p/>
            <text:p/>
            <text:p>И используем свой тип ошибки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_, err := indexOf(src, <text:span text:style-name="T22">"js"</text:span>)</text:p>
            <text:p><text:span text:style-name="T1">if</text:span> err, ok := err.(*lookupError); ok {</text:p>
            <text:p>    fmt.<text:span text:style-name="T21">Println</text:span>(<text:span text:style-name="T22">"err.src:"</text:span>, err.src)</text:p>
            <text:p>    fmt.<text:span text:style-name="T21">Println</text:span>(<text:span text:style-name="T22">"err.substr:"</text:span>, err.substr)</text:p>
            <text:p>}</text:p>
            <text:p><text:span text:style-name="T26">// err.src: go is awesome</text:span></text:p>
            <text:p><text:span text:style-name="T26">// err.substr: js</text:span></text:p>
          </table:table-cell>
          <table:table-cell table:style-name="ce52" office:value-type="string" calcext:value-type="string">
            <text:p>Чтобы вывести атрибуты пойманной ошибки, надо привести её тип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Defer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52" office:value-type="string" calcext:value-type="string">
            <text:p>package <text:span text:style-name="T4">main</text:span></text:p>
            <text:p/>
            <text:p><text:span text:style-name="T1">import</text:span> (</text:p>
            <text:p><text:span text:style-name="T27">  "os"</text:span></text:p>
            <text:p>)</text:p>
            <text:p/>
            <text:p><text:span text:style-name="T1">func</text:span> main() {</text:p>
            <text:p>  f, _ := os.Open(<text:span text:style-name="T27">"defer.py"</text:span>)</text:p>
            <text:p>  <text:span text:style-name="T4">defer</text:span> f.Close()</text:p>
            <text:p><text:span text:style-name="T26">  // теперь вы можете читать из f</text:span></text:p>
            <text:p><text:span text:style-name="T26">  // он будет закрыт в конце программы</text:span></text:p>
            <text:p>}</text:p>
          </table:table-cell>
          <table:table-cell table:style-name="ce52" office:value-type="string" calcext:value-type="string">
            <text:p><text:span text:style-name="T18">Отложенная неизбежная операция, </text:span></text:p>
            <text:p><text:span text:style-name="T18">аналог закрытия контекстного менеджера</text:span></text:p>
            <text:p/>
            <text:p>то же, что finally, но срабатывает в конце программы (функции?)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70" office:value-type="string" calcext:value-type="string">
            <text:p>panic</text:p>
          </table:table-cell>
          <table:table-cell table:style-name="ce70" office:value-type="string" calcext:value-type="string">
            <text:p>Неисправимая ошибка — аналог Exception в Python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1">panic</text:span>(<text:span text:style-name="T3">"a problem"</text:span>)</text:p>
            <text:p/>
          </table:table-cell>
          <table:table-cell table:style-name="ce52" office:value-type="string" calcext:value-type="string">
            <text:p>Сообщает об ошибке и оканчивает программ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err := os.Create(<text:span text:style-name="T3">"/tmp/file"</text:span>)</text:p>
            <text:p>    <text:span text:style-name="T1">if </text:span>err != <text:span text:style-name="T1">nil</text:span> {</text:p>
            <text:p>        <text:span text:style-name="T1">panic</text:span>(err)</text:p>
            <text:p>    }</text:p>
          </table:table-cell>
          <table:table-cell table:style-name="ce52" office:value-type="string" calcext:value-type="string">
            <text:p>паникуем, если не вышло создать файл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cover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    <text:span text:style-name="T4">defer</text:span> <text:span text:style-name="T1">func</text:span>() {</text:p>
            <text:p>        <text:span text:style-name="T1">if</text:span> r := <text:span text:style-name="T1">recover</text:span>(); r != <text:span text:style-name="T1">nil</text:span> {</text:p>
            <text:p>            fmt.<text:span text:style-name="T4">Println</text:span>(<text:span text:style-name="T3">"Recovered. Error:\n"</text:span>, r)</text:p>
            <text:p>        }</text:p>
            <text:p>    }()</text:p>
            <text:p/>
            <text:p>    <text:span text:style-name="T1">panic</text:span>()</text:p>
            <text:p>    fmt.<text:span text:style-name="T4">Println</text:span>(<text:span text:style-name="T3">"After panic()"</text:span>)   <text:span text:style-name="T19">// не сработает</text:span></text:p>
          </table:table-cell>
          <table:table-cell table:style-name="ce52" office:value-type="string" calcext:value-type="string">
            <text:p><text:span text:style-name="T18">Аналог raise.</text:span></text:p>
            <text:p>Поднимаем ранее вылезшую ошибку</text:p>
            <text:p/>
            <text:p/>
            <text:p/>
            <text:p/>
            <text:p>Ничего не запаникует, так как мы ловим ошибку через отложенное действие.</text:p>
          </table:table-cell>
          <table:table-cell table:number-columns-repeated="1022"/>
        </table:table-row>
        <table:table-row table:style-name="ro14">
          <table:table-cell table:style-name="ce50" office:value-type="string" calcext:value-type="string">
            <text:p><text:span text:style-name="T1">func</text:span> protect(fn <text:span text:style-name="T21">func</text:span>()) {</text:p>
            <text:p>    <text:span text:style-name="T1">defer</text:span> func() {</text:p>
            <text:p>        <text:span text:style-name="T1">if</text:span> err := <text:span text:style-name="T1">recover</text:span>(); err != <text:span text:style-name="T1">nil</text:span> {</text:p>
            <text:p>            fmt.Println(<text:span text:style-name="T22">"ERROR:"</text:span>, err)</text:p>
            <text:p>        } <text:span text:style-name="T1">else</text:span> {</text:p>
            <text:p>            fmt.Println(<text:span text:style-name="T22">"Everything went smoothly!"</text:span>)</text:p>
            <text:p>        }</text:p>
            <text:p>    }()</text:p>
            <text:p>    fn()</text:p>
            <text:p>}</text:p>
          </table:table-cell>
          <table:table-cell table:style-name="ce48" office:value-type="string" calcext:value-type="string">
            <text:p>Функция — обёртыш, </text:p>
            <text:p>проверяющая, что во внутренней ф-и всё прошло ок </text:p>
            <text:p>или перехватывающая панику.</text:p>
          </table:table-cell>
          <table:table-cell table:number-columns-repeated="1022"/>
        </table:table-row>
        <table:table-row table:style-name="ro1" table:number-rows-repeated="28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" table:style-name="ta12">
        <table:table-column table:style-name="co16" table:number-columns-repeated="2" table:default-cell-style-name="ce61"/>
        <table:table-row table:style-name="ro1">
          <table:table-cell table:style-name="ce71" office:value-type="string" calcext:value-type="string">
            <text:p>os</text:p>
          </table:table-cell>
          <table:table-cell table:style-name="ce71"/>
        </table:table-row>
        <table:table-row table:style-name="ro1">
          <table:table-cell table:number-columns-repeated="2"/>
        </table:table-row>
        <table:table-row table:style-name="ro10">
          <table:table-cell office:value-type="string" calcext:value-type="string">
            <text:p>f, _ := os.Open("defer.py")</text:p>
            <text:p><text:span text:style-name="T4">defer</text:span> f.Close()</text:p>
          </table:table-cell>
          <table:table-cell office:value-type="string" calcext:value-type="string">
            <text:p>Открытие файла с гарантией закрытия</text:p>
          </table:table-cell>
        </table:table-row>
        <table:table-row table:style-name="ro6">
          <table:table-cell office:value-type="string" calcext:value-type="string">
            <text:p>args := os.Args[1:]</text:p>
          </table:table-cell>
          <table:table-cell office:value-type="string" calcext:value-type="string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style-name="ce62" office:value-type="string" calcext:value-type="string">
            <text:p><text:span text:style-name="T1">func</text:span> createFile(p <text:span text:style-name="T4">string</text:span>) *os.File {</text:p>
            <text:p>    fmt.Println("creating")</text:p>
            <text:p>    f, err := os.Create(p)</text:p>
            <text:p>   <text:span text:style-name="T1"> if</text:span> err != nil {</text:p>
            <text:p>        <text:span text:style-name="T1">panic</text:span>(err)</text:p>
            <text:p>    }</text:p>
            <text:p>    <text:span text:style-name="T1">return</text:span> f</text:p>
            <text:p>}</text:p>
          </table:table-cell>
          <table:table-cell office:value-type="string" calcext:value-type="string">
            <text:p>Самодельная ф-я создания файла.</text:p>
            <text:p>На файл передаём ССЫЛКУ</text:p>
          </table:table-cell>
        </table:table-row>
        <table:table-row table:style-name="ro4">
          <table:table-cell office:value-type="string" calcext:value-type="string">
            <text:p><text:span text:style-name="T5">func</text:span><text:span text:style-name="T6"> writeFile(f *os.File) {</text:span></text:p>
            <text:p><text:span text:style-name="T59">    fmt.Println(</text:span><text:span text:style-name="T106">"writing"</text:span><text:span text:style-name="T59">)</text:span></text:p>
            <text:p><text:span text:style-name="T59">    fmt.Fprintln(f, </text:span><text:span text:style-name="T106">"data"</text:span><text:span text:style-name="T59">)</text:span></text:p>
            <text:p><text:span text:style-name="T10">}</text:span></text:p>
          </table:table-cell>
          <table:table-cell office:value-type="string" calcext:value-type="string">
            <text:p>Самодельная ф-я записи в файл, надо data аргумнетом добавить </text:p>
          </table:table-cell>
        </table:table-row>
        <table:table-row table:style-name="ro12">
          <table:table-cell office:value-type="string" calcext:value-type="string">
            <text:p><text:span text:style-name="T5">func</text:span><text:span text:style-name="T6"> closeFile(f *os.File) {</text:span></text:p>
            <text:p><text:span text:style-name="T59">    fmt.Println(</text:span><text:span text:style-name="T106">"closing"</text:span><text:span text:style-name="T59">)</text:span></text:p>
            <text:p><text:span text:style-name="T10">    err := f.Close()</text:span></text:p>
            <text:p><text:span text:style-name="T59">    </text:span><text:span text:style-name="T91">if </text:span><text:span text:style-name="T59">err != nil {</text:span></text:p>
            <text:p><text:span text:style-name="T59">        fmt.Fprintf(os.Stderr, </text:span><text:span text:style-name="T106">"error: %v\n"</text:span><text:span text:style-name="T59">, err)</text:span></text:p>
            <text:p><text:span text:style-name="T10">        os.Exit(1)</text:span></text:p>
            <text:p><text:span text:style-name="T10">}}</text:span></text:p>
          </table:table-cell>
          <table:table-cell office:value-type="string" calcext:value-type="string">
            <text:p>Самодельная ф-я закрытия файла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4">
          <table:table-cell table:style-name="ce27"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1" table:number-rows-repeated="3">
          <table:table-cell table:style-name="ce27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27" table:number-columns-repeated="2"/>
        </table:table-row>
        <table:table-row table:style-name="ro1">
          <table:table-cell table:style-name="ce27" table:number-columns-repeated="2"/>
        </table:table-row>
      </table:table>
      <table:table table:name="Control" table:style-name="ta13">
        <table:table-column table:style-name="co17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Атомарный счётчик</text:p>
          </table:table-cell>
          <table:table-cell table:style-name="ce55"/>
          <table:table-cell table:number-columns-repeated="1022"/>
        </table:table-row>
        <table:table-row table:style-name="ro22">
          <table:table-cell table:style-name="ce52" office:value-type="string" calcext:value-type="string">
            <text:p>    <text:span text:style-name="T1">var</text:span> ops uint64</text:p>
            <text:p>    <text:span text:style-name="T1">var</text:span> wg sync.WaitGroup</text:p>
            <text:p/>
            <text:p>    <text:span text:style-name="T1">for</text:span> i := 0; i &lt; 50; i++ {</text:p>
            <text:p>        wg.Add(1)</text:p>
            <text:p/>
            <text:p>        <text:span text:style-name="T1">go func</text:span>() {</text:p>
            <text:p>            <text:span text:style-name="T1">for</text:span> c := 0; c &lt; 1000; c++ {</text:p>
            <text:p>                atomic.AddUint64(&amp;ops, 1)</text:p>
            <text:p>            }</text:p>
            <text:p>            wg.Done()</text:p>
            <text:p>        }()</text:p>
            <text:p>    }</text:p>
            <text:p>    wg.Wait()</text:p>
            <text:p/>
            <text:p>    fmt.Println("ops:", ops)</text:p>
          </table:table-cell>
          <table:table-cell table:style-name="ce52" office:value-type="string" calcext:value-type="string">
            <text:p>Создаём переменную Неотрицательных интеджеров</text:p>
            <text:p/>
            <text:p>50 горутин, каждая из которых…</text:p>
            <text:p/>
            <text:p/>
            <text:p><text:span text:style-name="T10">инкременирует атомарной операцией </text:span></text:p>
            <text:p><text:span text:style-name="T10">atomic.AddUint64</text:span> нащу переменную — единую глобальную, так как передаём мы на неё ссылку (&amp;)</text:p>
            <text:p/>
            <text:p/>
            <text:p/>
            <text:p/>
            <text:p/>
            <text:p/>
            <text:p/>
            <text:p>Читать из общей инкременируемой переменной можно либо по окончании работы с ней, 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atomic.LoadUint64(&amp;variable)</text:p>
          </table:table-cell>
          <table:table-cell table:style-name="ce52" office:value-type="string" calcext:value-type="string">
            <text:p>либо только атомарными операциями чтения, например, эт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utex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("sync")</text:p>
          </table:table-cell>
          <table:table-cell table:style-name="ce52" office:value-type="string" calcext:value-type="string">
            <text:p>содержаться в либе sync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8">mu.Lock() </text:span><text:span text:style-name="T84">// Блокирует мьютекс</text:span></text:p>
            <text:p><text:span text:style-name="T117">defer</text:span><text:span text:style-name="T82"> mu.Unlock() </text:span><text:span text:style-name="T118">// Снимает блокировку с мьютекса, когда функция закончится через return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59">    </text:span><text:span text:style-name="T91">var</text:span><text:span text:style-name="T59"> state = make(map[int]int)</text:span></text:p>
            <text:p><text:span text:style-name="T59">    </text:span><text:span text:style-name="T91">var</text:span><text:span text:style-name="T59"> mutex = &amp;sync.Mutex{}</text:span></text:p>
            <text:p/>
            <text:p>mutex.Lock()</text:p>
            <text:p>total += state[key]</text:p>
            <text:p>mutex.Unlock()</text:p>
          </table:table-cell>
          <table:table-cell table:style-name="ce52" office:value-type="string" calcext:value-type="string">
            <text:p>Установка Mutex и снятие.</text:p>
            <text:p>Блокирует код, содержащийся между Lock и Unlock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a xlink:href="https://gobyexample.com/stateful-goroutines" xlink:type="simple">https://gobyexample.com/stateful-goroutines</text:a></text:p>
          </table:table-cell>
          <table:table-cell table:style-name="ce52" office:value-type="string" calcext:value-type="string">
            <text:p>Альтернативный вариант контроля за переменной вместо Mutex — передать контроль за переменной одной горутине, которая через select будет принимать все операции чтения или записи.</text:p>
            <text:p/>
            <text:p> а остальные горутины через каналы ей будут данные передавать/получать. </text:p>
          </table:table-cell>
          <table:table-cell table:number-columns-repeated="1022"/>
        </table:table-row>
        <table:table-row table:style-name="ro1" table:number-rows-repeated="35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12">
        <table:table-column table:style-name="co18" table:number-columns-repeated="2" table:default-cell-style-name="ce27"/>
        <table:table-row table:style-name="ro1">
          <table:table-cell table:style-name="ce55" table:number-columns-repeated="2"/>
        </table:table-row>
        <table:table-row table:style-name="ro4">
          <table:table-cell table:style-name="ce52" office:value-type="string" calcext:value-type="string">
            <text:p>p := fmt.Println</text:p>
            <text:p>    now := time.Now()</text:p>
            <text:p>    p(now)</text:p>
            <text:p/>
          </table:table-cell>
          <table:table-cell table:style-name="ce52"/>
        </table:table-row>
        <table:table-row table:style-name="ro17">
          <table:table-cell table:style-name="ce52" office:value-type="string" calcext:value-type="string">
            <text:p/>
            <text:p/>
            <text:p><text:span text:style-name="T10">    then := time.Date(</text:span></text:p>
            <text:p><text:span text:style-name="T10">        2009, 11, 17, 20, 34, 58, 651387237, time.UTC)</text:span></text:p>
            <text:p><text:span text:style-name="T10">    p(then)</text:span></text:p>
            <text:p/>
            <text:p><text:span text:style-name="T10">    p(then.Year())</text:span></text:p>
            <text:p><text:span text:style-name="T10">    p(then.Month())</text:span></text:p>
            <text:p><text:span text:style-name="T10">    p(then.Day())</text:span></text:p>
            <text:p><text:span text:style-name="T10">    p(then.Hour())</text:span></text:p>
            <text:p><text:span text:style-name="T10">    p(then.Minute())</text:span></text:p>
            <text:p><text:span text:style-name="T10">    p(then.Second())</text:span></text:p>
            <text:p><text:span text:style-name="T10">    p(then.Nanosecond())</text:span></text:p>
            <text:p><text:span text:style-name="T10">    p(then.Location())</text:span></text:p>
            <text:p/>
            <text:p/>
          </table:table-cell>
          <table:table-cell table:style-name="ce52"/>
        </table:table-row>
        <table:table-row table:style-name="ro16">
          <table:table-cell table:style-name="ce52" office:value-type="string" calcext:value-type="string">
            <text:p><text:span text:style-name="T10">    p(then.Weekday())</text:span></text:p>
            <text:p/>
            <text:p><text:span text:style-name="T10">    p(then.Before(now))</text:span></text:p>
            <text:p><text:span text:style-name="T10">    p(then.After(now))</text:span></text:p>
            <text:p><text:span text:style-name="T10">    p(then.Equal(now))</text:span></text:p>
            <text:p/>
            <text:p><text:span text:style-name="T10">    diff := now.Sub(then)</text:span></text:p>
            <text:p><text:span text:style-name="T10">    p(diff)</text:span></text:p>
            <text:p/>
          </table:table-cell>
          <table:table-cell table:style-name="ce52"/>
        </table:table-row>
        <table:table-row table:style-name="ro3">
          <table:table-cell table:style-name="ce52" office:value-type="string" calcext:value-type="string">
            <text:p><text:span text:style-name="T10">    p(diff.Hours())</text:span></text:p>
            <text:p><text:span text:style-name="T10">    p(diff.Minutes())</text:span></text:p>
            <text:p><text:span text:style-name="T10">    p(diff.Seconds())</text:span></text:p>
            <text:p><text:span text:style-name="T10">    p(diff.Nanoseconds())</text:span></text:p>
            <text:p/>
            <text:p/>
            <text:p><text:span text:style-name="T10">    p(then.Add(diff))</text:span></text:p>
            <text:p><text:span text:style-name="T10">    p(then.Add(-diff))</text:span></text:p>
          </table:table-cell>
          <table:table-cell table:style-name="ce52"/>
        </table:table-row>
        <table:table-row table:style-name="ro1">
          <table:table-cell table:style-name="ce50"/>
          <table:table-cell table:style-name="ce52"/>
        </table:table-row>
        <table:table-row table:style-name="ro1">
          <table:table-cell table:style-name="ce61" office:value-type="string" calcext:value-type="string">
            <text:p>time.Sleep(time.Second * 3)</text:p>
          </table:table-cell>
          <table:table-cell table:style-name="ce61" office:value-type="string" calcext:value-type="string">
            <text:p>Подождать 3 секунды</text:p>
          </table:table-cell>
        </table:table-row>
        <table:table-row table:style-name="ro1">
          <table:table-cell table:style-name="ce61" office:value-type="string" calcext:value-type="string">
            <text:p>time.Millisecond</text:p>
          </table:table-cell>
          <table:table-cell table:style-name="ce61" office:value-type="string" calcext:value-type="string">
            <text:p>Милисекунда</text:p>
          </table:table-cell>
        </table:table-row>
        <table:table-row table:style-name="ro1">
          <table:table-cell table:style-name="ce52" table:number-columns-repeated="2"/>
        </table:table-row>
        <table:table-row table:style-name="ro10">
          <table:table-cell table:style-name="ce52" office:value-type="string" calcext:value-type="string">
            <text:p>d, _ := time.ParseDuration(s)</text:p>
          </table:table-cell>
          <table:table-cell table:style-name="ce52" office:value-type="string" calcext:value-type="string">
            <text:p>спарсить строку в формат времени. Принимаются строки типа</text:p>
            <text:p><text:span text:style-name="T22">"1h30m", "300s", "10m"</text:span>…</text:p>
          </table:table-cell>
        </table:table-row>
        <table:table-row table:style-name="ro1">
          <table:table-cell table:style-name="ce52" table:number-columns-repeated="2"/>
        </table:table-row>
        <table:table-row table:style-name="ro1">
          <table:table-cell table:style-name="ce55" office:value-type="string" calcext:value-type="string">
            <text:p>Epoch</text:p>
          </table:table-cell>
          <table:table-cell table:style-name="ce55"/>
        </table:table-row>
        <table:table-row table:style-name="ro1">
          <table:table-cell table:style-name="ce52" table:number-columns-repeated="2"/>
        </table:table-row>
        <table:table-row table:style-name="ro9">
          <table:table-cell table:style-name="ce52" office:value-type="string" calcext:value-type="string">
            <text:p>    now := time.Now()</text:p>
            <text:p>    secs := now.Unix()</text:p>
            <text:p>    nanos := now.UnixNano()</text:p>
            <text:p>    fmt.Println(now)</text:p>
            <text:p/>
            <text:p>    millis := nanos / 1000000</text:p>
            <text:p>    fmt.Println(secs)</text:p>
            <text:p>    fmt.Println(millis)</text:p>
            <text:p>    fmt.Println(nanos)</text:p>
            <text:p/>
            <text:p>    fmt.Println(time.Unix(secs, 0))</text:p>
            <text:p>    fmt.Println(time.Unix(0, nanos))</text:p>
          </table:table-cell>
          <table:table-cell table:style-name="ce5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55" office:value-type="string" calcext:value-type="string">
            <text:p>Time Formatting / Parsing</text:p>
          </table:table-cell>
          <table:table-cell table:style-name="ce55"/>
        </table:table-row>
        <table:table-row table:style-name="ro1" table:number-rows-repeated="5">
          <table:table-cell table:style-name="ce52" table:number-columns-repeated="2"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ath, rand" table:style-name="ta13">
        <table:table-column table:style-name="co19" table:default-cell-style-name="ce58"/>
        <table:table-column table:style-name="co20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math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quotient := divisible / divisor</text:p>
            <text:p>remainder := divisible % divisor</text:p>
          </table:table-cell>
          <table:table-cell table:style-name="ce52" office:value-type="string" calcext:value-type="string">
            <text:p>Простое деление</text:p>
            <text:p>Остаток</text:p>
            <text:p/>
          </table:table-cell>
          <table:table-cell table:number-columns-repeated="1022"/>
        </table:table-row>
        <table:table-row table:style-name="ro1" table:number-rows-repeated="1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andom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<text:span text:style-name="T119">"math/rand"</text:span></text:p>
          </table:table-cell>
          <table:table-cell table:style-name="ce52"/>
          <table:table-cell table:number-columns-repeated="1022"/>
        </table:table-row>
        <table:table-row table:style-name="ro6">
          <table:table-cell table:style-name="ce52" office:value-type="string" calcext:value-type="string">
            <text:p>rand.Seed(time.Now().UnixNano())</text:p>
          </table:table-cell>
          <table:table-cell table:style-name="ce52" office:value-type="string" calcext:value-type="string">
            <text:p>Задаём зерно случайности.</text:p>
            <text:p>Передаём большое псевдослучайное число с помощью текущих наносекунд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x := rand.Float64()</text:p>
          </table:table-cell>
          <table:table-cell table:style-name="ce52" office:value-type="string" calcext:value-type="string">
            <text:p>генерация псевдослучайного числа с плавающей точкой</text:p>
            <text:p>Предупреждение:<text:span text:style-name="T18"> сначала вызвать rand.Seed</text:span>, иначе вы будете получать одинаковую последовательность чисел при каждом запуске программы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n := generator.Int63()</text:p>
          </table:table-cell>
          <table:table-cell table:style-name="ce52" office:value-type="string" calcext:value-type="string">
            <text:p>Рандомное целое число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a + rand.Intn(b-a+1)</text:p>
          </table:table-cell>
          <table:table-cell table:style-name="ce52" office:value-type="string" calcext:value-type="string">
            <text:p>Число между a и b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 := 'a' + rune(rand.Intn('z'-'a'+1)) </text:p>
          </table:table-cell>
          <table:table-cell table:style-name="ce52" office:value-type="string" calcext:value-type="string">
            <text:p>Символ между 'a' и 'z'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rand.Shuffle(<text:span text:style-name="T1">len</text:span>(slice), <text:span text:style-name="T1">func</text:span>(i, j <text:span text:style-name="T4">int</text:span>) {</text:p>
            <text:p><text:span text:style-name="T10">        slice[i], slice[j] = slice[j], slice</text:span>[i]</text:p>
            <text:p>    })</text:p>
          </table:table-cell>
          <table:table-cell table:style-name="ce52" office:value-type="string" calcext:value-type="string">
            <text:p>inplace перемешивает элементы массива.</text:p>
            <text:p>1 аргумент — длина массива</text:p>
            <text:p>2 аргумент — функция перемешивания, её надо задать.</text:p>
          </table:table-cell>
          <table:table-cell table:number-columns-repeated="1022"/>
        </table:table-row>
        <table:table-row table:style-name="ro1" table:number-rows-repeated="17">
          <table:table-cell table:style-name="ce52" table:number-columns-repeated="2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RL" table:style-name="ta8">
        <table:table-column table:style-name="co21" table:number-columns-repeated="2" table:default-cell-style-name="ce27"/>
        <table:table-row table:style-name="ro1">
          <table:table-cell table:style-name="ce82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, err := url.Parse(uriString)</text:p>
          </table:table-cell>
          <table:table-cell office:value-type="string" calcext:value-type="string">
            <text:p>распарсить url из строки</text:p>
          </table:table-cell>
        </table:table-row>
        <table:table-row table:style-name="ro1" table:number-rows-repeated="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.00.0000</text:date>, <text:time style:data-style-name="N2" text:time-value="12:07:23.93792302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1-10T13:32:56.565321140</dc:date>
    <meta:editing-duration>P4DT16H35M45S</meta:editing-duration>
    <meta:editing-cycles>1329</meta:editing-cycles>
    <meta:document-statistic meta:table-count="16" meta:cell-count="633" meta:object-count="0"/>
  </office:meta>
</office:document-meta>
</file>